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8">
      <text:list-level-style-number text:level="1" style:num-suffix=".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9">
      <text:list-level-style-number text:level="1" style:num-suffix=".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11">
      <text:list-level-style-number text:level="1" style:num-prefix=" " style:num-suffix=" 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 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 " style:num-suffix=" 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 " style:num-suffix=" 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 " style:num-suffix=" 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 " style:num-suffix=" 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prefix=" " style:num-suffix=" 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 " style:num-suffix=" 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prefix=" " style:num-suffix=" 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extbody" style:master-page-name="MPF0" style:family="paragraph">
      <style:paragraph-properties fo:break-before="page" fo:text-align="center"/>
      <style:text-properties style:font-name="Arial"/>
    </style:style>
    <style:style style:name="P2" style:parent-style-name="Standard" style:family="paragraph">
      <style:paragraph-properties fo:text-align="center"/>
      <style:text-properties style:font-name="Arial"/>
    </style:style>
    <style:style style:name="P3" style:parent-style-name="Standard" style:family="paragraph">
      <style:paragraph-properties fo:text-align="center"/>
      <style:text-properties style:font-name="Arial"/>
    </style:style>
    <style:style style:name="P4" style:parent-style-name="Standard" style:family="paragraph">
      <style:paragraph-properties fo:text-align="center"/>
      <style:text-properties style:font-name="Arial"/>
    </style:style>
    <style:style style:name="P5" style:parent-style-name="Standard" style:family="paragraph">
      <style:paragraph-properties fo:text-align="center"/>
      <style:text-properties style:font-name="Arial"/>
    </style:style>
    <style:style style:name="P6" style:parent-style-name="Standard" style:family="paragraph">
      <style:paragraph-properties fo:text-align="center"/>
      <style:text-properties style:font-name="Arial"/>
    </style:style>
    <style:style style:name="P7" style:parent-style-name="Standard" style:family="paragraph">
      <style:paragraph-properties fo:text-align="center"/>
      <style:text-properties style:font-name="Arial"/>
    </style:style>
    <style:style style:name="P8" style:parent-style-name="Standard" style:family="paragraph">
      <style:paragraph-properties fo:text-align="center"/>
      <style:text-properties style:font-name="Arial"/>
    </style:style>
    <style:style style:name="P9" style:parent-style-name="Standard" style:family="paragraph">
      <style:paragraph-properties fo:text-align="center"/>
      <style:text-properties style:font-name="Arial"/>
    </style:style>
    <style:style style:name="P10" style:parent-style-name="Standard" style:family="paragraph">
      <style:paragraph-properties fo:text-align="center"/>
      <style:text-properties style:font-name="Arial"/>
    </style:style>
    <style:style style:name="P11" style:parent-style-name="Standard" style:family="paragraph">
      <style:paragraph-properties fo:text-align="center"/>
      <style:text-properties style:font-name="Arial"/>
    </style:style>
    <style:style style:name="P12" style:parent-style-name="Standard" style:family="paragraph">
      <style:paragraph-properties fo:text-align="center"/>
      <style:text-properties style:font-name="Arial"/>
    </style:style>
    <style:style style:name="P13" style:parent-style-name="Standard" style:family="paragraph">
      <style:paragraph-properties fo:text-align="center"/>
      <style:text-properties style:font-name="Arial"/>
    </style:style>
    <style:style style:name="P14" style:parent-style-name="Standard" style:family="paragraph">
      <style:paragraph-properties fo:text-align="center"/>
      <style:text-properties style:font-name="Arial"/>
    </style:style>
    <style:style style:name="P15" style:parent-style-name="Standard" style:family="paragraph">
      <style:paragraph-properties fo:text-align="center"/>
      <style:text-properties style:font-name="Arial"/>
    </style:style>
    <style:style style:name="P16" style:parent-style-name="Standard" style:family="paragraph">
      <style:paragraph-properties fo:text-align="center"/>
      <style:text-properties style:font-name="Arial"/>
    </style:style>
    <style:style style:name="P17" style:parent-style-name="Standard" style:family="paragraph">
      <style:paragraph-properties fo:text-align="center"/>
      <style:text-properties style:font-name="Arial"/>
    </style:style>
    <style:style style:name="P18" style:parent-style-name="Standard" style:family="paragraph">
      <style:paragraph-properties fo:text-align="center"/>
      <style:text-properties style:font-name="Arial"/>
    </style:style>
    <style:style style:name="P19" style:parent-style-name="Standard" style:family="paragraph">
      <style:paragraph-properties fo:text-align="center"/>
      <style:text-properties style:font-name="Arial"/>
    </style:style>
    <style:style style:name="P20" style:parent-style-name="Standard" style:family="paragraph">
      <style:paragraph-properties fo:text-align="center"/>
    </style:style>
    <style:style style:name="T21" style:parent-style-name="Zadanifontodlomka" style:family="text">
      <style:text-properties style:font-name="Arial" style:text-underline-type="single" style:text-underline-style="solid" style:text-underline-width="auto" style:text-underline-mode="continuous"/>
    </style:style>
    <style:style style:name="T22" style:parent-style-name="Zadanifontodlomka" style:family="text">
      <style:text-properties style:font-name="Arial"/>
    </style:style>
    <style:style style:name="T23" style:parent-style-name="Zadanifontodlomka" style:family="text">
      <style:text-properties style:font-name="Arial" fo:font-weight="bold" style:font-weight-asian="bold" style:font-weight-complex="bold"/>
    </style:style>
    <style:style style:name="P24" style:parent-style-name="Standard" style:family="paragraph">
      <style:paragraph-properties fo:text-align="center"/>
      <style:text-properties style:font-name="Arial"/>
    </style:style>
    <style:style style:name="P25" style:parent-style-name="Standard" style:family="paragraph">
      <style:paragraph-properties fo:text-align="center"/>
      <style:text-properties style:font-name="Arial"/>
    </style:style>
    <style:style style:name="TableColumn27" style:family="table-column">
      <style:table-column-properties style:column-width="6.6923in" style:use-optimal-column-width="false"/>
    </style:style>
    <style:style style:name="Table26" style:family="table">
      <style:table-properties style:width="6.6923in" fo:margin-left="0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31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32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33" style:parent-style-name="Standard" style:family="paragraph">
      <style:paragraph-properties fo:text-align="center"/>
    </style:style>
    <style:style style:name="T34" style:parent-style-name="Zadanifontodlomka" style:family="text">
      <style:text-properties style:font-name="Arial" style:text-underline-type="single" style:text-underline-style="solid" style:text-underline-width="auto" style:text-underline-mode="continuous"/>
    </style:style>
    <style:style style:name="T35" style:parent-style-name="Zadanifontodlomka" style:family="text">
      <style:text-properties style:font-name="Arial"/>
    </style:style>
    <style:style style:name="P36" style:parent-style-name="Standard" style:family="paragraph">
      <style:paragraph-properties fo:text-align="center"/>
      <style:text-properties style:font-name="Arial" fo:font-weight="bold" style:font-weight-asian="bold" style:font-weight-complex="bold" fo:background-color="#FFFF00"/>
    </style:style>
    <style:style style:name="P37" style:parent-style-name="Standard" style:family="paragraph">
      <style:paragraph-properties fo:text-align="center"/>
      <style:text-properties style:font-name="Arial"/>
    </style:style>
    <style:style style:name="P38" style:parent-style-name="Standard" style:family="paragraph">
      <style:paragraph-properties fo:text-align="center"/>
      <style:text-properties style:font-name="Arial"/>
    </style:style>
    <style:style style:name="P39" style:parent-style-name="Standard" style:family="paragraph">
      <style:paragraph-properties fo:text-align="center"/>
      <style:text-properties style:font-name="Arial"/>
    </style:style>
    <style:style style:name="P40" style:parent-style-name="Standard" style:family="paragraph">
      <style:text-properties style:font-name="Arial"/>
    </style:style>
    <style:style style:name="P41" style:parent-style-name="Standard" style:family="paragraph">
      <style:paragraph-properties fo:text-align="center"/>
      <style:text-properties style:font-name="Arial"/>
    </style:style>
    <style:style style:name="P42" style:parent-style-name="Standard" style:family="paragraph">
      <style:paragraph-properties fo:text-align="center"/>
      <style:text-properties style:font-name="Arial"/>
    </style:style>
    <style:style style:name="P43" style:parent-style-name="Standard" style:family="paragraph">
      <style:paragraph-properties fo:text-align="center"/>
      <style:text-properties style:font-name="Arial"/>
    </style:style>
    <style:style style:name="P44" style:parent-style-name="Standard" style:family="paragraph">
      <style:paragraph-properties fo:text-align="center"/>
      <style:text-properties style:font-name="Arial"/>
    </style:style>
    <style:style style:name="P45" style:parent-style-name="Standard" style:family="paragraph">
      <style:paragraph-properties fo:text-align="center"/>
      <style:text-properties style:font-name="Arial"/>
    </style:style>
    <style:style style:name="TableColumn47" style:family="table-column">
      <style:table-column-properties style:column-width="2.3437in" style:use-optimal-column-width="false"/>
    </style:style>
    <style:style style:name="TableColumn48" style:family="table-column">
      <style:table-column-properties style:column-width="1.6875in" style:use-optimal-column-width="false"/>
    </style:style>
    <style:style style:name="TableColumn49" style:family="table-column">
      <style:table-column-properties style:column-width="2.6611in" style:use-optimal-column-width="false"/>
    </style:style>
    <style:style style:name="Table46" style:family="table">
      <style:table-properties style:width="6.6923in" fo:margin-left="0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style:font-name="Arial" fo:font-style="italic" style:font-style-asian="italic" style:font-style-complex="italic" fo:font-size="10pt" style:font-size-asian="10pt" style:font-size-complex="10pt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Arial" fo:font-size="10pt" style:font-size-asian="10pt" style:font-size-complex="10p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style:font-name="Arial" fo:font-size="10pt" style:font-size-asian="10pt" style:font-size-complex="10pt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TableContents" style:family="paragraph"/>
    <style:style style:name="T64" style:parent-style-name="Zadanifontodlomka" style:family="text">
      <style:text-properties style:font-name="Arial" fo:font-size="10pt" style:font-size-asian="10pt" style:font-size-complex="10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70" style:family="table-cell">
      <style:table-cell-properties fo:border="none" style:writing-mode="lr-tb" fo:padding-top="0.0381in" fo:padding-left="0.0381in" fo:padding-bottom="0.0381in" fo:padding-right="0.0381in"/>
    </style:style>
    <style:style style:name="P71" style:parent-style-name="TableContents" style:family="paragraph"/>
    <style:style style:name="T72" style:parent-style-name="Zadanifontodlomka" style:family="text">
      <style:text-properties style:font-name="Arial" fo:font-size="10pt" style:font-size-asian="10pt" style:font-size-complex="10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style:font-name="Arial" fo:font-style="italic" style:font-style-asian="italic" style:font-style-complex="italic" fo:font-size="10pt" style:font-size-asian="10pt" style:font-size-complex="10pt"/>
    </style:style>
    <style:style style:name="TableCell76" style:family="table-cell">
      <style:table-cell-properties fo:border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TableContents" style:family="paragraph"/>
    <style:style style:name="T80" style:parent-style-name="Zadanifontodlomka" style:family="text">
      <style:text-properties style:font-name="Arial" fo:font-size="10pt" style:font-size-asian="10pt" style:font-size-complex="10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="Arial" fo:font-size="10pt" style:font-size-asian="10pt" style:font-size-complex="10pt"/>
    </style:style>
    <style:style style:name="TableCell84" style:family="table-cell">
      <style:table-cell-properties fo:border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P87" style:parent-style-name="TableContents" style:family="paragraph"/>
    <style:style style:name="T88" style:parent-style-name="Zadanifontodlomka" style:family="text">
      <style:text-properties style:font-name="Arial" fo:font-size="10pt" style:font-size-asian="10pt" style:font-size-complex="10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style:font-name="Arial" fo:font-size="10pt" style:font-size-asian="10pt" style:font-size-complex="10pt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TableContents" style:family="paragraph"/>
    <style:style style:name="T96" style:parent-style-name="Zadanifontodlomka" style:family="text">
      <style:text-properties style:font-name="Arial" fo:font-size="10pt" style:font-size-asian="10pt" style:font-size-complex="10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style:font-name="Arial" fo:font-size="10pt" style:font-size-asian="10pt" style:font-size-complex="10pt"/>
    </style:style>
    <style:style style:name="TableCell100" style:family="table-cell">
      <style:table-cell-properties fo:border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102" style:family="table-cell">
      <style:table-cell-properties fo:border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margin-left="0.5in">
        <style:tab-stops/>
      </style:paragraph-properties>
      <style:text-properties style:font-name="Arial" fo:font-size="10pt" style:font-size-asian="10pt" style:font-size-complex="10pt" fo:background-color="#FFFF00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style:font-name="Arial" fo:font-size="10pt" style:font-size-asian="10pt" style:font-size-complex="10pt"/>
    </style:style>
    <style:style style:name="TableCell107" style:family="table-cell">
      <style:table-cell-properties fo:border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109" style:family="table-cell">
      <style:table-cell-properties fo:border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margin-left="0.5in">
        <style:tab-stops/>
      </style:paragraph-properties>
      <style:text-properties style:font-name="Arial" fo:font-size="10pt" style:font-size-asian="10pt" style:font-size-complex="10pt" fo:background-color="#FFFF00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Arial" fo:font-size="10pt" style:font-size-asian="10pt" style:font-size-complex="10pt"/>
    </style:style>
    <style:style style:name="TableCell114" style:family="table-cell">
      <style:table-cell-properties fo:border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</style:style>
    <style:style style:name="T116" style:parent-style-name="Zadanifontodlomka" style:family="text">
      <style:text-properties style:font-name="Arial" fo:font-size="10pt" style:font-size-asian="10pt" style:font-size-complex="10pt"/>
    </style:style>
    <style:style style:name="T117" style:parent-style-name="Zadanifontodlomka" style:family="text">
      <style:text-properties style:font-name="Arial" fo:font-size="10pt" style:font-size-asian="10pt" style:font-size-complex="10pt"/>
    </style:style>
    <style:style style:name="P118" style:parent-style-name="TableContents" style:family="paragraph">
      <style:paragraph-properties fo:text-align="center"/>
      <style:text-properties style:font-name="Arial" fo:font-size="10pt" style:font-size-asian="10pt" style:font-size-complex="10pt" fo:background-color="#FFFF00"/>
    </style:style>
    <style:style style:name="TableCell119" style:family="table-cell">
      <style:table-cell-properties fo:border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Arial" fo:font-size="10pt" style:font-size-asian="10pt" style:font-size-complex="10pt"/>
    </style:style>
    <style:style style:name="S1" style:family="section">
      <style:section-properties fo:margin-left="0in" fo:margin-right="0in" style:writing-mode="lr-tb"/>
    </style:style>
    <style:style style:name="P121" style:parent-style-name="Standard" style:family="paragraph">
      <style:paragraph-properties fo:text-align="center"/>
      <style:text-properties style:font-name="Arial"/>
    </style:style>
    <style:style style:name="P122" style:parent-style-name="Standard" style:family="paragraph">
      <style:paragraph-properties fo:text-align="center"/>
      <style:text-properties style:font-name="Arial"/>
    </style:style>
    <style:style style:name="P123" style:parent-style-name="Standard" style:family="paragraph">
      <style:paragraph-properties fo:text-align="center"/>
      <style:text-properties style:font-name="Arial"/>
    </style:style>
    <style:style style:name="P124" style:parent-style-name="Standard" style:family="paragraph">
      <style:paragraph-properties fo:text-align="center"/>
      <style:text-properties style:font-name="Arial"/>
    </style:style>
    <style:style style:name="S2" style:family="section">
      <style:section-properties fo:margin-left="0in" fo:margin-right="0in" style:writing-mode="lr-tb"/>
    </style:style>
    <style:style style:name="P125" style:parent-style-name="Standard" style:family="paragraph">
      <style:paragraph-properties fo:text-align="center"/>
      <style:text-properties style:font-name="Arial"/>
    </style:style>
    <style:style style:name="P126" style:parent-style-name="Standard" style:family="paragraph">
      <style:text-properties style:font-name="Arial"/>
    </style:style>
    <style:style style:name="P127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128" style:parent-style-name="Standard" style:family="paragraph">
      <style:text-properties style:font-name="Arial" fo:font-size="10pt" style:font-size-asian="10pt" style:font-size-complex="10pt"/>
    </style:style>
    <style:style style:name="P129" style:parent-style-name="Standard" style:family="paragraph">
      <style:paragraph-properties fo:text-align="justify"/>
      <style:text-properties style:font-name="Arial" fo:font-size="10pt" style:font-size-asian="10pt" style:font-size-complex="10pt"/>
    </style:style>
    <style:style style:name="P130" style:parent-style-name="Standard" style:family="paragraph">
      <style:paragraph-properties fo:text-align="justify"/>
      <style:text-properties style:font-name="Arial" fo:font-size="10pt" style:font-size-asian="10pt" style:font-size-complex="10pt"/>
    </style:style>
    <style:style style:name="P131" style:parent-style-name="Standard" style:family="paragraph">
      <style:text-properties style:font-name="Arial"/>
    </style:style>
    <style:style style:name="P132" style:parent-style-name="Standard" style:family="paragraph">
      <style:paragraph-properties fo:text-align="end"/>
      <style:text-properties style:font-name="Arial" fo:font-size="10pt" style:font-size-asian="10pt" style:font-size-complex="10pt"/>
    </style:style>
    <style:style style:name="P133" style:parent-style-name="Standard" style:family="paragraph">
      <style:text-properties style:font-name="Arial"/>
    </style:style>
    <style:style style:name="P134" style:parent-style-name="Standard" style:family="paragraph">
      <style:text-properties style:font-name="Arial"/>
    </style:style>
    <style:style style:name="P135" style:parent-style-name="Standard" style:family="paragraph">
      <style:text-properties style:font-name="Arial"/>
    </style:style>
    <style:style style:name="P136" style:parent-style-name="Standard" style:family="paragraph">
      <style:text-properties style:font-name="Arial"/>
    </style:style>
    <style:style style:name="P137" style:parent-style-name="Standard" style:family="paragraph">
      <style:text-properties style:font-name="Arial"/>
    </style:style>
    <style:style style:name="P138" style:parent-style-name="Standard" style:family="paragraph">
      <style:text-properties style:font-name="Arial"/>
    </style:style>
    <style:style style:name="P139" style:parent-style-name="Standard" style:family="paragraph">
      <style:text-properties style:font-name="Arial"/>
    </style:style>
    <style:style style:name="P140" style:parent-style-name="Standard" style:family="paragraph">
      <style:text-properties style:font-name="Arial"/>
    </style:style>
    <style:style style:name="P141" style:parent-style-name="Standard" style:family="paragraph">
      <style:text-properties style:font-name="Arial"/>
    </style:style>
    <style:style style:name="P142" style:parent-style-name="Standard" style:family="paragraph">
      <style:text-properties style:font-name="Arial"/>
    </style:style>
    <style:style style:name="P143" style:parent-style-name="Standard" style:family="paragraph">
      <style:text-properties style:font-name="Arial"/>
    </style:style>
    <style:style style:name="P144" style:parent-style-name="Standard" style:family="paragraph">
      <style:text-properties style:font-name="Arial"/>
    </style:style>
    <style:style style:name="P145" style:parent-style-name="Standard" style:family="paragraph">
      <style:text-properties style:font-name="Arial"/>
    </style:style>
    <style:style style:name="P146" style:parent-style-name="Standard" style:family="paragraph">
      <style:text-properties style:font-name="Arial"/>
    </style:style>
    <style:style style:name="P147" style:parent-style-name="Standard" style:family="paragraph">
      <style:text-properties style:font-name="Arial"/>
    </style:style>
    <style:style style:name="P148" style:parent-style-name="Standard" style:family="paragraph">
      <style:text-properties style:font-name="Arial"/>
    </style:style>
    <style:style style:name="P149" style:parent-style-name="Standard" style:family="paragraph">
      <style:text-properties style:font-name="Arial"/>
    </style:style>
    <style:style style:name="P150" style:parent-style-name="Standard" style:family="paragraph">
      <style:text-properties style:font-name="Arial"/>
    </style:style>
    <style:style style:name="P151" style:parent-style-name="Standard" style:family="paragraph">
      <style:text-properties style:font-name="Arial"/>
    </style:style>
    <style:style style:name="P152" style:parent-style-name="Standard" style:family="paragraph">
      <style:text-properties style:font-name="Arial"/>
    </style:style>
    <style:style style:name="P153" style:parent-style-name="Standard" style:family="paragraph">
      <style:text-properties style:font-name="Arial"/>
    </style:style>
    <style:style style:name="P154" style:parent-style-name="Standard" style:family="paragraph">
      <style:text-properties style:font-name="Arial"/>
    </style:style>
    <style:style style:name="P155" style:parent-style-name="Standard" style:family="paragraph">
      <style:text-properties style:font-name="Arial"/>
    </style:style>
    <style:style style:name="P156" style:parent-style-name="Standard" style:family="paragraph">
      <style:text-properties style:font-name="Arial"/>
    </style:style>
    <style:style style:name="P157" style:parent-style-name="Standard" style:family="paragraph">
      <style:text-properties style:font-name="Arial"/>
    </style:style>
    <style:style style:name="P158" style:parent-style-name="Standard" style:family="paragraph">
      <style:text-properties style:font-name="Arial"/>
    </style:style>
    <style:style style:name="T159" style:parent-style-name="Zadanifontodlomka" style:family="text">
      <style:text-properties style:font-name="Arial" fo:font-size="11pt" style:font-size-asian="11pt" style:font-size-complex="11pt"/>
    </style:style>
    <style:style style:name="P160" style:parent-style-name="Standard" style:family="paragraph">
      <style:text-properties style:font-name="Arial" fo:font-size="11pt" style:font-size-asian="11pt" style:font-size-complex="11pt"/>
    </style:style>
    <style:style style:name="TableColumn162" style:family="table-column">
      <style:table-column-properties style:column-width="0.8437in" style:use-optimal-column-width="false"/>
    </style:style>
    <style:style style:name="TableColumn163" style:family="table-column">
      <style:table-column-properties style:column-width="3.6173in" style:use-optimal-column-width="false"/>
    </style:style>
    <style:style style:name="TableColumn164" style:family="table-column">
      <style:table-column-properties style:column-width="2.2312in" style:use-optimal-column-width="false"/>
    </style:style>
    <style:style style:name="Table161" style:family="table">
      <style:table-properties style:width="6.6923in" fo:margin-left="0in" table:align="lef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Arial" fo:font-weight="bold" style:font-weight-asian="bold" style:font-weight-complex="bold" fo:font-size="11pt" style:font-size-asian="11pt" style:font-size-complex="11pt"/>
    </style:style>
    <style:style style:name="TableCell1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style:font-name="Arial" fo:font-weight="bold" style:font-weight-asian="bold" style:font-weight-complex="bold" fo:font-size="11pt" style:font-size-asian="11pt" style:font-size-complex="11pt"/>
    </style:style>
    <style:style style:name="TableCell17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Arial" fo:font-weight="bold" style:font-weight-asian="bold" style:font-weight-complex="bold" fo:font-size="11pt" style:font-size-asian="11pt" style:font-size-complex="11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Arial" fo:font-size="11pt" style:font-size-asian="11pt" style:font-size-complex="11pt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Arial" fo:font-size="11pt" style:font-size-asian="11pt" style:font-size-complex="11pt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Arial" fo:font-size="11pt" style:font-size-asian="11pt" style:font-size-complex="11pt"/>
    </style:style>
    <style:style style:name="P179" style:parent-style-name="Standard" style:family="paragraph">
      <style:text-properties style:font-name="Arial" fo:font-size="11pt" style:font-size-asian="11pt" style:font-size-complex="11pt"/>
    </style:style>
    <style:style style:name="P180" style:parent-style-name="Standard" style:family="paragraph">
      <style:text-properties style:font-name="Arial" fo:font-size="11pt" style:font-size-asian="11pt" style:font-size-complex="11pt"/>
    </style:style>
    <style:style style:name="P181" style:parent-style-name="Standard" style:family="paragraph">
      <style:text-properties style:font-name="Arial" fo:font-size="11pt" style:font-size-asian="11pt" style:font-size-complex="11pt"/>
    </style:style>
    <style:style style:name="P182" style:parent-style-name="Standard" style:family="paragraph">
      <style:text-properties fo:font-style="italic" style:font-style-asian="italic" style:font-style-complex="italic" fo:background-color="#FFFF00"/>
    </style:style>
    <style:style style:name="P183" style:parent-style-name="Standard" style:family="paragraph">
      <style:text-properties fo:font-style="italic" style:font-style-asian="italic" style:font-style-complex="italic" fo:background-color="#FFFF00"/>
    </style:style>
    <style:style style:name="P184" style:parent-style-name="Sadržaj1" style:family="paragraph">
      <style:paragraph-properties>
        <style:tab-stops>
          <style:tab-stop style:type="left" style:position="0.3333in"/>
          <style:tab-stop style:type="right" style:leader-style="dotted" style:leader-text="." style:position="6.6854in"/>
        </style:tab-stops>
      </style:paragraph-properties>
    </style:style>
    <style:style style:name="T185" style:parent-style-name="Zadanifontodlomka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P186" style:parent-style-name="Sadržaj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187" style:parent-style-name="Zadanifontodlomka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P188" style:parent-style-name="Sadržaj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189" style:parent-style-name="Zadanifontodlomka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P190" style:parent-style-name="Sadržaj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191" style:parent-style-name="Zadanifontodlomka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P192" style:parent-style-name="Sadržaj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193" style:parent-style-name="Zadanifontodlomka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P194" style:parent-style-name="Sadržaj1" style:family="paragraph">
      <style:paragraph-properties>
        <style:tab-stops>
          <style:tab-stop style:type="left" style:position="0.3333in"/>
          <style:tab-stop style:type="right" style:leader-style="dotted" style:leader-text="." style:position="6.6854in"/>
        </style:tab-stops>
      </style:paragraph-properties>
    </style:style>
    <style:style style:name="T195" style:parent-style-name="Zadanifontodlomka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P196" style:parent-style-name="Sadržaj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197" style:parent-style-name="Zadanifontodlomka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P198" style:parent-style-name="Sadržaj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199" style:parent-style-name="Zadanifontodlomka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P200" style:parent-style-name="Sadržaj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201" style:parent-style-name="Zadanifontodlomka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P202" style:parent-style-name="Sadržaj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203" style:parent-style-name="Zadanifontodlomka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P204" style:parent-style-name="Sadržaj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205" style:parent-style-name="Zadanifontodlomka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P206" style:parent-style-name="Sadržaj1" style:family="paragraph">
      <style:paragraph-properties>
        <style:tab-stops>
          <style:tab-stop style:type="left" style:position="0.3333in"/>
          <style:tab-stop style:type="right" style:leader-style="dotted" style:leader-text="." style:position="6.6854in"/>
        </style:tab-stops>
      </style:paragraph-properties>
    </style:style>
    <style:style style:name="T207" style:parent-style-name="Zadanifontodlomka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P208" style:parent-style-name="Sadržaj1" style:family="paragraph">
      <style:paragraph-properties>
        <style:tab-stops>
          <style:tab-stop style:type="left" style:position="0.3333in"/>
          <style:tab-stop style:type="right" style:leader-style="dotted" style:leader-text="." style:position="6.6854in"/>
        </style:tab-stops>
      </style:paragraph-properties>
    </style:style>
    <style:style style:name="T209" style:parent-style-name="Zadanifontodlomka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P210" style:parent-style-name="Sadržaj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211" style:parent-style-name="Zadanifontodlomka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P212" style:parent-style-name="Sadržaj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213" style:parent-style-name="Zadanifontodlomka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P214" style:parent-style-name="Sadržaj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215" style:parent-style-name="Zadanifontodlomka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P216" style:parent-style-name="Sadržaj1" style:family="paragraph">
      <style:paragraph-properties>
        <style:tab-stops>
          <style:tab-stop style:type="left" style:position="0.3333in"/>
          <style:tab-stop style:type="right" style:leader-style="dotted" style:leader-text="." style:position="6.6854in"/>
        </style:tab-stops>
      </style:paragraph-properties>
    </style:style>
    <style:style style:name="T217" style:parent-style-name="Zadanifontodlomka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P218" style:parent-style-name="Sadržaj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219" style:parent-style-name="Zadanifontodlomka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P220" style:parent-style-name="Sadržaj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221" style:parent-style-name="Zadanifontodlomka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P222" style:parent-style-name="Sadržaj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223" style:parent-style-name="Zadanifontodlomka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P224" style:parent-style-name="Sadržaj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225" style:parent-style-name="Zadanifontodlomka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P226" style:parent-style-name="Sadržaj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227" style:parent-style-name="Zadanifontodlomka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P228" style:parent-style-name="Sadržaj1" style:family="paragraph">
      <style:paragraph-properties>
        <style:tab-stops>
          <style:tab-stop style:type="left" style:position="0.3333in"/>
          <style:tab-stop style:type="right" style:leader-style="dotted" style:leader-text="." style:position="6.6854in"/>
        </style:tab-stops>
      </style:paragraph-properties>
    </style:style>
    <style:style style:name="T229" style:parent-style-name="Zadanifontodlomka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P230" style:parent-style-name="Sadržaj1" style:family="paragraph">
      <style:paragraph-properties>
        <style:tab-stops>
          <style:tab-stop style:type="left" style:position="0.3333in"/>
          <style:tab-stop style:type="right" style:leader-style="dotted" style:leader-text="." style:position="6.6854in"/>
        </style:tab-stops>
      </style:paragraph-properties>
    </style:style>
    <style:style style:name="T231" style:parent-style-name="Zadanifontodlomka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P232" style:parent-style-name="Sadržaj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233" style:parent-style-name="Zadanifontodlomka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P234" style:parent-style-name="Sadržaj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235" style:parent-style-name="Zadanifontodlomka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P236" style:parent-style-name="Sadržaj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237" style:parent-style-name="Zadanifontodlomka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P238" style:parent-style-name="Sadržaj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239" style:parent-style-name="Zadanifontodlomka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P240" style:parent-style-name="Sadržaj1" style:family="paragraph">
      <style:paragraph-properties>
        <style:tab-stops>
          <style:tab-stop style:type="left" style:position="0.3333in"/>
          <style:tab-stop style:type="right" style:leader-style="dotted" style:leader-text="." style:position="6.6854in"/>
        </style:tab-stops>
      </style:paragraph-properties>
    </style:style>
    <style:style style:name="T241" style:parent-style-name="Zadanifontodlomka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P242" style:parent-style-name="Sadržaj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243" style:parent-style-name="Zadanifontodlomka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P244" style:parent-style-name="Sadržaj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245" style:parent-style-name="Zadanifontodlomka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P246" style:parent-style-name="Sadržaj1" style:family="paragraph">
      <style:paragraph-properties>
        <style:tab-stops>
          <style:tab-stop style:type="left" style:position="0.3333in"/>
          <style:tab-stop style:type="right" style:leader-style="dotted" style:leader-text="." style:position="6.6854in"/>
        </style:tab-stops>
      </style:paragraph-properties>
    </style:style>
    <style:style style:name="T247" style:parent-style-name="Zadanifontodlomka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P248" style:parent-style-name="Standard" style:family="paragraph">
      <style:text-properties style:font-name="Arial" fo:font-size="11pt" style:font-size-asian="11pt" style:font-size-complex="11pt"/>
    </style:style>
    <style:style style:name="P249" style:parent-style-name="Standard" style:family="paragraph">
      <style:text-properties style:font-name="Arial" fo:font-size="11pt" style:font-size-asian="11pt" style:font-size-complex="11pt"/>
    </style:style>
    <style:style style:name="P250" style:parent-style-name="Standard" style:family="paragraph">
      <style:text-properties style:font-name="Arial" fo:font-size="11pt" style:font-size-asian="11pt" style:font-size-complex="11pt"/>
    </style:style>
    <style:style style:name="P251" style:parent-style-name="Standard" style:family="paragraph">
      <style:text-properties style:font-name="Arial" fo:font-size="11pt" style:font-size-asian="11pt" style:font-size-complex="11pt"/>
    </style:style>
    <style:style style:name="P252" style:parent-style-name="Standard" style:family="paragraph">
      <style:text-properties style:font-name="Arial" style:font-name-complex="Arial" style:font-weight-complex="bold" fo:font-size="10.5pt" style:font-size-asian="10.5pt" style:font-size-complex="10.5pt"/>
    </style:style>
    <style:style style:name="T253" style:parent-style-name="Zadanifontodlomka" style:family="text">
      <style:text-properties style:font-name-complex="Times New Roman" style:font-weight-complex="bold"/>
    </style:style>
    <style:style style:name="T254" style:parent-style-name="Zadanifontodlomka" style:family="text">
      <style:text-properties style:font-name-complex="Times New Roman" fo:color="#000000" fo:background-color="#FFFFFF"/>
    </style:style>
    <style:style style:name="T255" style:parent-style-name="Zadanifontodlomka" style:family="text">
      <style:text-properties style:font-name-complex="Times New Roman" fo:color="#000000" fo:background-color="#FFFFFF"/>
    </style:style>
    <style:style style:name="T256" style:parent-style-name="Zadanifontodlomka" style:family="text">
      <style:text-properties style:font-name-complex="Times New Roman" fo:color="#000000" fo:background-color="#FFFFFF"/>
    </style:style>
    <style:style style:name="T257" style:parent-style-name="Zadanifontodlomka" style:family="text">
      <style:text-properties style:font-name-complex="Times New Roman" fo:color="#000000" fo:background-color="#FFFFFF"/>
    </style:style>
    <style:style style:name="T258" style:parent-style-name="Zadanifontodlomka" style:family="text">
      <style:text-properties style:font-name-complex="Times New Roman" fo:color="#000000" fo:background-color="#FFFFFF"/>
    </style:style>
    <style:style style:name="T259" style:parent-style-name="Zadanifontodlomka" style:family="text">
      <style:text-properties style:font-name-complex="Times New Roman" fo:color="#000000" fo:background-color="#FFFFFF"/>
    </style:style>
    <style:style style:name="T260" style:parent-style-name="Zadanifontodlomka" style:family="text">
      <style:text-properties style:font-name-complex="Times New Roman" fo:color="#000000" fo:background-color="#FFFFFF"/>
    </style:style>
    <style:style style:name="T261" style:parent-style-name="Zadanifontodlomka" style:family="text">
      <style:text-properties style:font-name-complex="Times New Roman" fo:color="#000000" fo:background-color="#FFFFFF"/>
    </style:style>
    <style:style style:name="T262" style:parent-style-name="Zadanifontodlomka" style:family="text">
      <style:text-properties style:font-name-complex="Times New Roman" fo:color="#000000" fo:background-color="#FFFFFF"/>
    </style:style>
    <style:style style:name="T263" style:parent-style-name="Zadanifontodlomka" style:family="text">
      <style:text-properties style:font-name-complex="Times New Roman" fo:color="#000000" fo:background-color="#FFFFFF"/>
    </style:style>
    <style:style style:name="T264" style:parent-style-name="Zadanifontodlomka" style:family="text">
      <style:text-properties style:font-name-complex="Times New Roman" fo:color="#000000" fo:background-color="#FFFFFF"/>
    </style:style>
    <style:style style:name="P265" style:parent-style-name="Textbody" style:family="paragraph"/>
    <style:style style:name="P266" style:parent-style-name="Textbody" style:family="paragraph"/>
    <style:style style:name="P267" style:parent-style-name="Textbody" style:family="paragraph"/>
    <style:style style:name="P268" style:parent-style-name="Textbody" style:family="paragraph"/>
    <style:style style:name="P269" style:parent-style-name="Textbody" style:family="paragraph"/>
    <style:style style:name="P270" style:parent-style-name="Textbody" style:family="paragraph"/>
    <style:style style:name="P271" style:parent-style-name="Textbody" style:family="paragraph"/>
    <style:style style:name="P272" style:parent-style-name="Textbody" style:family="paragraph"/>
    <style:style style:name="P273" style:parent-style-name="Textbody" style:family="paragraph"/>
    <style:style style:name="TableColumn275" style:family="table-column">
      <style:table-column-properties style:column-width="1.6979in" style:use-optimal-column-width="false"/>
    </style:style>
    <style:style style:name="TableColumn276" style:family="table-column">
      <style:table-column-properties style:column-width="4.9944in" style:use-optimal-column-width="false"/>
    </style:style>
    <style:style style:name="Table274" style:family="table">
      <style:table-properties style:width="6.6923in" fo:margin-left="0in" table:align="lef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justify"/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28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justify"/>
      <style:text-properties style:font-name="Arial" fo:font-weight="bold" style:font-weight-asian="bold" style:font-weight-complex="bold" fo:font-size="10pt" style:font-size-asian="10pt" style:font-size-complex="10pt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justify"/>
      <style:text-properties style:font-name="Arial" fo:font-size="10pt" style:font-size-asian="10pt" style:font-size-complex="10pt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justify"/>
    </style:style>
    <style:style style:name="T287" style:parent-style-name="Zadanifontodlomka" style:family="text">
      <style:text-properties style:font-name="Arial" fo:font-size="10pt" style:font-size-asian="10pt" style:font-size-complex="10pt"/>
    </style:style>
    <style:style style:name="T288" style:parent-style-name="Zadanifontodlomka" style:family="text">
      <style:text-properties style:font-name="Arial" fo:font-size="10pt" style:font-size-asian="10pt" style:font-size-complex="10pt"/>
    </style:style>
    <style:style style:name="P289" style:parent-style-name="Standard" style:family="paragraph">
      <style:paragraph-properties fo:text-align="justify"/>
      <style:text-properties style:font-name="Arial" fo:font-size="11pt" style:font-size-asian="11pt" style:font-size-complex="11pt" fo:background-color="#FFFF00"/>
    </style:style>
    <style:style style:name="TableColumn291" style:family="table-column">
      <style:table-column-properties style:column-width="1.6979in" style:use-optimal-column-width="false"/>
    </style:style>
    <style:style style:name="TableColumn292" style:family="table-column">
      <style:table-column-properties style:column-width="4.9944in" style:use-optimal-column-width="false"/>
    </style:style>
    <style:style style:name="Table290" style:family="table">
      <style:table-properties style:width="6.6923in" fo:margin-left="0in" table:align="lef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justify"/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29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justify"/>
      <style:text-properties style:font-name="Arial" fo:font-weight="bold" style:font-weight-asian="bold" style:font-weight-complex="bold" fo:font-size="10pt" style:font-size-asian="10pt" style:font-size-complex="10p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justify"/>
    </style:style>
    <style:style style:name="T301" style:parent-style-name="Zadanifontodlomka" style:family="text">
      <style:text-properties style:font-name="Arial" fo:font-size="10pt" style:font-size-asian="10pt" style:font-size-complex="10pt"/>
    </style:style>
    <style:style style:name="TableCell30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justify"/>
    </style:style>
    <style:style style:name="T304" style:parent-style-name="Zadanifontodlomka" style:family="text">
      <style:text-properties style:font-name="Arial" fo:font-size="10pt" style:font-size-asian="10pt" style:font-size-complex="10pt"/>
    </style:style>
    <style:style style:name="T305" style:parent-style-name="Zadanifontodlomka" style:family="text">
      <style:text-properties style:font-name="Arial" fo:font-size="10pt" style:font-size-asian="10pt" style:font-size-complex="10pt"/>
    </style:style>
    <style:style style:name="T306" style:parent-style-name="Zadanifontodlomka" style:family="text">
      <style:text-properties style:font-name="Arial" fo:font-size="10pt" style:font-size-asian="10pt" style:font-size-complex="10pt"/>
    </style:style>
    <style:style style:name="T307" style:parent-style-name="Zadanifontodlomka" style:family="text">
      <style:text-properties style:font-name="Arial" fo:font-size="10pt" style:font-size-asian="10pt" style:font-size-complex="10pt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justify"/>
      <style:text-properties style:font-name="Arial" fo:font-size="10pt" style:font-size-asian="10pt" style:font-size-complex="10pt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justify"/>
      <style:text-properties style:font-name="Arial" fo:font-size="10pt" style:font-size-asian="10pt" style:font-size-complex="10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justify"/>
      <style:text-properties style:font-name="Arial" fo:font-size="10pt" style:font-size-asian="10pt" style:font-size-complex="10pt"/>
    </style:style>
    <style:style style:name="TableCell3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justify"/>
    </style:style>
    <style:style style:name="T318" style:parent-style-name="Zadanifontodlomka" style:family="text">
      <style:text-properties style:font-name="Arial" fo:font-size="10pt" style:font-size-asian="10pt" style:font-size-complex="10pt"/>
    </style:style>
    <style:style style:name="P319" style:parent-style-name="Standard" style:family="paragraph">
      <style:paragraph-properties fo:text-align="justify"/>
      <style:text-properties style:font-name="Arial" fo:font-size="11pt" style:font-size-asian="11pt" style:font-size-complex="11pt" fo:background-color="#FFFF00"/>
    </style:style>
    <style:style style:name="P320" style:parent-style-name="Standard" style:family="paragraph">
      <style:paragraph-properties fo:text-align="justify"/>
      <style:text-properties style:font-name="Arial" fo:font-size="11pt" style:font-size-asian="11pt" style:font-size-complex="11pt" fo:background-color="#FFFF00"/>
    </style:style>
    <style:style style:name="TableColumn322" style:family="table-column">
      <style:table-column-properties style:column-width="0.6562in" style:use-optimal-column-width="false"/>
    </style:style>
    <style:style style:name="TableColumn323" style:family="table-column">
      <style:table-column-properties style:column-width="2.052in" style:use-optimal-column-width="false"/>
    </style:style>
    <style:style style:name="TableColumn324" style:family="table-column">
      <style:table-column-properties style:column-width="3.984in" style:use-optimal-column-width="false"/>
    </style:style>
    <style:style style:name="Table321" style:family="table">
      <style:table-properties style:width="6.6923in" fo:margin-left="0in" table:align="left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fo:font-size="11pt" style:font-size-asian="11pt" style:font-size-complex="11pt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36" style:parent-style-name="Zadanifontodlomka" style:family="text">
      <style:text-properties fo:font-size="11pt" style:font-size-asian="11pt" style:font-size-complex="11pt"/>
    </style:style>
    <style:style style:name="T337" style:parent-style-name="Zadanifontodlomka" style:family="text">
      <style:text-properties fo:font-size="11pt" style:font-size-asian="11pt" style:font-size-complex="11pt"/>
    </style:style>
    <style:style style:name="T338" style:parent-style-name="Zadanifontodlomka" style:family="text">
      <style:text-properties fo:font-size="11pt" style:font-size-asian="11pt" style:font-size-complex="11pt"/>
    </style:style>
    <style:style style:name="TableCell3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40" style:parent-style-name="Zadanifontodlomka" style:family="text">
      <style:text-properties fo:font-size="11pt" style:font-size-asian="11pt" style:font-size-complex="11pt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fo:font-size="11pt" style:font-size-asian="11pt" style:font-size-complex="11pt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45" style:parent-style-name="Zadanifontodlomka" style:family="text">
      <style:text-properties fo:font-size="11pt" style:font-size-asian="11pt" style:font-size-complex="11pt"/>
    </style:style>
    <style:style style:name="T346" style:parent-style-name="Zadanifontodlomka" style:family="text">
      <style:text-properties fo:font-size="11pt" style:font-size-asian="11pt" style:font-size-complex="11pt"/>
    </style:style>
    <style:style style:name="TableCell3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48" style:parent-style-name="Zadanifontodlomka" style:family="text">
      <style:text-properties fo:font-size="11pt" style:font-size-asian="11pt" style:font-size-complex="11pt"/>
    </style:style>
    <style:style style:name="T349" style:parent-style-name="Zadanifontodlomka" style:family="text">
      <style:text-properties fo:font-size="11pt" style:font-size-asian="11pt" style:font-size-complex="11pt"/>
    </style:style>
    <style:style style:name="T350" style:parent-style-name="Zadanifontodlomka" style:family="text">
      <style:text-properties fo:font-size="11pt" style:font-size-asian="11pt" style:font-size-complex="11pt"/>
    </style:style>
    <style:style style:name="T351" style:parent-style-name="Zadanifontodlomka" style:family="text">
      <style:text-properties fo:font-size="11pt" style:font-size-asian="11pt" style:font-size-complex="11pt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text-properties fo:font-size="11pt" style:font-size-asian="11pt" style:font-size-complex="11pt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56" style:parent-style-name="Zadanifontodlomka" style:family="text">
      <style:text-properties fo:font-size="11pt" style:font-size-asian="11pt" style:font-size-complex="11pt"/>
    </style:style>
    <style:style style:name="T357" style:parent-style-name="Zadanifontodlomka" style:family="text">
      <style:text-properties fo:font-size="11pt" style:font-size-asian="11pt" style:font-size-complex="11pt"/>
    </style:style>
    <style:style style:name="TableCell3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59" style:parent-style-name="Zadanifontodlomka" style:family="text">
      <style:text-properties fo:font-size="11pt" style:font-size-asian="11pt" style:font-size-complex="11pt"/>
    </style:style>
    <style:style style:name="T360" style:parent-style-name="Zadanifontodlomka" style:family="text">
      <style:text-properties fo:font-size="11pt" style:font-size-asian="11pt" style:font-size-complex="11pt"/>
    </style:style>
    <style:style style:name="T361" style:parent-style-name="Zadanifontodlomka" style:family="text">
      <style:text-properties fo:font-size="11pt" style:font-size-asian="11pt" style:font-size-complex="11p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text-properties fo:font-size="11pt" style:font-size-asian="11pt" style:font-size-complex="11pt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66" style:parent-style-name="Zadanifontodlomka" style:family="text">
      <style:text-properties fo:font-size="11pt" style:font-size-asian="11pt" style:font-size-complex="11pt"/>
    </style:style>
    <style:style style:name="T367" style:parent-style-name="Zadanifontodlomka" style:family="text">
      <style:text-properties fo:font-size="11pt" style:font-size-asian="11pt" style:font-size-complex="11pt"/>
    </style:style>
    <style:style style:name="TableCell3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fo:font-size="11pt" style:font-size-asian="11pt" style:font-size-complex="11pt"/>
    </style:style>
    <style:style style:name="P370" style:parent-style-name="Textbody" style:family="paragraph">
      <style:text-properties fo:font-style="italic" style:font-style-asian="italic" style:font-style-complex="italic" fo:background-color="#FFFF00"/>
    </style:style>
    <style:style style:name="TableColumn372" style:family="table-column">
      <style:table-column-properties style:column-width="0.6562in" style:use-optimal-column-width="false"/>
    </style:style>
    <style:style style:name="TableColumn373" style:family="table-column">
      <style:table-column-properties style:column-width="2.052in" style:use-optimal-column-width="false"/>
    </style:style>
    <style:style style:name="TableColumn374" style:family="table-column">
      <style:table-column-properties style:column-width="3.984in" style:use-optimal-column-width="false"/>
    </style:style>
    <style:style style:name="Table371" style:family="table">
      <style:table-properties style:width="6.6923in" fo:margin-left="0in" table:align="left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8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8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fo:font-size="11pt" style:font-size-asian="11pt" style:font-size-complex="11pt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86" style:parent-style-name="Zadanifontodlomka" style:family="text">
      <style:text-properties fo:font-size="11pt" style:font-size-asian="11pt" style:font-size-complex="11pt"/>
    </style:style>
    <style:style style:name="TableCell3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88" style:parent-style-name="Zadanifontodlomka" style:family="text">
      <style:text-properties fo:font-size="11pt" style:font-size-asian="11pt" style:font-size-complex="11pt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1" style:parent-style-name="TableContents" style:family="paragraph">
      <style:text-properties fo:font-size="11pt" style:font-size-asian="11pt" style:font-size-complex="11pt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text-properties fo:font-size="11pt" style:font-size-asian="11pt" style:font-size-complex="11pt"/>
    </style:style>
    <style:style style:name="TableCell3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5" style:parent-style-name="TableContents" style:family="paragraph">
      <style:text-properties fo:font-size="11pt" style:font-size-asian="11pt" style:font-size-complex="11p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98" style:parent-style-name="Zadanifontodlomka" style:family="text">
      <style:text-properties fo:font-size="11pt" style:font-size-asian="11pt" style:font-size-complex="11pt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fo:font-size="11pt" style:font-size-asian="11pt" style:font-size-complex="11pt"/>
    </style:style>
    <style:style style:name="TableCell4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fo:font-size="11pt" style:font-size-asian="11pt" style:font-size-complex="11pt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05" style:parent-style-name="Zadanifontodlomka" style:family="text">
      <style:text-properties fo:font-size="11pt" style:font-size-asian="11pt" style:font-size-complex="11pt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7" style:parent-style-name="TableContents" style:family="paragraph">
      <style:text-properties fo:font-size="11pt" style:font-size-asian="11pt" style:font-size-complex="11pt"/>
    </style:style>
    <style:style style:name="TableCell4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9" style:parent-style-name="TableContents" style:family="paragraph">
      <style:text-properties fo:font-size="11pt" style:font-size-asian="11pt" style:font-size-complex="11pt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12" style:parent-style-name="Zadanifontodlomka" style:family="text">
      <style:text-properties fo:font-size="11pt" style:font-size-asian="11pt" style:font-size-complex="11pt"/>
    </style:style>
    <style:style style:name="TableCell4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4" style:parent-style-name="TableContents" style:family="paragraph">
      <style:text-properties fo:font-size="11pt" style:font-size-asian="11pt" style:font-size-complex="11pt"/>
    </style:style>
    <style:style style:name="TableCell4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16" style:parent-style-name="Zadanifontodlomka" style:family="text">
      <style:text-properties fo:font-size="11pt" style:font-size-asian="11pt" style:font-size-complex="11pt"/>
    </style:style>
    <style:style style:name="T417" style:parent-style-name="Zadanifontodlomka" style:family="text">
      <style:text-properties fo:font-size="11pt" style:font-size-asian="11pt" style:font-size-complex="11pt"/>
    </style:style>
    <style:style style:name="T418" style:parent-style-name="Zadanifontodlomka" style:family="text">
      <style:text-properties fo:font-size="11pt" style:font-size-asian="11pt" style:font-size-complex="11pt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1" style:parent-style-name="TableContents" style:family="paragraph">
      <style:text-properties fo:font-size="11pt" style:font-size-asian="11pt" style:font-size-complex="11pt"/>
    </style:style>
    <style:style style:name="TableCell4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3" style:parent-style-name="TableContents" style:family="paragraph">
      <style:text-properties fo:font-size="11pt" style:font-size-asian="11pt" style:font-size-complex="11pt"/>
    </style:style>
    <style:style style:name="TableCell4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5" style:parent-style-name="TableContents" style:family="paragraph">
      <style:text-properties fo:font-size="11pt" style:font-size-asian="11pt" style:font-size-complex="11pt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fo:font-size="11pt" style:font-size-asian="11pt" style:font-size-complex="11pt"/>
    </style:style>
    <style:style style:name="TableCell4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0" style:parent-style-name="TableContents" style:family="paragraph">
      <style:text-properties fo:font-size="11pt" style:font-size-asian="11pt" style:font-size-complex="11pt"/>
    </style:style>
    <style:style style:name="TableCell4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2" style:parent-style-name="TableContents" style:family="paragraph">
      <style:text-properties fo:font-size="11pt" style:font-size-asian="11pt" style:font-size-complex="11pt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5" style:parent-style-name="TableContents" style:family="paragraph">
      <style:text-properties fo:font-size="11pt" style:font-size-asian="11pt" style:font-size-complex="11pt"/>
    </style:style>
    <style:style style:name="TableCell4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7" style:parent-style-name="TableContents" style:family="paragraph">
      <style:text-properties fo:font-size="11pt" style:font-size-asian="11pt" style:font-size-complex="11pt"/>
    </style:style>
    <style:style style:name="TableCell4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9" style:parent-style-name="TableContents" style:family="paragraph">
      <style:text-properties fo:font-size="11pt" style:font-size-asian="11pt" style:font-size-complex="11pt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42" style:parent-style-name="Zadanifontodlomka" style:family="text">
      <style:text-properties fo:font-size="11pt" style:font-size-asian="11pt" style:font-size-complex="11pt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text-properties fo:font-size="11pt" style:font-size-asian="11pt" style:font-size-complex="11pt"/>
    </style:style>
    <style:style style:name="TableCell4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8" style:parent-style-name="TableContents" style:family="paragraph">
      <style:text-properties fo:font-size="11pt" style:font-size-asian="11pt" style:font-size-complex="11pt"/>
    </style:style>
    <style:style style:name="TableCell4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0" style:parent-style-name="TableContents" style:family="paragraph">
      <style:text-properties fo:font-size="11pt" style:font-size-asian="11pt" style:font-size-complex="11pt"/>
    </style:style>
    <style:style style:name="TableCell4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2" style:parent-style-name="TableContents" style:family="paragraph">
      <style:text-properties fo:font-size="11pt" style:font-size-asian="11pt" style:font-size-complex="11pt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5" style:parent-style-name="TableContents" style:family="paragraph">
      <style:text-properties fo:font-size="11pt" style:font-size-asian="11pt" style:font-size-complex="11pt"/>
    </style:style>
    <style:style style:name="TableCell4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7" style:parent-style-name="TableContents" style:family="paragraph">
      <style:text-properties fo:font-size="11pt" style:font-size-asian="11pt" style:font-size-complex="11pt"/>
    </style:style>
    <style:style style:name="TableCell4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9" style:parent-style-name="TableContents" style:family="paragraph">
      <style:text-properties fo:font-size="11pt" style:font-size-asian="11pt" style:font-size-complex="11pt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2" style:parent-style-name="TableContents" style:family="paragraph">
      <style:text-properties fo:font-size="11pt" style:font-size-asian="11pt" style:font-size-complex="11pt"/>
    </style:style>
    <style:style style:name="TableCell4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4" style:parent-style-name="TableContents" style:family="paragraph">
      <style:text-properties fo:font-size="11pt" style:font-size-asian="11pt" style:font-size-complex="11pt"/>
    </style:style>
    <style:style style:name="TableCell4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6" style:parent-style-name="TableContents" style:family="paragraph">
      <style:text-properties fo:font-size="11pt" style:font-size-asian="11pt" style:font-size-complex="11pt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9" style:parent-style-name="TableContents" style:family="paragraph">
      <style:text-properties fo:font-size="11pt" style:font-size-asian="11pt" style:font-size-complex="11pt"/>
    </style:style>
    <style:style style:name="TableCell4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1" style:parent-style-name="TableContents" style:family="paragraph">
      <style:text-properties fo:font-size="11pt" style:font-size-asian="11pt" style:font-size-complex="11pt"/>
    </style:style>
    <style:style style:name="TableCell4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73" style:parent-style-name="Zadanifontodlomka" style:family="text">
      <style:text-properties fo:font-size="11pt" style:font-size-asian="11pt" style:font-size-complex="11pt"/>
    </style:style>
    <style:style style:name="P474" style:parent-style-name="Textbody" style:family="paragraph">
      <style:text-properties fo:font-style="italic" style:font-style-asian="italic" style:font-style-complex="italic" fo:background-color="#FFFF00"/>
    </style:style>
    <style:style style:name="TableColumn476" style:family="table-column">
      <style:table-column-properties style:column-width="0.6562in" style:use-optimal-column-width="false"/>
    </style:style>
    <style:style style:name="TableColumn477" style:family="table-column">
      <style:table-column-properties style:column-width="2.052in" style:use-optimal-column-width="false"/>
    </style:style>
    <style:style style:name="TableColumn478" style:family="table-column">
      <style:table-column-properties style:column-width="3.984in" style:use-optimal-column-width="false"/>
    </style:style>
    <style:style style:name="Table475" style:family="table">
      <style:table-properties style:width="6.6923in" fo:margin-left="0in" table:align="left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4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3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48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8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8" style:parent-style-name="TableContents" style:family="paragraph">
      <style:text-properties fo:font-size="11pt" style:font-size-asian="11pt" style:font-size-complex="11pt"/>
    </style:style>
    <style:style style:name="TableCell4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0" style:parent-style-name="TableContents" style:family="paragraph">
      <style:text-properties fo:font-size="11pt" style:font-size-asian="11pt" style:font-size-complex="11pt"/>
    </style:style>
    <style:style style:name="TableCell4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2" style:parent-style-name="TableContents" style:family="paragraph">
      <style:text-properties fo:font-size="11pt" style:font-size-asian="11pt" style:font-size-complex="11pt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5" style:parent-style-name="TableContents" style:family="paragraph">
      <style:text-properties fo:font-size="11pt" style:font-size-asian="11pt" style:font-size-complex="11pt"/>
    </style:style>
    <style:style style:name="TableCell4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7" style:parent-style-name="TableContents" style:family="paragraph">
      <style:text-properties fo:font-size="11pt" style:font-size-asian="11pt" style:font-size-complex="11pt"/>
    </style:style>
    <style:style style:name="TableCell4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9" style:parent-style-name="TableContents" style:family="paragraph">
      <style:text-properties fo:font-size="11pt" style:font-size-asian="11pt" style:font-size-complex="11pt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2" style:parent-style-name="TableContents" style:family="paragraph">
      <style:text-properties fo:font-size="11pt" style:font-size-asian="11pt" style:font-size-complex="11pt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4" style:parent-style-name="TableContents" style:family="paragraph">
      <style:text-properties fo:font-size="11pt" style:font-size-asian="11pt" style:font-size-complex="11pt"/>
    </style:style>
    <style:style style:name="TableCell5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6" style:parent-style-name="TableContents" style:family="paragraph">
      <style:text-properties fo:font-size="11pt" style:font-size-asian="11pt" style:font-size-complex="11pt"/>
    </style:style>
    <style:style style:name="TableRow507" style:family="table-row">
      <style:table-row-properties style:use-optimal-row-height="false"/>
    </style:style>
    <style:style style:name="TableCell5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9" style:parent-style-name="TableContents" style:family="paragraph">
      <style:text-properties fo:font-size="11pt" style:font-size-asian="11pt" style:font-size-complex="11pt"/>
    </style:style>
    <style:style style:name="TableCell5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1" style:parent-style-name="TableContents" style:family="paragraph">
      <style:text-properties fo:font-size="11pt" style:font-size-asian="11pt" style:font-size-complex="11pt"/>
    </style:style>
    <style:style style:name="TableCell5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3" style:parent-style-name="TableContents" style:family="paragraph">
      <style:text-properties fo:font-size="11pt" style:font-size-asian="11pt" style:font-size-complex="11pt"/>
    </style:style>
    <style:style style:name="P514" style:parent-style-name="Textbody" style:family="paragraph">
      <style:text-properties fo:font-style="italic" style:font-style-asian="italic" style:font-style-complex="italic" fo:background-color="#FFFF00"/>
    </style:style>
    <style:style style:name="TableColumn516" style:family="table-column">
      <style:table-column-properties style:column-width="1.3388in" style:use-optimal-column-width="false"/>
    </style:style>
    <style:style style:name="TableColumn517" style:family="table-column">
      <style:table-column-properties style:column-width="1.3388in" style:use-optimal-column-width="false"/>
    </style:style>
    <style:style style:name="TableColumn518" style:family="table-column">
      <style:table-column-properties style:column-width="1.3381in" style:use-optimal-column-width="false"/>
    </style:style>
    <style:style style:name="TableColumn519" style:family="table-column">
      <style:table-column-properties style:column-width="1.3381in" style:use-optimal-column-width="false"/>
    </style:style>
    <style:style style:name="TableColumn520" style:family="table-column">
      <style:table-column-properties style:column-width="1.3381in" style:use-optimal-column-width="false"/>
    </style:style>
    <style:style style:name="Table515" style:family="table">
      <style:table-properties style:width="6.6923in" fo:margin-left="0in" table:align="left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3" style:parent-style-name="TableContents" style:family="paragraph">
      <style:text-properties fo:font-size="11pt" style:font-size-asian="11pt" style:font-size-complex="11pt"/>
    </style:style>
    <style:style style:name="TableCell5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52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5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52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5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53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53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3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53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8" style:parent-style-name="TableContents" style:family="paragraph">
      <style:text-properties fo:font-size="11pt" style:font-size-asian="11pt" style:font-size-complex="11pt"/>
    </style:style>
    <style:style style:name="TableCell5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0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9" style:parent-style-name="TableContents" style:family="paragraph">
      <style:text-properties fo:font-size="11pt" style:font-size-asian="11pt" style:font-size-complex="11pt"/>
    </style:style>
    <style:style style:name="TableCell5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1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5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558" style:family="table-row">
      <style:table-row-properties style:use-optimal-row-height="false"/>
    </style:style>
    <style:style style:name="TableCell5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0" style:parent-style-name="TableContents" style:family="paragraph">
      <style:text-properties fo:font-size="11pt" style:font-size-asian="11pt" style:font-size-complex="11pt"/>
    </style:style>
    <style:style style:name="TableCell5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8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569" style:family="table-row">
      <style:table-row-properties style:use-optimal-row-height="false"/>
    </style:style>
    <style:style style:name="TableCell5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1" style:parent-style-name="TableContents" style:family="paragraph">
      <style:text-properties fo:font-size="11pt" style:font-size-asian="11pt" style:font-size-complex="11pt"/>
    </style:style>
    <style:style style:name="TableCell5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5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2" style:parent-style-name="TableContents" style:family="paragraph">
      <style:text-properties fo:font-size="11pt" style:font-size-asian="11pt" style:font-size-complex="11pt"/>
    </style:style>
    <style:style style:name="TableCell5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8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0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591" style:family="table-row">
      <style:table-row-properties style:use-optimal-row-height="false"/>
    </style:style>
    <style:style style:name="TableCell5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3" style:parent-style-name="TableContents" style:family="paragraph">
      <style:text-properties fo:font-size="11pt" style:font-size-asian="11pt" style:font-size-complex="11pt"/>
    </style:style>
    <style:style style:name="TableCell5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5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6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1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4" style:parent-style-name="TableContents" style:family="paragraph">
      <style:text-properties fo:font-size="11pt" style:font-size-asian="11pt" style:font-size-complex="11pt"/>
    </style:style>
    <style:style style:name="TableCell6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6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8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6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0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6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613" style:family="table-row">
      <style:table-row-properties style:use-optimal-row-height="false"/>
    </style:style>
    <style:style style:name="TableCell6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5" style:parent-style-name="TableContents" style:family="paragraph">
      <style:text-properties fo:font-size="11pt" style:font-size-asian="11pt" style:font-size-complex="11pt"/>
    </style:style>
    <style:style style:name="TableCell6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6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6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1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6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624" style:family="table-row">
      <style:table-row-properties style:use-optimal-row-height="false"/>
    </style:style>
    <style:style style:name="TableCell6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6" style:parent-style-name="TableContents" style:family="paragraph">
      <style:text-properties fo:font-size="11pt" style:font-size-asian="11pt" style:font-size-complex="11pt"/>
    </style:style>
    <style:style style:name="TableCell6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8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6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0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6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6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635" style:family="table-row">
      <style:table-row-properties style:use-optimal-row-height="false"/>
    </style:style>
    <style:style style:name="TableCell6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7" style:parent-style-name="TableContents" style:family="paragraph">
      <style:text-properties fo:font-size="11pt" style:font-size-asian="11pt" style:font-size-complex="11pt"/>
    </style:style>
    <style:style style:name="TableCell6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6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1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6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6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5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8" style:parent-style-name="TableContents" style:family="paragraph">
      <style:text-properties fo:font-size="11pt" style:font-size-asian="11pt" style:font-size-complex="11pt"/>
    </style:style>
    <style:style style:name="TableCell6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0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6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6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6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657" style:family="table-row">
      <style:table-row-properties style:use-optimal-row-height="false"/>
    </style:style>
    <style:style style:name="TableCell6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9" style:parent-style-name="TableContents" style:family="paragraph">
      <style:text-properties fo:font-size="11pt" style:font-size-asian="11pt" style:font-size-complex="11pt"/>
    </style:style>
    <style:style style:name="TableCell6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1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6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6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5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6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668" style:family="table-row">
      <style:table-row-properties style:use-optimal-row-height="false"/>
    </style:style>
    <style:style style:name="TableCell6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0" style:parent-style-name="TableContents" style:family="paragraph">
      <style:text-properties fo:font-size="11pt" style:font-size-asian="11pt" style:font-size-complex="11pt"/>
    </style:style>
    <style:style style:name="TableCell6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6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6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6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8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679" style:family="table-row">
      <style:table-row-properties style:use-optimal-row-height="false"/>
    </style:style>
    <style:style style:name="TableCell6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1" style:parent-style-name="TableContents" style:family="paragraph">
      <style:text-properties fo:font-size="11pt" style:font-size-asian="11pt" style:font-size-complex="11pt"/>
    </style:style>
    <style:style style:name="TableCell6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6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5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6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6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690" style:family="table-row">
      <style:table-row-properties style:use-optimal-row-height="false"/>
    </style:style>
    <style:style style:name="TableCell6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2" style:parent-style-name="TableContents" style:family="paragraph">
      <style:text-properties fo:font-size="11pt" style:font-size-asian="11pt" style:font-size-complex="11pt"/>
    </style:style>
    <style:style style:name="TableCell6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6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6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8" style:parent-style-name="TableContents" style:family="paragraph">
      <style:paragraph-properties>
        <style:tab-stops>
          <style:tab-stop style:type="left" style:position="0.3125in"/>
        </style:tab-stops>
      </style:paragraph-properties>
      <style:text-properties fo:font-size="11pt" style:font-size-asian="11pt" style:font-size-complex="11pt"/>
    </style:style>
    <style:style style:name="TableCell6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0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701" style:family="table-row">
      <style:table-row-properties style:use-optimal-row-height="false"/>
    </style:style>
    <style:style style:name="TableCell7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3" style:parent-style-name="TableContents" style:family="paragraph">
      <style:text-properties fo:font-size="11pt" style:font-size-asian="11pt" style:font-size-complex="11pt"/>
    </style:style>
    <style:style style:name="TableCell7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5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7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7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7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1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712" style:family="table-row">
      <style:table-row-properties style:use-optimal-row-height="false"/>
    </style:style>
    <style:style style:name="TableCell7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4" style:parent-style-name="TableContents" style:family="paragraph">
      <style:text-properties fo:font-size="11pt" style:font-size-asian="11pt" style:font-size-complex="11pt"/>
    </style:style>
    <style:style style:name="TableCell7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7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8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7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0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7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723" style:family="table-row">
      <style:table-row-properties style:use-optimal-row-height="false"/>
    </style:style>
    <style:style style:name="TableCell7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5" style:parent-style-name="TableContents" style:family="paragraph">
      <style:text-properties fo:font-size="11pt" style:font-size-asian="11pt" style:font-size-complex="11pt"/>
    </style:style>
    <style:style style:name="TableCell7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7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7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1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7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734" style:family="table-row">
      <style:table-row-properties style:use-optimal-row-height="false"/>
    </style:style>
    <style:style style:name="TableCell7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6" style:parent-style-name="TableContents" style:family="paragraph">
      <style:text-properties fo:font-size="11pt" style:font-size-asian="11pt" style:font-size-complex="11pt"/>
    </style:style>
    <style:style style:name="TableCell7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8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7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0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7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7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745" style:family="table-row">
      <style:table-row-properties style:use-optimal-row-height="false"/>
    </style:style>
    <style:style style:name="TableCell7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7" style:parent-style-name="TableContents" style:family="paragraph">
      <style:text-properties fo:font-size="11pt" style:font-size-asian="11pt" style:font-size-complex="11pt"/>
    </style:style>
    <style:style style:name="TableCell7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7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1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7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7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5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756" style:family="table-row">
      <style:table-row-properties style:use-optimal-row-height="false"/>
    </style:style>
    <style:style style:name="TableCell7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8" style:parent-style-name="TableContents" style:family="paragraph">
      <style:text-properties fo:font-size="11pt" style:font-size-asian="11pt" style:font-size-complex="11pt"/>
    </style:style>
    <style:style style:name="TableCell7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0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7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7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7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767" style:parent-style-name="Textbody" style:family="paragraph">
      <style:text-properties fo:font-style="italic" style:font-style-asian="italic" style:font-style-complex="italic" fo:background-color="#FFFF00"/>
    </style:style>
    <style:style style:name="P768" style:parent-style-name="Textbody" style:family="paragraph">
      <style:text-properties fo:font-style="italic" style:font-style-asian="italic" style:font-style-complex="italic" fo:background-color="#FFFF00"/>
    </style:style>
    <style:style style:name="P769" style:parent-style-name="Textbody" style:family="paragraph">
      <style:paragraph-properties fo:text-align="justify"/>
      <style:text-properties fo:font-style="italic" style:font-style-asian="italic" style:font-style-complex="italic" fo:background-color="#FFFF00"/>
    </style:style>
    <style:style style:name="TableColumn771" style:family="table-column">
      <style:table-column-properties style:column-width="0.8361in" style:use-optimal-column-width="false"/>
    </style:style>
    <style:style style:name="TableColumn772" style:family="table-column">
      <style:table-column-properties style:column-width="0.8368in" style:use-optimal-column-width="false"/>
    </style:style>
    <style:style style:name="TableColumn773" style:family="table-column">
      <style:table-column-properties style:column-width="0.8361in" style:use-optimal-column-width="false"/>
    </style:style>
    <style:style style:name="TableColumn774" style:family="table-column">
      <style:table-column-properties style:column-width="0.8368in" style:use-optimal-column-width="false"/>
    </style:style>
    <style:style style:name="TableColumn775" style:family="table-column">
      <style:table-column-properties style:column-width="0.8368in" style:use-optimal-column-width="false"/>
    </style:style>
    <style:style style:name="TableColumn776" style:family="table-column">
      <style:table-column-properties style:column-width="0.8798in" style:use-optimal-column-width="false"/>
    </style:style>
    <style:style style:name="TableColumn777" style:family="table-column">
      <style:table-column-properties style:column-width="0.8333in" style:use-optimal-column-width="false"/>
    </style:style>
    <style:style style:name="TableColumn778" style:family="table-column">
      <style:table-column-properties style:column-width="0.7965in" style:use-optimal-column-width="false"/>
    </style:style>
    <style:style style:name="Table770" style:family="table">
      <style:table-properties style:width="6.6923in" fo:margin-left="0in" table:align="left"/>
    </style:style>
    <style:style style:name="TableRow779" style:family="table-row">
      <style:table-row-properties style:use-optimal-row-height="false"/>
    </style:style>
    <style:style style:name="TableCell78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781" style:family="table-row">
      <style:table-row-properties style:use-optimal-row-height="false"/>
    </style:style>
    <style:style style:name="TableCell7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3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Cell7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5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Cell7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7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Cell7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9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Cell7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1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Cell7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3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Cell7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5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Cell7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7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Row798" style:family="table-row">
      <style:table-row-properties style:use-optimal-row-height="false"/>
    </style:style>
    <style:style style:name="TableCell7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0" style:parent-style-name="TableContents" style:family="paragraph">
      <style:paragraph-properties fo:text-align="justify"/>
    </style:style>
    <style:style style:name="T801" style:parent-style-name="Zadanifontodlomka" style:family="text">
      <style:text-properties fo:font-size="9pt" style:font-size-asian="9pt" style:font-size-complex="9pt"/>
    </style:style>
    <style:style style:name="TableCell8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3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Cell8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5" style:parent-style-name="TableContents" style:family="paragraph">
      <style:text-properties fo:font-size="9pt" style:font-size-asian="9pt" style:font-size-complex="9pt"/>
    </style:style>
    <style:style style:name="TableCell8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7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Cell8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9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Cell8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1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Cell8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3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Cell8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5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Row816" style:family="table-row">
      <style:table-row-properties style:use-optimal-row-height="false"/>
    </style:style>
    <style:style style:name="TableCell8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8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Cell8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0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Cell8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2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Cell8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4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Cell8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6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Cell8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8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Cell8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0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Cell8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2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Row833" style:family="table-row">
      <style:table-row-properties style:use-optimal-row-height="false"/>
    </style:style>
    <style:style style:name="TableCell8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5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Cell8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7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Cell8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9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Cell8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1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Cell8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3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Cell8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5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Cell8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7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Cell8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9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Row850" style:family="table-row">
      <style:table-row-properties style:use-optimal-row-height="false"/>
    </style:style>
    <style:style style:name="TableCell8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2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Cell8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4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Cell8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6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Cell8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8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Cell8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0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Cell8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2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Cell8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4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Cell8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6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Row867" style:family="table-row">
      <style:table-row-properties style:use-optimal-row-height="false"/>
    </style:style>
    <style:style style:name="TableCell8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9" style:parent-style-name="TableContents" style:family="paragraph">
      <style:paragraph-properties fo:text-align="justify"/>
    </style:style>
    <style:style style:name="T870" style:parent-style-name="Zadanifontodlomka" style:family="text">
      <style:text-properties fo:font-size="9pt" style:font-size-asian="9pt" style:font-size-complex="9pt"/>
    </style:style>
    <style:style style:name="TableCell8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2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Cell8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4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Cell8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6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Cell8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8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Cell8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0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Cell8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2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Cell8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4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Row885" style:family="table-row">
      <style:table-row-properties style:use-optimal-row-height="false"/>
    </style:style>
    <style:style style:name="TableCell8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7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Cell8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9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Cell8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1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Cell8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3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Cell8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5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Cell8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7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Cell8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9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TableCell9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1" style:parent-style-name="TableContents" style:family="paragraph">
      <style:paragraph-properties fo:text-align="justify"/>
      <style:text-properties fo:font-size="9pt" style:font-size-asian="9pt" style:font-size-complex="9pt"/>
    </style:style>
    <style:style style:name="P902" style:parent-style-name="Textbody" style:family="paragraph">
      <style:paragraph-properties fo:text-align="justify"/>
      <style:text-properties fo:font-style="italic" style:font-style-asian="italic" style:font-style-complex="italic" fo:background-color="#FFFF00"/>
    </style:style>
    <style:style style:name="P903" style:parent-style-name="Textbody" style:family="paragraph">
      <style:text-properties fo:font-style="italic" style:font-style-asian="italic" style:font-style-complex="italic" fo:background-color="#FFFF00"/>
    </style:style>
    <style:style style:name="TableColumn905" style:family="table-column">
      <style:table-column-properties style:column-width="0.7076in" style:use-optimal-column-width="false"/>
    </style:style>
    <style:style style:name="TableColumn906" style:family="table-column">
      <style:table-column-properties style:column-width="2.052in" style:use-optimal-column-width="false"/>
    </style:style>
    <style:style style:name="TableColumn907" style:family="table-column">
      <style:table-column-properties style:column-width="0.5937in" style:use-optimal-column-width="false"/>
    </style:style>
    <style:style style:name="TableColumn908" style:family="table-column">
      <style:table-column-properties style:column-width="1.3229in" style:use-optimal-column-width="false"/>
    </style:style>
    <style:style style:name="TableColumn909" style:family="table-column">
      <style:table-column-properties style:column-width="1.6979in" style:use-optimal-column-width="false"/>
    </style:style>
    <style:style style:name="Table904" style:family="table">
      <style:table-properties style:width="6.3743in" fo:margin-left="0in" table:align="center"/>
    </style:style>
    <style:style style:name="TableRow910" style:family="table-row">
      <style:table-row-properties style:use-optimal-row-height="false"/>
    </style:style>
    <style:style style:name="TableCell9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2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9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91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1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Row917" style:family="table-row">
      <style:table-row-properties style:use-optimal-row-height="false"/>
    </style:style>
    <style:style style:name="TableCell9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9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9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3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Row924" style:family="table-row">
      <style:table-row-properties style:use-optimal-row-height="false"/>
    </style:style>
    <style:style style:name="TableCell9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9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8" style:parent-style-name="TableContents" style:family="paragraph">
      <style:text-properties fo:font-size="11pt" style:font-size-asian="11pt" style:font-size-complex="11pt"/>
    </style:style>
    <style:style style:name="TableCell9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0" style:parent-style-name="TableContents" style:family="paragraph">
      <style:paragraph-properties fo:text-align="end"/>
    </style:style>
    <style:style style:name="T931" style:parent-style-name="Zadanifontodlomka" style:family="text">
      <style:text-properties fo:font-size="11pt" style:font-size-asian="11pt" style:font-size-complex="11pt"/>
    </style:style>
    <style:style style:name="TableCell9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3" style:parent-style-name="TableContents" style:family="paragraph">
      <style:text-properties fo:font-size="11pt" style:font-size-asian="11pt" style:font-size-complex="11pt"/>
    </style:style>
    <style:style style:name="TableCell9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5" style:parent-style-name="TableContents" style:family="paragraph">
      <style:text-properties fo:font-size="11pt" style:font-size-asian="11pt" style:font-size-complex="11pt" fo:background-color="#FFFF00"/>
    </style:style>
    <style:style style:name="TableRow936" style:family="table-row">
      <style:table-row-properties style:use-optimal-row-height="false"/>
    </style:style>
    <style:style style:name="TableCell9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9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0" style:parent-style-name="TableContents" style:family="paragraph">
      <style:text-properties fo:font-size="11pt" style:font-size-asian="11pt" style:font-size-complex="11pt"/>
    </style:style>
    <style:style style:name="TableCell9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2" style:parent-style-name="TableContents" style:family="paragraph">
      <style:paragraph-properties fo:text-align="end"/>
      <style:text-properties fo:font-size="11pt" style:font-size-asian="11pt" style:font-size-complex="11pt"/>
    </style:style>
    <style:style style:name="TableCell9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4" style:parent-style-name="TableContents" style:family="paragraph">
      <style:text-properties fo:font-size="11pt" style:font-size-asian="11pt" style:font-size-complex="11pt"/>
    </style:style>
    <style:style style:name="TableCell9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6" style:parent-style-name="TableContents" style:family="paragraph">
      <style:text-properties fo:font-size="11pt" style:font-size-asian="11pt" style:font-size-complex="11pt"/>
    </style:style>
    <style:style style:name="TableRow947" style:family="table-row">
      <style:table-row-properties style:use-optimal-row-height="false"/>
    </style:style>
    <style:style style:name="TableCell9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9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1" style:parent-style-name="TableContents" style:family="paragraph">
      <style:text-properties fo:font-size="11pt" style:font-size-asian="11pt" style:font-size-complex="11pt"/>
    </style:style>
    <style:style style:name="TableCell9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3" style:parent-style-name="TableContents" style:family="paragraph">
      <style:paragraph-properties fo:text-align="end"/>
      <style:text-properties fo:font-size="11pt" style:font-size-asian="11pt" style:font-size-complex="11pt"/>
    </style:style>
    <style:style style:name="TableCell9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5" style:parent-style-name="TableContents" style:family="paragraph">
      <style:text-properties fo:font-size="11pt" style:font-size-asian="11pt" style:font-size-complex="11pt"/>
    </style:style>
    <style:style style:name="TableCell9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7" style:parent-style-name="TableContents" style:family="paragraph">
      <style:text-properties fo:font-size="11pt" style:font-size-asian="11pt" style:font-size-complex="11pt"/>
    </style:style>
    <style:style style:name="TableRow958" style:family="table-row">
      <style:table-row-properties style:use-optimal-row-height="false"/>
    </style:style>
    <style:style style:name="TableCell9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9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2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9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Row965" style:family="table-row">
      <style:table-row-properties style:use-optimal-row-height="false"/>
    </style:style>
    <style:style style:name="TableCell9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9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9" style:parent-style-name="TableContents" style:family="paragraph">
      <style:text-properties fo:font-size="11pt" style:font-size-asian="11pt" style:font-size-complex="11pt"/>
    </style:style>
    <style:style style:name="TableCell9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1" style:parent-style-name="TableContents" style:family="paragraph">
      <style:paragraph-properties fo:text-align="end"/>
      <style:text-properties fo:font-size="11pt" style:font-size-asian="11pt" style:font-size-complex="11pt"/>
    </style:style>
    <style:style style:name="TableCell9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3" style:parent-style-name="TableContents" style:family="paragraph">
      <style:text-properties fo:font-size="11pt" style:font-size-asian="11pt" style:font-size-complex="11pt"/>
    </style:style>
    <style:style style:name="TableCell9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5" style:parent-style-name="TableContents" style:family="paragraph">
      <style:text-properties fo:font-size="11pt" style:font-size-asian="11pt" style:font-size-complex="11pt"/>
    </style:style>
    <style:style style:name="TableRow976" style:family="table-row">
      <style:table-row-properties style:use-optimal-row-height="false"/>
    </style:style>
    <style:style style:name="TableCell9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9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0" style:parent-style-name="TableContents" style:family="paragraph">
      <style:text-properties fo:font-size="11pt" style:font-size-asian="11pt" style:font-size-complex="11pt"/>
    </style:style>
    <style:style style:name="TableCell9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2" style:parent-style-name="TableContents" style:family="paragraph">
      <style:paragraph-properties fo:text-align="end"/>
      <style:text-properties fo:font-size="11pt" style:font-size-asian="11pt" style:font-size-complex="11pt"/>
    </style:style>
    <style:style style:name="TableCell9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4" style:parent-style-name="TableContents" style:family="paragraph">
      <style:text-properties fo:font-size="11pt" style:font-size-asian="11pt" style:font-size-complex="11pt"/>
    </style:style>
    <style:style style:name="TableCell9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6" style:parent-style-name="TableContents" style:family="paragraph">
      <style:text-properties fo:font-size="11pt" style:font-size-asian="11pt" style:font-size-complex="11pt"/>
    </style:style>
    <style:style style:name="TableRow987" style:family="table-row">
      <style:table-row-properties style:use-optimal-row-height="false"/>
    </style:style>
    <style:style style:name="TableCell9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9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1" style:parent-style-name="TableContents" style:family="paragraph">
      <style:text-properties fo:font-size="11pt" style:font-size-asian="11pt" style:font-size-complex="11pt"/>
    </style:style>
    <style:style style:name="TableCell9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3" style:parent-style-name="TableContents" style:family="paragraph">
      <style:paragraph-properties fo:text-align="end"/>
      <style:text-properties fo:font-size="11pt" style:font-size-asian="11pt" style:font-size-complex="11pt"/>
    </style:style>
    <style:style style:name="TableCell9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5" style:parent-style-name="TableContents" style:family="paragraph">
      <style:text-properties fo:font-size="11pt" style:font-size-asian="11pt" style:font-size-complex="11pt"/>
    </style:style>
    <style:style style:name="TableCell9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7" style:parent-style-name="TableContents" style:family="paragraph">
      <style:text-properties fo:font-size="11pt" style:font-size-asian="11pt" style:font-size-complex="11pt"/>
    </style:style>
    <style:style style:name="TableRow998" style:family="table-row">
      <style:table-row-properties style:use-optimal-row-height="false"/>
    </style:style>
    <style:style style:name="TableCell9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0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2" style:parent-style-name="TableContents" style:family="paragraph">
      <style:text-properties fo:font-size="11pt" style:font-size-asian="11pt" style:font-size-complex="11pt"/>
    </style:style>
    <style:style style:name="TableCell10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4" style:parent-style-name="TableContents" style:family="paragraph">
      <style:paragraph-properties fo:text-align="end"/>
      <style:text-properties fo:font-size="11pt" style:font-size-asian="11pt" style:font-size-complex="11pt"/>
    </style:style>
    <style:style style:name="TableCell10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6" style:parent-style-name="TableContents" style:family="paragraph">
      <style:text-properties fo:font-size="11pt" style:font-size-asian="11pt" style:font-size-complex="11pt"/>
    </style:style>
    <style:style style:name="TableCell10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8" style:parent-style-name="TableContents" style:family="paragraph">
      <style:text-properties fo:font-size="11pt" style:font-size-asian="11pt" style:font-size-complex="11pt"/>
    </style:style>
    <style:style style:name="TableRow1009" style:family="table-row">
      <style:table-row-properties style:use-optimal-row-height="false"/>
    </style:style>
    <style:style style:name="TableCell10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0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3" style:parent-style-name="TableContents" style:family="paragraph">
      <style:text-properties fo:font-size="11pt" style:font-size-asian="11pt" style:font-size-complex="11pt"/>
    </style:style>
    <style:style style:name="TableCell10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5" style:parent-style-name="TableContents" style:family="paragraph">
      <style:paragraph-properties fo:text-align="end"/>
      <style:text-properties fo:font-size="11pt" style:font-size-asian="11pt" style:font-size-complex="11pt"/>
    </style:style>
    <style:style style:name="TableCell10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7" style:parent-style-name="TableContents" style:family="paragraph">
      <style:text-properties fo:font-size="11pt" style:font-size-asian="11pt" style:font-size-complex="11pt"/>
    </style:style>
    <style:style style:name="TableCell10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9" style:parent-style-name="TableContents" style:family="paragraph">
      <style:text-properties fo:font-size="11pt" style:font-size-asian="11pt" style:font-size-complex="11pt"/>
    </style:style>
    <style:style style:name="TableRow1020" style:family="table-row">
      <style:table-row-properties style:use-optimal-row-height="false"/>
    </style:style>
    <style:style style:name="TableCell10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2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0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4" style:parent-style-name="TableContents" style:family="paragraph">
      <style:text-properties fo:font-size="11pt" style:font-size-asian="11pt" style:font-size-complex="11pt"/>
    </style:style>
    <style:style style:name="TableCell10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6" style:parent-style-name="TableContents" style:family="paragraph">
      <style:paragraph-properties fo:text-align="end"/>
      <style:text-properties fo:font-size="11pt" style:font-size-asian="11pt" style:font-size-complex="11pt"/>
    </style:style>
    <style:style style:name="TableCell10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8" style:parent-style-name="TableContents" style:family="paragraph">
      <style:text-properties fo:font-size="11pt" style:font-size-asian="11pt" style:font-size-complex="11pt"/>
    </style:style>
    <style:style style:name="TableCell10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0" style:parent-style-name="TableContents" style:family="paragraph">
      <style:text-properties fo:font-size="11pt" style:font-size-asian="11pt" style:font-size-complex="11pt"/>
    </style:style>
    <style:style style:name="TableRow1031" style:family="table-row">
      <style:table-row-properties style:use-optimal-row-height="false"/>
    </style:style>
    <style:style style:name="TableCell10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3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0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0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Row1038" style:family="table-row">
      <style:table-row-properties style:min-row-height="0.6055in" style:use-optimal-row-height="false"/>
    </style:style>
    <style:style style:name="TableCell10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0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42" style:parent-style-name="Zadanifontodlomka" style:family="text">
      <style:text-properties fo:font-size="11pt" style:font-size-asian="11pt" style:font-size-complex="11pt"/>
    </style:style>
    <style:style style:name="TableCell10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4" style:parent-style-name="TableContents" style:family="paragraph">
      <style:paragraph-properties fo:text-align="end"/>
    </style:style>
    <style:style style:name="T1045" style:parent-style-name="Zadanifontodlomka" style:family="text">
      <style:text-properties fo:font-size="11pt" style:font-size-asian="11pt" style:font-size-complex="11pt"/>
    </style:style>
    <style:style style:name="TableCell10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7" style:parent-style-name="TableContents" style:family="paragraph">
      <style:text-properties fo:font-size="11pt" style:font-size-asian="11pt" style:font-size-complex="11pt" fo:background-color="#FFFF00"/>
    </style:style>
    <style:style style:name="TableCell10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49" style:parent-style-name="Zadanifontodlomka" style:family="text">
      <style:text-properties fo:font-size="11pt" style:font-size-asian="11pt" style:font-size-complex="11pt"/>
    </style:style>
    <style:style style:name="TableRow1050" style:family="table-row">
      <style:table-row-properties style:use-optimal-row-height="false"/>
    </style:style>
    <style:style style:name="TableCell10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2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0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54" style:parent-style-name="Zadanifontodlomka" style:family="text">
      <style:text-properties fo:font-size="11pt" style:font-size-asian="11pt" style:font-size-complex="11pt"/>
    </style:style>
    <style:style style:name="TableCell10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6" style:parent-style-name="TableContents" style:family="paragraph">
      <style:paragraph-properties fo:text-align="end"/>
    </style:style>
    <style:style style:name="T1057" style:parent-style-name="Zadanifontodlomka" style:family="text">
      <style:text-properties fo:font-size="11pt" style:font-size-asian="11pt" style:font-size-complex="11pt"/>
    </style:style>
    <style:style style:name="TableCell10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9" style:parent-style-name="TableContents" style:family="paragraph">
      <style:text-properties fo:font-size="11pt" style:font-size-asian="11pt" style:font-size-complex="11pt" fo:background-color="#FFFF00"/>
    </style:style>
    <style:style style:name="TableCell10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61" style:parent-style-name="Zadanifontodlomka" style:family="text">
      <style:text-properties fo:font-size="11pt" style:font-size-asian="11pt" style:font-size-complex="11pt"/>
    </style:style>
    <style:style style:name="TableRow1062" style:family="table-row">
      <style:table-row-properties style:use-optimal-row-height="false"/>
    </style:style>
    <style:style style:name="TableCell10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64" style:parent-style-name="Zadanifontodlomka" style:family="text">
      <style:text-properties fo:font-weight="bold" style:font-weight-asian="bold" style:font-weight-complex="bold" fo:font-size="11pt" style:font-size-asian="11pt" style:font-size-complex="11pt"/>
    </style:style>
    <style:style style:name="TableCell10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66" style:parent-style-name="Zadanifontodlomka" style:family="text">
      <style:text-properties fo:font-size="11pt" style:font-size-asian="11pt" style:font-size-complex="11pt"/>
    </style:style>
    <style:style style:name="TableCell10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8" style:parent-style-name="TableContents" style:family="paragraph">
      <style:paragraph-properties fo:text-align="end"/>
    </style:style>
    <style:style style:name="T1069" style:parent-style-name="Zadanifontodlomka" style:family="text">
      <style:text-properties fo:font-size="11pt" style:font-size-asian="11pt" style:font-size-complex="11pt"/>
    </style:style>
    <style:style style:name="TableCell10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1" style:parent-style-name="TableContents" style:family="paragraph">
      <style:text-properties fo:font-size="11pt" style:font-size-asian="11pt" style:font-size-complex="11pt" fo:background-color="#FFFF00"/>
    </style:style>
    <style:style style:name="TableCell10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73" style:parent-style-name="Zadanifontodlomka" style:family="text">
      <style:text-properties fo:font-size="11pt" style:font-size-asian="11pt" style:font-size-complex="11pt"/>
    </style:style>
    <style:style style:name="TableRow1074" style:family="table-row">
      <style:table-row-properties style:use-optimal-row-height="false"/>
    </style:style>
    <style:style style:name="TableCell10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0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8" style:parent-style-name="TableContents" style:family="paragraph">
      <style:text-properties fo:font-size="11pt" style:font-size-asian="11pt" style:font-size-complex="11pt"/>
    </style:style>
    <style:style style:name="TableCell10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0" style:parent-style-name="TableContents" style:family="paragraph">
      <style:paragraph-properties fo:text-align="end"/>
    </style:style>
    <style:style style:name="T1081" style:parent-style-name="Zadanifontodlomka" style:family="text">
      <style:text-properties fo:font-size="11pt" style:font-size-asian="11pt" style:font-size-complex="11pt"/>
    </style:style>
    <style:style style:name="TableCell10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3" style:parent-style-name="TableContents" style:family="paragraph">
      <style:text-properties fo:font-size="11pt" style:font-size-asian="11pt" style:font-size-complex="11pt"/>
    </style:style>
    <style:style style:name="TableCell10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85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086" style:parent-style-name="Zadanifontodlomka" style:family="text">
      <style:text-properties fo:color="#0000FF" fo:font-size="9pt" style:font-size-asian="9pt" style:font-size-complex="9pt"/>
    </style:style>
    <style:style style:name="T1087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088" style:parent-style-name="Zadanifontodlomka" style:family="text">
      <style:text-properties fo:color="#0000FF" fo:font-size="9pt" style:font-size-asian="9pt" style:font-size-complex="9pt"/>
    </style:style>
    <style:style style:name="T1089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090" style:parent-style-name="Zadanifontodlomka" style:family="text">
      <style:text-properties fo:color="#0000FF" fo:font-size="9pt" style:font-size-asian="9pt" style:font-size-complex="9pt"/>
    </style:style>
    <style:style style:name="T1091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ableRow1092" style:family="table-row">
      <style:table-row-properties style:use-optimal-row-height="false"/>
    </style:style>
    <style:style style:name="TableCell10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0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0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Row1099" style:family="table-row">
      <style:table-row-properties style:use-optimal-row-height="false"/>
    </style:style>
    <style:style style:name="TableCell1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3" style:parent-style-name="TableContents" style:family="paragraph">
      <style:text-properties fo:font-size="11pt" style:font-size-asian="11pt" style:font-size-complex="11pt"/>
    </style:style>
    <style:style style:name="TableCell1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5" style:parent-style-name="TableContents" style:family="paragraph">
      <style:paragraph-properties fo:text-align="end"/>
      <style:text-properties fo:font-size="11pt" style:font-size-asian="11pt" style:font-size-complex="11pt"/>
    </style:style>
    <style:style style:name="TableCell1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7" style:parent-style-name="TableContents" style:family="paragraph">
      <style:text-properties fo:font-size="11pt" style:font-size-asian="11pt" style:font-size-complex="11pt"/>
    </style:style>
    <style:style style:name="TableCell1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09" style:parent-style-name="Zadanifontodlomka" style:family="text">
      <style:text-properties fo:font-size="11pt" style:font-size-asian="11pt" style:font-size-complex="11pt"/>
    </style:style>
    <style:style style:name="T1110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111" style:parent-style-name="Zadanifontodlomka" style:family="text">
      <style:text-properties fo:color="#0000FF" fo:font-size="9pt" style:font-size-asian="9pt" style:font-size-complex="9pt"/>
    </style:style>
    <style:style style:name="T1112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113" style:parent-style-name="Zadanifontodlomka" style:family="text">
      <style:text-properties fo:color="#0000FF" fo:font-size="9pt" style:font-size-asian="9pt" style:font-size-complex="9pt"/>
    </style:style>
    <style:style style:name="T1114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ableRow1115" style:family="table-row">
      <style:table-row-properties style:use-optimal-row-height="false"/>
    </style:style>
    <style:style style:name="TableCell1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9" style:parent-style-name="TableContents" style:family="paragraph">
      <style:text-properties fo:font-size="11pt" style:font-size-asian="11pt" style:font-size-complex="11pt"/>
    </style:style>
    <style:style style:name="TableCell1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1" style:parent-style-name="TableContents" style:family="paragraph">
      <style:paragraph-properties fo:text-align="end"/>
      <style:text-properties fo:font-size="11pt" style:font-size-asian="11pt" style:font-size-complex="11pt"/>
    </style:style>
    <style:style style:name="TableCell1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3" style:parent-style-name="TableContents" style:family="paragraph">
      <style:text-properties fo:font-size="11pt" style:font-size-asian="11pt" style:font-size-complex="11pt"/>
    </style:style>
    <style:style style:name="TableCell1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5" style:parent-style-name="TableContents" style:family="paragraph">
      <style:text-properties fo:font-size="11pt" style:font-size-asian="11pt" style:font-size-complex="11pt"/>
    </style:style>
    <style:style style:name="T1126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127" style:parent-style-name="Zadanifontodlomka" style:family="text">
      <style:text-properties fo:color="#0000FF" fo:font-size="9pt" style:font-size-asian="9pt" style:font-size-complex="9pt"/>
    </style:style>
    <style:style style:name="T1128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ableRow1129" style:family="table-row">
      <style:table-row-properties style:use-optimal-row-height="false"/>
    </style:style>
    <style:style style:name="TableCell1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3" style:parent-style-name="TableContents" style:family="paragraph">
      <style:text-properties fo:font-size="11pt" style:font-size-asian="11pt" style:font-size-complex="11pt"/>
    </style:style>
    <style:style style:name="TableCell1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5" style:parent-style-name="TableContents" style:family="paragraph">
      <style:paragraph-properties fo:text-align="end"/>
      <style:text-properties fo:font-size="11pt" style:font-size-asian="11pt" style:font-size-complex="11pt"/>
    </style:style>
    <style:style style:name="TableCell1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7" style:parent-style-name="TableContents" style:family="paragraph">
      <style:text-properties fo:font-size="11pt" style:font-size-asian="11pt" style:font-size-complex="11pt"/>
    </style:style>
    <style:style style:name="TableCell1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39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140" style:parent-style-name="Zadanifontodlomka" style:family="text">
      <style:text-properties fo:color="#0000FF" fo:font-size="9pt" style:font-size-asian="9pt" style:font-size-complex="9pt"/>
    </style:style>
    <style:style style:name="T1141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ableRow1142" style:family="table-row">
      <style:table-row-properties style:use-optimal-row-height="false"/>
    </style:style>
    <style:style style:name="TableCell1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1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8" style:parent-style-name="TableContents" style:family="paragraph">
      <style:text-properties fo:font-size="11pt" style:font-size-asian="11pt" style:font-size-complex="11pt"/>
    </style:style>
    <style:style style:name="TableRow1149" style:family="table-row">
      <style:table-row-properties style:use-optimal-row-height="false"/>
    </style:style>
    <style:style style:name="TableCell1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3" style:parent-style-name="TableContents" style:family="paragraph">
      <style:text-properties fo:font-size="11pt" style:font-size-asian="11pt" style:font-size-complex="11pt"/>
    </style:style>
    <style:style style:name="TableCell1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5" style:parent-style-name="TableContents" style:family="paragraph">
      <style:paragraph-properties fo:text-align="end"/>
      <style:text-properties fo:font-size="11pt" style:font-size-asian="11pt" style:font-size-complex="11pt"/>
    </style:style>
    <style:style style:name="TableCell1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7" style:parent-style-name="TableContents" style:family="paragraph">
      <style:text-properties fo:font-size="11pt" style:font-size-asian="11pt" style:font-size-complex="11pt"/>
    </style:style>
    <style:style style:name="TableCell1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59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160" style:parent-style-name="Zadanifontodlomka" style:family="text">
      <style:text-properties fo:color="#0000FF" fo:font-size="9pt" style:font-size-asian="9pt" style:font-size-complex="9pt"/>
    </style:style>
    <style:style style:name="T1161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162" style:parent-style-name="Zadanifontodlomka" style:family="text">
      <style:text-properties fo:color="#0000FF" fo:font-size="9pt" style:font-size-asian="9pt" style:font-size-complex="9pt"/>
    </style:style>
    <style:style style:name="T1163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164" style:parent-style-name="Zadanifontodlomka" style:family="text">
      <style:text-properties fo:color="#0000FF" fo:font-size="9pt" style:font-size-asian="9pt" style:font-size-complex="9pt"/>
    </style:style>
    <style:style style:name="TableRow1165" style:family="table-row">
      <style:table-row-properties style:use-optimal-row-height="false"/>
    </style:style>
    <style:style style:name="TableCell1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9" style:parent-style-name="TableContents" style:family="paragraph">
      <style:text-properties fo:font-size="11pt" style:font-size-asian="11pt" style:font-size-complex="11pt"/>
    </style:style>
    <style:style style:name="TableCell1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1" style:parent-style-name="TableContents" style:family="paragraph">
      <style:paragraph-properties fo:text-align="end"/>
      <style:text-properties fo:font-size="11pt" style:font-size-asian="11pt" style:font-size-complex="11pt"/>
    </style:style>
    <style:style style:name="TableCell1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3" style:parent-style-name="TableContents" style:family="paragraph">
      <style:text-properties fo:font-size="11pt" style:font-size-asian="11pt" style:font-size-complex="11pt"/>
    </style:style>
    <style:style style:name="TableCell11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75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176" style:parent-style-name="Zadanifontodlomka" style:family="text">
      <style:text-properties fo:color="#0000FF" fo:font-size="9pt" style:font-size-asian="9pt" style:font-size-complex="9pt"/>
    </style:style>
    <style:style style:name="T1177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178" style:parent-style-name="Zadanifontodlomka" style:family="text">
      <style:text-properties fo:color="#0000FF" fo:font-size="9pt" style:font-size-asian="9pt" style:font-size-complex="9pt"/>
    </style:style>
    <style:style style:name="T1179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180" style:parent-style-name="Zadanifontodlomka" style:family="text">
      <style:text-properties fo:color="#0000FF" fo:font-size="9pt" style:font-size-asian="9pt" style:font-size-complex="9pt"/>
    </style:style>
    <style:style style:name="TableRow1181" style:family="table-row">
      <style:table-row-properties style:use-optimal-row-height="false"/>
    </style:style>
    <style:style style:name="TableCell1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3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5" style:parent-style-name="TableContents" style:family="paragraph">
      <style:text-properties fo:font-size="11pt" style:font-size-asian="11pt" style:font-size-complex="11pt"/>
    </style:style>
    <style:style style:name="TableCell1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7" style:parent-style-name="TableContents" style:family="paragraph">
      <style:paragraph-properties fo:text-align="end"/>
      <style:text-properties fo:font-size="11pt" style:font-size-asian="11pt" style:font-size-complex="11pt"/>
    </style:style>
    <style:style style:name="TableCell1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9" style:parent-style-name="TableContents" style:family="paragraph">
      <style:text-properties fo:font-size="11pt" style:font-size-asian="11pt" style:font-size-complex="11pt"/>
    </style:style>
    <style:style style:name="TableCell11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91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192" style:parent-style-name="Zadanifontodlomka" style:family="text">
      <style:text-properties fo:color="#0000FF" fo:font-size="9pt" style:font-size-asian="9pt" style:font-size-complex="9pt"/>
    </style:style>
    <style:style style:name="T1193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194" style:parent-style-name="Zadanifontodlomka" style:family="text">
      <style:text-properties fo:color="#0000FF" fo:font-size="9pt" style:font-size-asian="9pt" style:font-size-complex="9pt"/>
    </style:style>
    <style:style style:name="T1195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196" style:parent-style-name="Zadanifontodlomka" style:family="text">
      <style:text-properties fo:color="#0000FF" fo:font-size="9pt" style:font-size-asian="9pt" style:font-size-complex="9pt"/>
    </style:style>
    <style:style style:name="TableRow1197" style:family="table-row">
      <style:table-row-properties style:use-optimal-row-height="false"/>
    </style:style>
    <style:style style:name="TableCell1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2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3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Row1204" style:family="table-row">
      <style:table-row-properties style:use-optimal-row-height="false"/>
    </style:style>
    <style:style style:name="TableCell1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8" style:parent-style-name="TableContents" style:family="paragraph">
      <style:text-properties fo:font-size="11pt" style:font-size-asian="11pt" style:font-size-complex="11pt"/>
    </style:style>
    <style:style style:name="TableCell1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0" style:parent-style-name="TableContents" style:family="paragraph">
      <style:paragraph-properties fo:text-align="end"/>
      <style:text-properties fo:font-size="11pt" style:font-size-asian="11pt" style:font-size-complex="11pt"/>
    </style:style>
    <style:style style:name="TableCell1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2" style:parent-style-name="TableContents" style:family="paragraph">
      <style:text-properties fo:font-size="11pt" style:font-size-asian="11pt" style:font-size-complex="11pt"/>
    </style:style>
    <style:style style:name="TableCell1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14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215" style:parent-style-name="Zadanifontodlomka" style:family="text">
      <style:text-properties fo:color="#0000FF" fo:font-size="9pt" style:font-size-asian="9pt" style:font-size-complex="9pt"/>
    </style:style>
    <style:style style:name="T1216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217" style:parent-style-name="Zadanifontodlomka" style:family="text">
      <style:text-properties fo:color="#0000FF" fo:font-size="9pt" style:font-size-asian="9pt" style:font-size-complex="9pt"/>
    </style:style>
    <style:style style:name="T1218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219" style:parent-style-name="Zadanifontodlomka" style:family="text">
      <style:text-properties fo:color="#0000FF" fo:font-size="9pt" style:font-size-asian="9pt" style:font-size-complex="9pt"/>
    </style:style>
    <style:style style:name="TableRow1220" style:family="table-row">
      <style:table-row-properties style:use-optimal-row-height="false"/>
    </style:style>
    <style:style style:name="TableCell1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2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4" style:parent-style-name="TableContents" style:family="paragraph">
      <style:text-properties fo:font-size="11pt" style:font-size-asian="11pt" style:font-size-complex="11pt"/>
    </style:style>
    <style:style style:name="TableCell1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6" style:parent-style-name="TableContents" style:family="paragraph">
      <style:paragraph-properties fo:text-align="end"/>
      <style:text-properties fo:font-size="11pt" style:font-size-asian="11pt" style:font-size-complex="11pt"/>
    </style:style>
    <style:style style:name="TableCell1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8" style:parent-style-name="TableContents" style:family="paragraph">
      <style:text-properties fo:font-size="11pt" style:font-size-asian="11pt" style:font-size-complex="11pt"/>
    </style:style>
    <style:style style:name="TableCell1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30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231" style:parent-style-name="Zadanifontodlomka" style:family="text">
      <style:text-properties fo:color="#0000FF" fo:font-size="9pt" style:font-size-asian="9pt" style:font-size-complex="9pt"/>
    </style:style>
    <style:style style:name="T1232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233" style:parent-style-name="Zadanifontodlomka" style:family="text">
      <style:text-properties fo:color="#0000FF" fo:font-size="9pt" style:font-size-asian="9pt" style:font-size-complex="9pt"/>
    </style:style>
    <style:style style:name="T1234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235" style:parent-style-name="Zadanifontodlomka" style:family="text">
      <style:text-properties fo:color="#0000FF" fo:font-size="9pt" style:font-size-asian="9pt" style:font-size-complex="9pt"/>
    </style:style>
    <style:style style:name="TableRow1236" style:family="table-row">
      <style:table-row-properties style:use-optimal-row-height="false"/>
    </style:style>
    <style:style style:name="TableCell1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0" style:parent-style-name="TableContents" style:family="paragraph">
      <style:text-properties fo:font-size="11pt" style:font-size-asian="11pt" style:font-size-complex="11pt"/>
    </style:style>
    <style:style style:name="TableCell1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2" style:parent-style-name="TableContents" style:family="paragraph">
      <style:paragraph-properties fo:text-align="end"/>
      <style:text-properties fo:font-size="11pt" style:font-size-asian="11pt" style:font-size-complex="11pt"/>
    </style:style>
    <style:style style:name="TableCell1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4" style:parent-style-name="TableContents" style:family="paragraph">
      <style:text-properties fo:font-size="11pt" style:font-size-asian="11pt" style:font-size-complex="11pt"/>
    </style:style>
    <style:style style:name="TableCell12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46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247" style:parent-style-name="Zadanifontodlomka" style:family="text">
      <style:text-properties fo:color="#0000FF" fo:font-size="9pt" style:font-size-asian="9pt" style:font-size-complex="9pt"/>
    </style:style>
    <style:style style:name="T1248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249" style:parent-style-name="Zadanifontodlomka" style:family="text">
      <style:text-properties fo:color="#0000FF" fo:font-size="9pt" style:font-size-asian="9pt" style:font-size-complex="9pt"/>
    </style:style>
    <style:style style:name="T1250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251" style:parent-style-name="Zadanifontodlomka" style:family="text">
      <style:text-properties fo:color="#0000FF" fo:font-size="9pt" style:font-size-asian="9pt" style:font-size-complex="9pt"/>
    </style:style>
    <style:style style:name="TableRow1252" style:family="table-row">
      <style:table-row-properties style:use-optimal-row-height="false"/>
    </style:style>
    <style:style style:name="TableCell1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6" style:parent-style-name="TableContents" style:family="paragraph">
      <style:text-properties fo:font-size="11pt" style:font-size-asian="11pt" style:font-size-complex="11pt"/>
    </style:style>
    <style:style style:name="TableCell1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8" style:parent-style-name="TableContents" style:family="paragraph">
      <style:paragraph-properties fo:text-align="end"/>
      <style:text-properties fo:font-size="11pt" style:font-size-asian="11pt" style:font-size-complex="11pt"/>
    </style:style>
    <style:style style:name="TableCell1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0" style:parent-style-name="TableContents" style:family="paragraph">
      <style:text-properties fo:font-size="11pt" style:font-size-asian="11pt" style:font-size-complex="11pt"/>
    </style:style>
    <style:style style:name="TableCell12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62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263" style:parent-style-name="Zadanifontodlomka" style:family="text">
      <style:text-properties fo:color="#0000FF" fo:font-size="9pt" style:font-size-asian="9pt" style:font-size-complex="9pt"/>
    </style:style>
    <style:style style:name="T1264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265" style:parent-style-name="Zadanifontodlomka" style:family="text">
      <style:text-properties fo:color="#0000FF" fo:font-size="9pt" style:font-size-asian="9pt" style:font-size-complex="9pt"/>
    </style:style>
    <style:style style:name="T1266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267" style:parent-style-name="Zadanifontodlomka" style:family="text">
      <style:text-properties fo:color="#0000FF" fo:font-size="9pt" style:font-size-asian="9pt" style:font-size-complex="9pt"/>
    </style:style>
    <style:style style:name="T1268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ableRow1269" style:family="table-row">
      <style:table-row-properties style:use-optimal-row-height="false"/>
    </style:style>
    <style:style style:name="TableCell1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3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2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5" style:parent-style-name="TableContents" style:family="paragraph">
      <style:text-properties fo:color="#0000FF" fo:font-size="9pt" style:font-size-asian="9pt" style:font-size-complex="9pt"/>
    </style:style>
    <style:style style:name="TableRow1276" style:family="table-row">
      <style:table-row-properties style:use-optimal-row-height="false"/>
    </style:style>
    <style:style style:name="TableCell1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0" style:parent-style-name="TableContents" style:family="paragraph">
      <style:text-properties fo:font-size="11pt" style:font-size-asian="11pt" style:font-size-complex="11pt"/>
    </style:style>
    <style:style style:name="TableCell1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2" style:parent-style-name="TableContents" style:family="paragraph">
      <style:paragraph-properties fo:text-align="end"/>
      <style:text-properties fo:font-size="11pt" style:font-size-asian="11pt" style:font-size-complex="11pt"/>
    </style:style>
    <style:style style:name="TableCell1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4" style:parent-style-name="TableContents" style:family="paragraph">
      <style:text-properties fo:font-size="11pt" style:font-size-asian="11pt" style:font-size-complex="11pt"/>
    </style:style>
    <style:style style:name="TableCell1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86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287" style:parent-style-name="Zadanifontodlomka" style:family="text">
      <style:text-properties fo:color="#0000FF" fo:font-size="9pt" style:font-size-asian="9pt" style:font-size-complex="9pt"/>
    </style:style>
    <style:style style:name="T1288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ableRow1289" style:family="table-row">
      <style:table-row-properties style:use-optimal-row-height="false"/>
    </style:style>
    <style:style style:name="TableCell1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3" style:parent-style-name="TableContents" style:family="paragraph">
      <style:text-properties fo:font-size="11pt" style:font-size-asian="11pt" style:font-size-complex="11pt"/>
    </style:style>
    <style:style style:name="TableCell1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5" style:parent-style-name="TableContents" style:family="paragraph">
      <style:paragraph-properties fo:text-align="end"/>
      <style:text-properties fo:font-size="11pt" style:font-size-asian="11pt" style:font-size-complex="11pt"/>
    </style:style>
    <style:style style:name="TableCell1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7" style:parent-style-name="TableContents" style:family="paragraph">
      <style:text-properties fo:font-size="11pt" style:font-size-asian="11pt" style:font-size-complex="11pt"/>
    </style:style>
    <style:style style:name="TableCell12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99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300" style:parent-style-name="Zadanifontodlomka" style:family="text">
      <style:text-properties fo:color="#0000FF" fo:font-size="9pt" style:font-size-asian="9pt" style:font-size-complex="9pt"/>
    </style:style>
    <style:style style:name="T1301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ableRow1302" style:family="table-row">
      <style:table-row-properties style:use-optimal-row-height="false"/>
    </style:style>
    <style:style style:name="TableCell1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6" style:parent-style-name="TableContents" style:family="paragraph">
      <style:text-properties fo:font-size="11pt" style:font-size-asian="11pt" style:font-size-complex="11pt"/>
    </style:style>
    <style:style style:name="TableCell1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8" style:parent-style-name="TableContents" style:family="paragraph">
      <style:paragraph-properties fo:text-align="end"/>
      <style:text-properties fo:font-size="11pt" style:font-size-asian="11pt" style:font-size-complex="11pt"/>
    </style:style>
    <style:style style:name="TableCell1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0" style:parent-style-name="TableContents" style:family="paragraph">
      <style:text-properties fo:font-size="11pt" style:font-size-asian="11pt" style:font-size-complex="11pt"/>
    </style:style>
    <style:style style:name="TableCell13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312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313" style:parent-style-name="Zadanifontodlomka" style:family="text">
      <style:text-properties fo:color="#0000FF" fo:font-size="9pt" style:font-size-asian="9pt" style:font-size-complex="9pt"/>
    </style:style>
    <style:style style:name="T1314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ableRow1315" style:family="table-row">
      <style:table-row-properties style:use-optimal-row-height="false"/>
    </style:style>
    <style:style style:name="TableCell1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3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1" style:parent-style-name="TableContents" style:family="paragraph">
      <style:text-properties fo:font-weight="bold" style:font-weight-asian="bold" style:font-weight-complex="bold" fo:color="#0000FF" fo:font-size="9pt" style:font-size-asian="9pt" style:font-size-complex="9pt"/>
    </style:style>
    <style:style style:name="TableRow1322" style:family="table-row">
      <style:table-row-properties style:use-optimal-row-height="false"/>
    </style:style>
    <style:style style:name="TableCell1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6" style:parent-style-name="TableContents" style:family="paragraph">
      <style:text-properties fo:font-size="11pt" style:font-size-asian="11pt" style:font-size-complex="11pt"/>
    </style:style>
    <style:style style:name="TableCell1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8" style:parent-style-name="TableContents" style:family="paragraph">
      <style:paragraph-properties fo:text-align="end"/>
      <style:text-properties fo:font-size="11pt" style:font-size-asian="11pt" style:font-size-complex="11pt"/>
    </style:style>
    <style:style style:name="TableCell1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0" style:parent-style-name="TableContents" style:family="paragraph">
      <style:text-properties fo:font-size="11pt" style:font-size-asian="11pt" style:font-size-complex="11pt"/>
    </style:style>
    <style:style style:name="TableCell13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332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333" style:parent-style-name="Zadanifontodlomka" style:family="text">
      <style:text-properties fo:color="#0000FF" fo:font-size="9pt" style:font-size-asian="9pt" style:font-size-complex="9pt"/>
    </style:style>
    <style:style style:name="T1334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ableRow1335" style:family="table-row">
      <style:table-row-properties style:use-optimal-row-height="false"/>
    </style:style>
    <style:style style:name="TableCell1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9" style:parent-style-name="TableContents" style:family="paragraph">
      <style:text-properties fo:font-size="11pt" style:font-size-asian="11pt" style:font-size-complex="11pt"/>
    </style:style>
    <style:style style:name="TableCell1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1" style:parent-style-name="TableContents" style:family="paragraph">
      <style:paragraph-properties fo:text-align="end"/>
      <style:text-properties fo:font-size="11pt" style:font-size-asian="11pt" style:font-size-complex="11pt"/>
    </style:style>
    <style:style style:name="TableCell1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3" style:parent-style-name="TableContents" style:family="paragraph">
      <style:text-properties fo:font-size="11pt" style:font-size-asian="11pt" style:font-size-complex="11pt"/>
    </style:style>
    <style:style style:name="TableCell13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345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346" style:parent-style-name="Zadanifontodlomka" style:family="text">
      <style:text-properties fo:color="#0000FF" fo:font-size="9pt" style:font-size-asian="9pt" style:font-size-complex="9pt"/>
    </style:style>
    <style:style style:name="T1347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ableRow1348" style:family="table-row">
      <style:table-row-properties style:use-optimal-row-height="false"/>
    </style:style>
    <style:style style:name="TableCell1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2" style:parent-style-name="TableContents" style:family="paragraph">
      <style:text-properties fo:font-size="11pt" style:font-size-asian="11pt" style:font-size-complex="11pt"/>
    </style:style>
    <style:style style:name="TableCell1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4" style:parent-style-name="TableContents" style:family="paragraph">
      <style:paragraph-properties fo:text-align="end"/>
      <style:text-properties fo:font-size="11pt" style:font-size-asian="11pt" style:font-size-complex="11pt"/>
    </style:style>
    <style:style style:name="TableCell1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6" style:parent-style-name="TableContents" style:family="paragraph">
      <style:text-properties fo:font-size="11pt" style:font-size-asian="11pt" style:font-size-complex="11pt"/>
    </style:style>
    <style:style style:name="TableCell13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358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359" style:parent-style-name="Zadanifontodlomka" style:family="text">
      <style:text-properties fo:color="#0000FF" fo:font-size="9pt" style:font-size-asian="9pt" style:font-size-complex="9pt"/>
    </style:style>
    <style:style style:name="T1360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ableRow1361" style:family="table-row">
      <style:table-row-properties style:use-optimal-row-height="false"/>
    </style:style>
    <style:style style:name="TableCell1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3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3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67" style:parent-style-name="TableContents" style:family="paragraph">
      <style:text-properties fo:color="#0000FF" fo:font-size="9pt" style:font-size-asian="9pt" style:font-size-complex="9pt"/>
    </style:style>
    <style:style style:name="TableRow1368" style:family="table-row">
      <style:table-row-properties style:use-optimal-row-height="false"/>
    </style:style>
    <style:style style:name="TableCell1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2" style:parent-style-name="TableContents" style:family="paragraph">
      <style:text-properties fo:font-size="11pt" style:font-size-asian="11pt" style:font-size-complex="11pt"/>
    </style:style>
    <style:style style:name="TableCell1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4" style:parent-style-name="TableContents" style:family="paragraph">
      <style:paragraph-properties fo:text-align="end"/>
      <style:text-properties fo:font-size="11pt" style:font-size-asian="11pt" style:font-size-complex="11pt"/>
    </style:style>
    <style:style style:name="TableCell1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6" style:parent-style-name="TableContents" style:family="paragraph">
      <style:text-properties fo:font-size="11pt" style:font-size-asian="11pt" style:font-size-complex="11pt"/>
    </style:style>
    <style:style style:name="TableCell13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378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379" style:parent-style-name="Zadanifontodlomka" style:family="text">
      <style:text-properties fo:color="#0000FF" fo:font-size="9pt" style:font-size-asian="9pt" style:font-size-complex="9pt"/>
    </style:style>
    <style:style style:name="T1380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ableRow1381" style:family="table-row">
      <style:table-row-properties style:use-optimal-row-height="false"/>
    </style:style>
    <style:style style:name="TableCell1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3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3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5" style:parent-style-name="TableContents" style:family="paragraph">
      <style:text-properties fo:font-size="11pt" style:font-size-asian="11pt" style:font-size-complex="11pt"/>
    </style:style>
    <style:style style:name="TableCell1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7" style:parent-style-name="TableContents" style:family="paragraph">
      <style:paragraph-properties fo:text-align="end"/>
      <style:text-properties fo:font-size="11pt" style:font-size-asian="11pt" style:font-size-complex="11pt"/>
    </style:style>
    <style:style style:name="TableCell1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9" style:parent-style-name="TableContents" style:family="paragraph">
      <style:text-properties fo:font-size="11pt" style:font-size-asian="11pt" style:font-size-complex="11pt"/>
    </style:style>
    <style:style style:name="TableCell13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391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392" style:parent-style-name="Zadanifontodlomka" style:family="text">
      <style:text-properties fo:color="#0000FF" fo:font-size="9pt" style:font-size-asian="9pt" style:font-size-complex="9pt"/>
    </style:style>
    <style:style style:name="T1393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ableRow1394" style:family="table-row">
      <style:table-row-properties style:use-optimal-row-height="false"/>
    </style:style>
    <style:style style:name="TableCell1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8" style:parent-style-name="TableContents" style:family="paragraph">
      <style:text-properties fo:font-size="11pt" style:font-size-asian="11pt" style:font-size-complex="11pt"/>
    </style:style>
    <style:style style:name="TableCell1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0" style:parent-style-name="TableContents" style:family="paragraph">
      <style:paragraph-properties fo:text-align="end"/>
      <style:text-properties fo:font-size="11pt" style:font-size-asian="11pt" style:font-size-complex="11pt"/>
    </style:style>
    <style:style style:name="TableCell1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2" style:parent-style-name="TableContents" style:family="paragraph">
      <style:text-properties fo:font-size="11pt" style:font-size-asian="11pt" style:font-size-complex="11pt"/>
    </style:style>
    <style:style style:name="TableCell14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404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405" style:parent-style-name="Zadanifontodlomka" style:family="text">
      <style:text-properties fo:color="#0000FF" fo:font-size="9pt" style:font-size-asian="9pt" style:font-size-complex="9pt"/>
    </style:style>
    <style:style style:name="T1406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407" style:parent-style-name="Zadanifontodlomka" style:family="text">
      <style:text-properties fo:color="#0000FF" fo:font-size="9pt" style:font-size-asian="9pt" style:font-size-complex="9pt"/>
    </style:style>
    <style:style style:name="T1408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ableRow1409" style:family="table-row">
      <style:table-row-properties style:use-optimal-row-height="false"/>
    </style:style>
    <style:style style:name="TableCell1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3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4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5" style:parent-style-name="TableContents" style:family="paragraph">
      <style:text-properties fo:color="#0000FF" fo:font-size="9pt" style:font-size-asian="9pt" style:font-size-complex="9pt"/>
    </style:style>
    <style:style style:name="TableRow1416" style:family="table-row">
      <style:table-row-properties style:use-optimal-row-height="false"/>
    </style:style>
    <style:style style:name="TableCell1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0" style:parent-style-name="TableContents" style:family="paragraph">
      <style:text-properties fo:font-size="11pt" style:font-size-asian="11pt" style:font-size-complex="11pt"/>
    </style:style>
    <style:style style:name="TableCell1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2" style:parent-style-name="TableContents" style:family="paragraph">
      <style:paragraph-properties fo:text-align="end"/>
      <style:text-properties fo:font-size="11pt" style:font-size-asian="11pt" style:font-size-complex="11pt"/>
    </style:style>
    <style:style style:name="TableCell1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4" style:parent-style-name="TableContents" style:family="paragraph">
      <style:text-properties fo:font-size="11pt" style:font-size-asian="11pt" style:font-size-complex="11pt"/>
    </style:style>
    <style:style style:name="TableCell14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426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427" style:parent-style-name="Zadanifontodlomka" style:family="text">
      <style:text-properties fo:color="#0000FF" fo:font-size="9pt" style:font-size-asian="9pt" style:font-size-complex="9pt"/>
    </style:style>
    <style:style style:name="T1428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429" style:parent-style-name="Zadanifontodlomka" style:family="text">
      <style:text-properties fo:color="#0000FF" fo:font-size="9pt" style:font-size-asian="9pt" style:font-size-complex="9pt"/>
    </style:style>
    <style:style style:name="TableRow1430" style:family="table-row">
      <style:table-row-properties style:use-optimal-row-height="false"/>
    </style:style>
    <style:style style:name="TableCell14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2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4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4" style:parent-style-name="TableContents" style:family="paragraph">
      <style:text-properties fo:font-size="11pt" style:font-size-asian="11pt" style:font-size-complex="11pt"/>
    </style:style>
    <style:style style:name="TableCell14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6" style:parent-style-name="TableContents" style:family="paragraph">
      <style:paragraph-properties fo:text-align="end"/>
      <style:text-properties fo:font-size="11pt" style:font-size-asian="11pt" style:font-size-complex="11pt"/>
    </style:style>
    <style:style style:name="TableCell14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8" style:parent-style-name="TableContents" style:family="paragraph">
      <style:text-properties fo:font-size="11pt" style:font-size-asian="11pt" style:font-size-complex="11pt"/>
    </style:style>
    <style:style style:name="TableCell14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440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441" style:parent-style-name="Zadanifontodlomka" style:family="text">
      <style:text-properties fo:color="#0000FF" fo:font-size="9pt" style:font-size-asian="9pt" style:font-size-complex="9pt"/>
    </style:style>
    <style:style style:name="T1442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443" style:parent-style-name="Zadanifontodlomka" style:family="text">
      <style:text-properties fo:color="#0000FF" fo:font-size="9pt" style:font-size-asian="9pt" style:font-size-complex="9pt"/>
    </style:style>
    <style:style style:name="TableRow1444" style:family="table-row">
      <style:table-row-properties style:use-optimal-row-height="false"/>
    </style:style>
    <style:style style:name="TableCell14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4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8" style:parent-style-name="TableContents" style:family="paragraph">
      <style:text-properties fo:font-size="11pt" style:font-size-asian="11pt" style:font-size-complex="11pt"/>
    </style:style>
    <style:style style:name="TableCell14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0" style:parent-style-name="TableContents" style:family="paragraph">
      <style:paragraph-properties fo:text-align="end"/>
      <style:text-properties fo:font-size="11pt" style:font-size-asian="11pt" style:font-size-complex="11pt"/>
    </style:style>
    <style:style style:name="TableCell14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2" style:parent-style-name="TableContents" style:family="paragraph">
      <style:text-properties fo:font-size="11pt" style:font-size-asian="11pt" style:font-size-complex="11pt"/>
    </style:style>
    <style:style style:name="TableCell14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454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455" style:parent-style-name="Zadanifontodlomka" style:family="text">
      <style:text-properties fo:color="#0000FF" fo:font-size="9pt" style:font-size-asian="9pt" style:font-size-complex="9pt"/>
    </style:style>
    <style:style style:name="T1456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457" style:parent-style-name="Zadanifontodlomka" style:family="text">
      <style:text-properties fo:color="#0000FF" fo:font-size="9pt" style:font-size-asian="9pt" style:font-size-complex="9pt"/>
    </style:style>
    <style:style style:name="TableRow1458" style:family="table-row">
      <style:table-row-properties style:use-optimal-row-height="false"/>
    </style:style>
    <style:style style:name="TableCell14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4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2" style:parent-style-name="TableContents" style:family="paragraph">
      <style:text-properties fo:font-size="11pt" style:font-size-asian="11pt" style:font-size-complex="11pt"/>
    </style:style>
    <style:style style:name="TableCell14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4" style:parent-style-name="TableContents" style:family="paragraph">
      <style:paragraph-properties fo:text-align="end"/>
      <style:text-properties fo:font-size="11pt" style:font-size-asian="11pt" style:font-size-complex="11pt"/>
    </style:style>
    <style:style style:name="TableCell14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6" style:parent-style-name="TableContents" style:family="paragraph">
      <style:text-properties fo:font-size="11pt" style:font-size-asian="11pt" style:font-size-complex="11pt"/>
    </style:style>
    <style:style style:name="TableCell14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468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469" style:parent-style-name="Zadanifontodlomka" style:family="text">
      <style:text-properties fo:color="#0000FF" fo:font-size="9pt" style:font-size-asian="9pt" style:font-size-complex="9pt"/>
    </style:style>
    <style:style style:name="T1470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471" style:parent-style-name="Zadanifontodlomka" style:family="text">
      <style:text-properties fo:color="#0000FF" fo:font-size="9pt" style:font-size-asian="9pt" style:font-size-complex="9pt"/>
    </style:style>
    <style:style style:name="TableRow1472" style:family="table-row">
      <style:table-row-properties style:use-optimal-row-height="false"/>
    </style:style>
    <style:style style:name="TableCell14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4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6" style:parent-style-name="TableContents" style:family="paragraph">
      <style:text-properties fo:font-size="11pt" style:font-size-asian="11pt" style:font-size-complex="11pt"/>
    </style:style>
    <style:style style:name="TableCell14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8" style:parent-style-name="TableContents" style:family="paragraph">
      <style:paragraph-properties fo:text-align="end"/>
      <style:text-properties fo:font-size="11pt" style:font-size-asian="11pt" style:font-size-complex="11pt"/>
    </style:style>
    <style:style style:name="TableCell14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0" style:parent-style-name="TableContents" style:family="paragraph">
      <style:text-properties fo:font-size="11pt" style:font-size-asian="11pt" style:font-size-complex="11pt"/>
    </style:style>
    <style:style style:name="TableCell14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482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483" style:parent-style-name="Zadanifontodlomka" style:family="text">
      <style:text-properties fo:color="#0000FF" fo:font-size="9pt" style:font-size-asian="9pt" style:font-size-complex="9pt"/>
    </style:style>
    <style:style style:name="T1484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485" style:parent-style-name="Zadanifontodlomka" style:family="text">
      <style:text-properties fo:color="#0000FF" fo:font-size="9pt" style:font-size-asian="9pt" style:font-size-complex="9pt"/>
    </style:style>
    <style:style style:name="TableRow1486" style:family="table-row">
      <style:table-row-properties style:use-optimal-row-height="false"/>
    </style:style>
    <style:style style:name="TableCell14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4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4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92" style:parent-style-name="TableContents" style:family="paragraph">
      <style:text-properties fo:color="#0000FF" fo:font-size="9pt" style:font-size-asian="9pt" style:font-size-complex="9pt"/>
    </style:style>
    <style:style style:name="TableRow1493" style:family="table-row">
      <style:table-row-properties style:use-optimal-row-height="false"/>
    </style:style>
    <style:style style:name="TableCell1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4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7" style:parent-style-name="TableContents" style:family="paragraph">
      <style:text-properties fo:font-size="11pt" style:font-size-asian="11pt" style:font-size-complex="11pt"/>
    </style:style>
    <style:style style:name="TableCell14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9" style:parent-style-name="TableContents" style:family="paragraph">
      <style:paragraph-properties fo:text-align="end"/>
      <style:text-properties fo:font-size="11pt" style:font-size-asian="11pt" style:font-size-complex="11pt"/>
    </style:style>
    <style:style style:name="TableCell15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1" style:parent-style-name="TableContents" style:family="paragraph">
      <style:text-properties fo:font-size="11pt" style:font-size-asian="11pt" style:font-size-complex="11pt"/>
    </style:style>
    <style:style style:name="TableCell15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503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504" style:parent-style-name="Zadanifontodlomka" style:family="text">
      <style:text-properties fo:color="#0000FF" fo:font-size="9pt" style:font-size-asian="9pt" style:font-size-complex="9pt"/>
    </style:style>
    <style:style style:name="T1505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506" style:parent-style-name="Zadanifontodlomka" style:family="text">
      <style:text-properties fo:color="#0000FF" fo:font-size="9pt" style:font-size-asian="9pt" style:font-size-complex="9pt"/>
    </style:style>
    <style:style style:name="T1507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508" style:parent-style-name="Zadanifontodlomka" style:family="text">
      <style:text-properties fo:color="#0000FF" fo:font-size="9pt" style:font-size-asian="9pt" style:font-size-complex="9pt"/>
    </style:style>
    <style:style style:name="T1509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ableRow1510" style:family="table-row">
      <style:table-row-properties style:use-optimal-row-height="false"/>
    </style:style>
    <style:style style:name="TableCell15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2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5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5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16" style:parent-style-name="TableContents" style:family="paragraph">
      <style:text-properties fo:color="#0000FF" fo:font-size="9pt" style:font-size-asian="9pt" style:font-size-complex="9pt"/>
    </style:style>
    <style:style style:name="TableRow1517" style:family="table-row">
      <style:table-row-properties style:use-optimal-row-height="false"/>
    </style:style>
    <style:style style:name="TableCell15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5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1" style:parent-style-name="TableContents" style:family="paragraph">
      <style:text-properties fo:font-size="11pt" style:font-size-asian="11pt" style:font-size-complex="11pt"/>
    </style:style>
    <style:style style:name="TableCell15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3" style:parent-style-name="TableContents" style:family="paragraph">
      <style:paragraph-properties fo:text-align="end"/>
      <style:text-properties fo:font-size="11pt" style:font-size-asian="11pt" style:font-size-complex="11pt"/>
    </style:style>
    <style:style style:name="TableCell15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5" style:parent-style-name="TableContents" style:family="paragraph">
      <style:text-properties fo:font-size="11pt" style:font-size-asian="11pt" style:font-size-complex="11pt"/>
    </style:style>
    <style:style style:name="TableCell15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527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528" style:parent-style-name="Zadanifontodlomka" style:family="text">
      <style:text-properties fo:color="#0000FF" fo:font-size="9pt" style:font-size-asian="9pt" style:font-size-complex="9pt"/>
    </style:style>
    <style:style style:name="T1529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530" style:parent-style-name="Zadanifontodlomka" style:family="text">
      <style:text-properties fo:color="#0000FF" fo:font-size="9pt" style:font-size-asian="9pt" style:font-size-complex="9pt"/>
    </style:style>
    <style:style style:name="T1531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ableRow1532" style:family="table-row">
      <style:table-row-properties style:use-optimal-row-height="false"/>
    </style:style>
    <style:style style:name="TableCell15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5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6" style:parent-style-name="TableContents" style:family="paragraph">
      <style:text-properties fo:font-size="11pt" style:font-size-asian="11pt" style:font-size-complex="11pt"/>
    </style:style>
    <style:style style:name="TableCell15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8" style:parent-style-name="TableContents" style:family="paragraph">
      <style:paragraph-properties fo:text-align="end"/>
      <style:text-properties fo:font-size="11pt" style:font-size-asian="11pt" style:font-size-complex="11pt"/>
    </style:style>
    <style:style style:name="TableCell15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0" style:parent-style-name="TableContents" style:family="paragraph">
      <style:text-properties fo:font-size="11pt" style:font-size-asian="11pt" style:font-size-complex="11pt"/>
    </style:style>
    <style:style style:name="TableCell15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542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543" style:parent-style-name="Zadanifontodlomka" style:family="text">
      <style:text-properties fo:color="#0000FF" fo:font-size="9pt" style:font-size-asian="9pt" style:font-size-complex="9pt"/>
    </style:style>
    <style:style style:name="T1544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545" style:parent-style-name="Zadanifontodlomka" style:family="text">
      <style:text-properties fo:color="#0000FF" fo:font-size="9pt" style:font-size-asian="9pt" style:font-size-complex="9pt"/>
    </style:style>
    <style:style style:name="T1546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ableRow1547" style:family="table-row">
      <style:table-row-properties style:use-optimal-row-height="false"/>
    </style:style>
    <style:style style:name="TableCell15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5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1" style:parent-style-name="TableContents" style:family="paragraph">
      <style:text-properties fo:font-size="11pt" style:font-size-asian="11pt" style:font-size-complex="11pt"/>
    </style:style>
    <style:style style:name="TableCell15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3" style:parent-style-name="TableContents" style:family="paragraph">
      <style:paragraph-properties fo:text-align="end"/>
      <style:text-properties fo:font-size="11pt" style:font-size-asian="11pt" style:font-size-complex="11pt"/>
    </style:style>
    <style:style style:name="TableCell15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5" style:parent-style-name="TableContents" style:family="paragraph">
      <style:text-properties fo:font-size="11pt" style:font-size-asian="11pt" style:font-size-complex="11pt"/>
    </style:style>
    <style:style style:name="TableCell15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557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558" style:parent-style-name="Zadanifontodlomka" style:family="text">
      <style:text-properties fo:color="#0000FF" fo:font-size="9pt" style:font-size-asian="9pt" style:font-size-complex="9pt"/>
    </style:style>
    <style:style style:name="T1559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560" style:parent-style-name="Zadanifontodlomka" style:family="text">
      <style:text-properties fo:color="#0000FF" fo:font-size="9pt" style:font-size-asian="9pt" style:font-size-complex="9pt"/>
    </style:style>
    <style:style style:name="T1561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ableRow1562" style:family="table-row">
      <style:table-row-properties style:use-optimal-row-height="false"/>
    </style:style>
    <style:style style:name="TableCell15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5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6" style:parent-style-name="TableContents" style:family="paragraph">
      <style:text-properties fo:font-size="11pt" style:font-size-asian="11pt" style:font-size-complex="11pt"/>
    </style:style>
    <style:style style:name="TableCell15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8" style:parent-style-name="TableContents" style:family="paragraph">
      <style:paragraph-properties fo:text-align="end"/>
      <style:text-properties fo:font-size="11pt" style:font-size-asian="11pt" style:font-size-complex="11pt"/>
    </style:style>
    <style:style style:name="TableCell15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0" style:parent-style-name="TableContents" style:family="paragraph">
      <style:text-properties fo:font-size="11pt" style:font-size-asian="11pt" style:font-size-complex="11pt"/>
    </style:style>
    <style:style style:name="TableCell15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572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573" style:parent-style-name="Zadanifontodlomka" style:family="text">
      <style:text-properties fo:color="#0000FF" fo:font-size="9pt" style:font-size-asian="9pt" style:font-size-complex="9pt"/>
    </style:style>
    <style:style style:name="T1574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575" style:parent-style-name="Zadanifontodlomka" style:family="text">
      <style:text-properties fo:color="#0000FF" fo:font-size="9pt" style:font-size-asian="9pt" style:font-size-complex="9pt"/>
    </style:style>
    <style:style style:name="T1576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ableRow1577" style:family="table-row">
      <style:table-row-properties style:use-optimal-row-height="false"/>
    </style:style>
    <style:style style:name="TableCell15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5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1" style:parent-style-name="TableContents" style:family="paragraph">
      <style:text-properties fo:font-size="11pt" style:font-size-asian="11pt" style:font-size-complex="11pt"/>
    </style:style>
    <style:style style:name="TableCell15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3" style:parent-style-name="TableContents" style:family="paragraph">
      <style:paragraph-properties fo:text-align="end"/>
      <style:text-properties fo:font-size="11pt" style:font-size-asian="11pt" style:font-size-complex="11pt"/>
    </style:style>
    <style:style style:name="TableCell15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5" style:parent-style-name="TableContents" style:family="paragraph">
      <style:text-properties fo:font-size="11pt" style:font-size-asian="11pt" style:font-size-complex="11pt"/>
    </style:style>
    <style:style style:name="TableCell15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587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588" style:parent-style-name="Zadanifontodlomka" style:family="text">
      <style:text-properties fo:color="#0000FF" fo:font-size="9pt" style:font-size-asian="9pt" style:font-size-complex="9pt"/>
    </style:style>
    <style:style style:name="T1589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590" style:parent-style-name="Zadanifontodlomka" style:family="text">
      <style:text-properties fo:color="#0000FF" fo:font-size="9pt" style:font-size-asian="9pt" style:font-size-complex="9pt"/>
    </style:style>
    <style:style style:name="T1591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ableRow1592" style:family="table-row">
      <style:table-row-properties style:use-optimal-row-height="false"/>
    </style:style>
    <style:style style:name="TableCell15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5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5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98" style:parent-style-name="TableContents" style:family="paragraph">
      <style:text-properties fo:color="#0000FF" fo:font-size="9pt" style:font-size-asian="9pt" style:font-size-complex="9pt"/>
    </style:style>
    <style:style style:name="TableRow1599" style:family="table-row">
      <style:table-row-properties style:use-optimal-row-height="false"/>
    </style:style>
    <style:style style:name="TableCell16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6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3" style:parent-style-name="TableContents" style:family="paragraph">
      <style:text-properties fo:font-size="11pt" style:font-size-asian="11pt" style:font-size-complex="11pt"/>
    </style:style>
    <style:style style:name="TableCell16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5" style:parent-style-name="TableContents" style:family="paragraph">
      <style:paragraph-properties fo:text-align="end"/>
      <style:text-properties fo:font-size="11pt" style:font-size-asian="11pt" style:font-size-complex="11pt"/>
    </style:style>
    <style:style style:name="TableCell16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7" style:parent-style-name="TableContents" style:family="paragraph">
      <style:text-properties fo:font-size="11pt" style:font-size-asian="11pt" style:font-size-complex="11pt"/>
    </style:style>
    <style:style style:name="TableCell16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609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610" style:parent-style-name="Zadanifontodlomka" style:family="text">
      <style:text-properties fo:color="#0000FF" fo:font-size="9pt" style:font-size-asian="9pt" style:font-size-complex="9pt"/>
    </style:style>
    <style:style style:name="T1611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ableRow1612" style:family="table-row">
      <style:table-row-properties style:use-optimal-row-height="false"/>
    </style:style>
    <style:style style:name="TableCell16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6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6" style:parent-style-name="TableContents" style:family="paragraph">
      <style:text-properties fo:font-size="11pt" style:font-size-asian="11pt" style:font-size-complex="11pt"/>
    </style:style>
    <style:style style:name="TableCell16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8" style:parent-style-name="TableContents" style:family="paragraph">
      <style:paragraph-properties fo:text-align="end"/>
      <style:text-properties fo:font-size="11pt" style:font-size-asian="11pt" style:font-size-complex="11pt"/>
    </style:style>
    <style:style style:name="TableCell16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0" style:parent-style-name="TableContents" style:family="paragraph">
      <style:text-properties fo:font-size="11pt" style:font-size-asian="11pt" style:font-size-complex="11pt"/>
    </style:style>
    <style:style style:name="TableCell16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622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623" style:parent-style-name="Zadanifontodlomka" style:family="text">
      <style:text-properties fo:color="#0000FF" fo:font-size="9pt" style:font-size-asian="9pt" style:font-size-complex="9pt"/>
    </style:style>
    <style:style style:name="T1624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625" style:parent-style-name="Zadanifontodlomka" style:family="text">
      <style:text-properties fo:color="#0000FF" fo:font-size="9pt" style:font-size-asian="9pt" style:font-size-complex="9pt"/>
    </style:style>
    <style:style style:name="T1626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ableRow1627" style:family="table-row">
      <style:table-row-properties style:use-optimal-row-height="false"/>
    </style:style>
    <style:style style:name="TableCell16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6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1" style:parent-style-name="TableContents" style:family="paragraph">
      <style:text-properties fo:font-size="11pt" style:font-size-asian="11pt" style:font-size-complex="11pt"/>
    </style:style>
    <style:style style:name="TableCell16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3" style:parent-style-name="TableContents" style:family="paragraph">
      <style:paragraph-properties fo:text-align="end"/>
      <style:text-properties fo:font-size="11pt" style:font-size-asian="11pt" style:font-size-complex="11pt"/>
    </style:style>
    <style:style style:name="TableCell16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5" style:parent-style-name="TableContents" style:family="paragraph">
      <style:text-properties fo:font-size="11pt" style:font-size-asian="11pt" style:font-size-complex="11pt"/>
    </style:style>
    <style:style style:name="TableCell16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637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638" style:parent-style-name="Zadanifontodlomka" style:family="text">
      <style:text-properties fo:color="#0000FF" fo:font-size="9pt" style:font-size-asian="9pt" style:font-size-complex="9pt"/>
    </style:style>
    <style:style style:name="T1639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T1640" style:parent-style-name="Zadanifontodlomka" style:family="text">
      <style:text-properties fo:color="#0000FF" fo:font-size="9pt" style:font-size-asian="9pt" style:font-size-complex="9pt"/>
    </style:style>
    <style:style style:name="T1641" style:parent-style-name="Zadanifontodlomka" style:family="text">
      <style:text-properties fo:font-weight="bold" style:font-weight-asian="bold" style:font-weight-complex="bold" fo:color="#0000FF" fo:font-size="9pt" style:font-size-asian="9pt" style:font-size-complex="9pt"/>
    </style:style>
    <style:style style:name="P1642" style:parent-style-name="Textbody" style:family="paragraph">
      <style:paragraph-properties fo:text-align="justify"/>
      <style:text-properties fo:font-style="italic" style:font-style-asian="italic" style:font-style-complex="italic" fo:background-color="#FFFF00"/>
    </style:style>
    <style:style style:name="TableColumn1644" style:family="table-column">
      <style:table-column-properties style:column-width="3.3458in" style:use-optimal-column-width="false"/>
    </style:style>
    <style:style style:name="TableColumn1645" style:family="table-column">
      <style:table-column-properties style:column-width="3.3465in" style:use-optimal-column-width="false"/>
    </style:style>
    <style:style style:name="Table1643" style:family="table">
      <style:table-properties style:width="6.6923in" fo:margin-left="0in" table:align="left"/>
    </style:style>
    <style:style style:name="TableRow1646" style:family="table-row">
      <style:table-row-properties style:use-optimal-row-height="false"/>
    </style:style>
    <style:style style:name="TableCell16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8" style:parent-style-name="TableContents" style:family="paragraph">
      <style:paragraph-properties fo:text-align="justify"/>
    </style:style>
    <style:style style:name="TableCell164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50" style:parent-style-name="TableContents" style:family="paragraph">
      <style:paragraph-properties fo:text-align="justify"/>
    </style:style>
    <style:style style:name="TableRow1651" style:family="table-row">
      <style:table-row-properties style:use-optimal-row-height="false"/>
    </style:style>
    <style:style style:name="TableCell16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3" style:parent-style-name="TableContents" style:family="paragraph">
      <style:paragraph-properties fo:text-align="justify"/>
    </style:style>
    <style:style style:name="TableCell16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55" style:parent-style-name="TableContents" style:family="paragraph">
      <style:paragraph-properties fo:text-align="justify"/>
    </style:style>
    <style:style style:name="P1656" style:parent-style-name="TableContents" style:family="paragraph">
      <style:paragraph-properties fo:text-align="justify"/>
    </style:style>
    <style:style style:name="P1657" style:parent-style-name="TableContents" style:family="paragraph">
      <style:paragraph-properties fo:text-align="justify"/>
    </style:style>
    <style:style style:name="P1658" style:parent-style-name="TableContents" style:family="paragraph">
      <style:paragraph-properties fo:text-align="justify" fo:margin-left="0.75in">
        <style:tab-stops/>
      </style:paragraph-properties>
    </style:style>
    <style:style style:name="TableRow1659" style:family="table-row">
      <style:table-row-properties style:use-optimal-row-height="false"/>
    </style:style>
    <style:style style:name="TableCell16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1" style:parent-style-name="TableContents" style:family="paragraph">
      <style:paragraph-properties fo:text-align="justify"/>
    </style:style>
    <style:style style:name="TableCell16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3" style:parent-style-name="TableContents" style:family="paragraph">
      <style:paragraph-properties fo:text-align="justify"/>
    </style:style>
    <style:style style:name="P1664" style:parent-style-name="TableContents" style:family="paragraph">
      <style:paragraph-properties fo:text-align="justify"/>
    </style:style>
    <style:style style:name="P1665" style:parent-style-name="TableContents" style:family="paragraph">
      <style:paragraph-properties fo:text-align="justify"/>
    </style:style>
    <style:style style:name="P1666" style:parent-style-name="TableContents" style:family="paragraph">
      <style:paragraph-properties fo:text-align="justify"/>
    </style:style>
    <style:style style:name="TableRow1667" style:family="table-row">
      <style:table-row-properties style:use-optimal-row-height="false"/>
    </style:style>
    <style:style style:name="TableCell16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9" style:parent-style-name="TableContents" style:family="paragraph">
      <style:paragraph-properties fo:text-align="justify"/>
    </style:style>
    <style:style style:name="TableCell16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1" style:parent-style-name="TableContents" style:family="paragraph">
      <style:paragraph-properties fo:text-align="justify"/>
    </style:style>
    <style:style style:name="P1672" style:parent-style-name="TableContents" style:family="paragraph">
      <style:paragraph-properties fo:text-align="justify"/>
      <style:text-properties fo:font-style="italic" style:font-style-asian="italic" style:font-style-complex="italic" fo:background-color="#FFFF00"/>
    </style:style>
    <style:style style:name="P1673" style:parent-style-name="TableContents" style:family="paragraph">
      <style:paragraph-properties fo:text-align="justify"/>
      <style:text-properties fo:font-style="italic" style:font-style-asian="italic" style:font-style-complex="italic" fo:background-color="#FFFF00"/>
    </style:style>
    <style:style style:name="TableRow1674" style:family="table-row">
      <style:table-row-properties style:use-optimal-row-height="false"/>
    </style:style>
    <style:style style:name="TableCell16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6" style:parent-style-name="TableContents" style:family="paragraph">
      <style:paragraph-properties fo:text-align="justify"/>
    </style:style>
    <style:style style:name="TableCell16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8" style:parent-style-name="TableContents" style:family="paragraph">
      <style:paragraph-properties fo:text-align="justify"/>
    </style:style>
    <style:style style:name="P1679" style:parent-style-name="TableContents" style:family="paragraph">
      <style:paragraph-properties fo:text-align="justify"/>
      <style:text-properties fo:font-style="italic" style:font-style-asian="italic" style:font-style-complex="italic" fo:background-color="#FFFF00"/>
    </style:style>
    <style:style style:name="TableRow1680" style:family="table-row">
      <style:table-row-properties style:use-optimal-row-height="false"/>
    </style:style>
    <style:style style:name="TableCell16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2" style:parent-style-name="TableContents" style:family="paragraph">
      <style:paragraph-properties fo:text-align="justify"/>
    </style:style>
    <style:style style:name="TableCell16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4" style:parent-style-name="TableContents" style:family="paragraph">
      <style:paragraph-properties fo:text-align="justify"/>
    </style:style>
    <style:style style:name="P1685" style:parent-style-name="TableContents" style:family="paragraph">
      <style:paragraph-properties fo:text-align="justify"/>
    </style:style>
    <style:style style:name="P1686" style:parent-style-name="TableContents" style:family="paragraph">
      <style:paragraph-properties fo:text-align="justify"/>
    </style:style>
    <style:style style:name="P1687" style:parent-style-name="Textbody" style:family="paragraph">
      <style:paragraph-properties fo:text-align="justify"/>
    </style:style>
    <style:style style:name="P1688" style:parent-style-name="Textbody" style:family="paragraph">
      <style:paragraph-properties fo:text-align="justify"/>
    </style:style>
    <style:style style:name="P1689" style:parent-style-name="Textbody" style:family="paragraph">
      <style:paragraph-properties fo:text-align="justify"/>
    </style:style>
    <style:style style:name="P1690" style:parent-style-name="Textbody" style:family="paragraph">
      <style:paragraph-properties fo:text-align="justify"/>
    </style:style>
    <style:style style:name="P1691" style:parent-style-name="Textbody" style:family="paragraph">
      <style:paragraph-properties fo:text-align="justify"/>
    </style:style>
    <style:style style:name="P1692" style:parent-style-name="Textbody" style:family="paragraph">
      <style:paragraph-properties fo:text-align="justify"/>
    </style:style>
    <style:style style:name="P1693" style:parent-style-name="Textbody" style:family="paragraph">
      <style:paragraph-properties fo:text-align="justify"/>
    </style:style>
    <style:style style:name="P1694" style:parent-style-name="Textbody" style:family="paragraph">
      <style:paragraph-properties fo:text-align="justify"/>
    </style:style>
    <style:style style:name="P1695" style:parent-style-name="Textbody" style:family="paragraph">
      <style:paragraph-properties fo:text-align="justify"/>
    </style:style>
    <style:style style:name="P1696" style:parent-style-name="Textbody" style:family="paragraph">
      <style:paragraph-properties fo:text-align="justify"/>
    </style:style>
    <style:style style:name="P1697" style:parent-style-name="Textbody" style:family="paragraph">
      <style:paragraph-properties fo:text-align="justify"/>
    </style:style>
    <style:style style:name="P1698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1699" style:parent-style-name="Textbody" style:family="paragraph">
      <style:text-properties fo:font-style="italic" style:font-style-asian="italic" style:font-style-complex="italic" fo:background-color="#FFFF00"/>
    </style:style>
    <style:style style:name="TableColumn1701" style:family="table-column">
      <style:table-column-properties style:column-width="1.2604in" style:use-optimal-column-width="false"/>
    </style:style>
    <style:style style:name="TableColumn1702" style:family="table-column">
      <style:table-column-properties style:column-width="0.452in" style:use-optimal-column-width="false"/>
    </style:style>
    <style:style style:name="TableColumn1703" style:family="table-column">
      <style:table-column-properties style:column-width="0.452in" style:use-optimal-column-width="false"/>
    </style:style>
    <style:style style:name="TableColumn1704" style:family="table-column">
      <style:table-column-properties style:column-width="0.452in" style:use-optimal-column-width="false"/>
    </style:style>
    <style:style style:name="TableColumn1705" style:family="table-column">
      <style:table-column-properties style:column-width="0.4527in" style:use-optimal-column-width="false"/>
    </style:style>
    <style:style style:name="TableColumn1706" style:family="table-column">
      <style:table-column-properties style:column-width="0.4527in" style:use-optimal-column-width="false"/>
    </style:style>
    <style:style style:name="TableColumn1707" style:family="table-column">
      <style:table-column-properties style:column-width="0.4527in" style:use-optimal-column-width="false"/>
    </style:style>
    <style:style style:name="TableColumn1708" style:family="table-column">
      <style:table-column-properties style:column-width="0.4527in" style:use-optimal-column-width="false"/>
    </style:style>
    <style:style style:name="TableColumn1709" style:family="table-column">
      <style:table-column-properties style:column-width="0.4527in" style:use-optimal-column-width="false"/>
    </style:style>
    <style:style style:name="TableColumn1710" style:family="table-column">
      <style:table-column-properties style:column-width="0.4527in" style:use-optimal-column-width="false"/>
    </style:style>
    <style:style style:name="TableColumn1711" style:family="table-column">
      <style:table-column-properties style:column-width="0.4527in" style:use-optimal-column-width="false"/>
    </style:style>
    <style:style style:name="TableColumn1712" style:family="table-column">
      <style:table-column-properties style:column-width="0.4527in" style:use-optimal-column-width="false"/>
    </style:style>
    <style:style style:name="TableColumn1713" style:family="table-column">
      <style:table-column-properties style:column-width="0.4534in" style:use-optimal-column-width="false"/>
    </style:style>
    <style:style style:name="Table1700" style:family="table">
      <style:table-properties style:width="6.6923in" fo:margin-left="0in" table:align="left"/>
    </style:style>
    <style:style style:name="TableRow1714" style:family="table-row">
      <style:table-row-properties style:use-optimal-row-height="false"/>
    </style:style>
    <style:style style:name="TableCell17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6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P1717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17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19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Row1720" style:family="table-row">
      <style:table-row-properties style:use-optimal-row-height="false"/>
    </style:style>
    <style:style style:name="TableCell17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2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17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4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17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6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17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8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17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0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17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2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17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4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17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6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17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8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17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0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17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2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17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44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Row1745" style:family="table-row">
      <style:table-row-properties style:use-optimal-row-height="false"/>
    </style:style>
    <style:style style:name="TableCell17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7" style:parent-style-name="TableContents" style:family="paragraph">
      <style:text-properties fo:font-size="10pt" style:font-size-asian="10pt" style:font-size-complex="10pt"/>
    </style:style>
    <style:style style:name="TableCell17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4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75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5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7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5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7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5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7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5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7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5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7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6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7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6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7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6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7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6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76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6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77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77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1772" style:family="table-row">
      <style:table-row-properties style:use-optimal-row-height="false"/>
    </style:style>
    <style:style style:name="TableCell17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4" style:parent-style-name="TableContents" style:family="paragraph">
      <style:text-properties fo:font-size="10pt" style:font-size-asian="10pt" style:font-size-complex="10pt"/>
    </style:style>
    <style:style style:name="TableCell17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7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7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7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7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8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7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8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7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8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7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8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7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8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7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9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7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9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7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9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79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9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79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79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1799" style:family="table-row">
      <style:table-row-properties style:use-optimal-row-height="false"/>
    </style:style>
    <style:style style:name="TableCell18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1" style:parent-style-name="TableContents" style:family="paragraph">
      <style:text-properties fo:font-size="10pt" style:font-size-asian="10pt" style:font-size-complex="10pt"/>
    </style:style>
    <style:style style:name="TableCell180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0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8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0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8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0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80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0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8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1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81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1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81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1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81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1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81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1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8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2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82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2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82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82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1826" style:family="table-row">
      <style:table-row-properties style:use-optimal-row-height="false"/>
    </style:style>
    <style:style style:name="TableCell18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8" style:parent-style-name="TableContents" style:family="paragraph">
      <style:text-properties fo:font-size="10pt" style:font-size-asian="10pt" style:font-size-complex="10pt"/>
    </style:style>
    <style:style style:name="TableCell182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30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8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32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83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34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8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36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83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38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8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40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8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42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84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44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8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46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84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48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84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50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85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852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Row1853" style:family="table-row">
      <style:table-row-properties style:use-optimal-row-height="false"/>
    </style:style>
    <style:style style:name="TableCell18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5" style:parent-style-name="TableContents" style:family="paragraph">
      <style:text-properties fo:font-size="10pt" style:font-size-asian="10pt" style:font-size-complex="10pt"/>
    </style:style>
    <style:style style:name="TableCell18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57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8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59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8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61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8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63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8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65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8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67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86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69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8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71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87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73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8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75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8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77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87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879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Row1880" style:family="table-row">
      <style:table-row-properties style:use-optimal-row-height="false"/>
    </style:style>
    <style:style style:name="TableCell18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2" style:parent-style-name="TableContents" style:family="paragraph">
      <style:text-properties fo:font-size="10pt" style:font-size-asian="10pt" style:font-size-complex="10pt"/>
    </style:style>
    <style:style style:name="TableCell18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84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8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86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8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88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8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90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8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92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8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94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89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96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89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98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89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00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9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02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9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04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90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906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Row1907" style:family="table-row">
      <style:table-row-properties style:use-optimal-row-height="false"/>
    </style:style>
    <style:style style:name="TableCell19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9" style:parent-style-name="TableContents" style:family="paragraph">
      <style:text-properties fo:font-size="10pt" style:font-size-asian="10pt" style:font-size-complex="10pt"/>
    </style:style>
    <style:style style:name="TableCell19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11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91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13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91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15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91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17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91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19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9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21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92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23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9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25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9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27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9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29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9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31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93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933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Row1934" style:family="table-row">
      <style:table-row-properties style:use-optimal-row-height="false"/>
    </style:style>
    <style:style style:name="TableCell19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6" style:parent-style-name="TableContents" style:family="paragraph">
      <style:text-properties fo:font-size="10pt" style:font-size-asian="10pt" style:font-size-complex="10pt"/>
    </style:style>
    <style:style style:name="TableCell193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38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9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40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9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42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94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44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9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46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94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48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94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50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95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52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95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54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9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56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9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58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95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960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Row1961" style:family="table-row">
      <style:table-row-properties style:use-optimal-row-height="false"/>
    </style:style>
    <style:style style:name="TableCell19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3" style:parent-style-name="TableContents" style:family="paragraph">
      <style:text-properties fo:font-size="10pt" style:font-size-asian="10pt" style:font-size-complex="10pt"/>
    </style:style>
    <style:style style:name="TableCell19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65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9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67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96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69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9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71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97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73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9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75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9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77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9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79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9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81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9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83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9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85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98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987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Row1988" style:family="table-row">
      <style:table-row-properties style:use-optimal-row-height="false"/>
    </style:style>
    <style:style style:name="TableCell19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0" style:parent-style-name="TableContents" style:family="paragraph">
      <style:text-properties fo:font-size="10pt" style:font-size-asian="10pt" style:font-size-complex="10pt"/>
    </style:style>
    <style:style style:name="TableCell19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92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9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94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99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96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99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98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199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00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20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02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20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04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200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06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20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08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200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10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201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12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201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014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Row2015" style:family="table-row">
      <style:table-row-properties style:use-optimal-row-height="false"/>
    </style:style>
    <style:style style:name="TableCell20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7" style:parent-style-name="TableContents" style:family="paragraph">
      <style:text-properties fo:font-size="10pt" style:font-size-asian="10pt" style:font-size-complex="10pt"/>
    </style:style>
    <style:style style:name="TableCell201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19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20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21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202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23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20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25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20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27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20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29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20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31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20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33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20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35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20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37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20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39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TableCell204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041" style:parent-style-name="TableContents" style:family="paragraph">
      <style:paragraph-properties fo:text-align="center"/>
      <style:text-properties fo:font-size="11pt" style:font-size-asian="11pt" style:font-size-complex="10pt"/>
    </style:style>
    <style:style style:name="P2042" style:parent-style-name="Textbody" style:family="paragraph">
      <style:paragraph-properties fo:text-align="justify"/>
      <style:text-properties fo:font-style="italic" style:font-style-asian="italic" style:font-style-complex="italic" fo:background-color="#FFFF00"/>
    </style:style>
    <style:style style:name="TableColumn2044" style:family="table-column">
      <style:table-column-properties style:column-width="0.7187in" style:use-optimal-column-width="false"/>
    </style:style>
    <style:style style:name="TableColumn2045" style:family="table-column">
      <style:table-column-properties style:column-width="1.125in" style:use-optimal-column-width="false"/>
    </style:style>
    <style:style style:name="Table2043" style:family="table">
      <style:table-properties style:width="1.8437in" fo:margin-left="2.6291in" table:align="left"/>
    </style:style>
    <style:style style:name="TableRow2046" style:family="table-row">
      <style:table-row-properties style:use-optimal-row-height="false"/>
    </style:style>
    <style:style style:name="TableCell20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8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204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50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Row2051" style:family="table-row">
      <style:table-row-properties style:use-optimal-row-height="false"/>
    </style:style>
    <style:style style:name="TableCell20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0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5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2056" style:family="table-row">
      <style:table-row-properties style:use-optimal-row-height="false"/>
    </style:style>
    <style:style style:name="TableCell20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0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2061" style:family="table-row">
      <style:table-row-properties style:use-optimal-row-height="false"/>
    </style:style>
    <style:style style:name="TableCell20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0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2066" style:family="table-row">
      <style:table-row-properties style:use-optimal-row-height="false"/>
    </style:style>
    <style:style style:name="TableCell20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0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7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2071" style:family="table-row">
      <style:table-row-properties style:use-optimal-row-height="false"/>
    </style:style>
    <style:style style:name="TableCell20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0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7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2076" style:family="table-row">
      <style:table-row-properties style:use-optimal-row-height="false"/>
    </style:style>
    <style:style style:name="TableCell20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0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8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2081" style:family="table-row">
      <style:table-row-properties style:use-optimal-row-height="false"/>
    </style:style>
    <style:style style:name="TableCell20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0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8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2086" style:family="table-row">
      <style:table-row-properties style:use-optimal-row-height="false"/>
    </style:style>
    <style:style style:name="TableCell20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0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9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2091" style:family="table-row">
      <style:table-row-properties style:use-optimal-row-height="false"/>
    </style:style>
    <style:style style:name="TableCell20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0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9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2096" style:family="table-row">
      <style:table-row-properties style:use-optimal-row-height="false"/>
    </style:style>
    <style:style style:name="TableCell20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0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0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2101" style:family="table-row">
      <style:table-row-properties style:use-optimal-row-height="false"/>
    </style:style>
    <style:style style:name="TableCell2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0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2106" style:family="table-row">
      <style:table-row-properties style:use-optimal-row-height="false"/>
    </style:style>
    <style:style style:name="TableCell2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1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2111" style:parent-style-name="Textbody" style:family="paragraph">
      <style:paragraph-properties fo:text-align="justify"/>
      <style:text-properties fo:font-style="italic" style:font-style-asian="italic" style:font-style-complex="italic" fo:background-color="#FFFF00"/>
    </style:style>
    <style:style style:name="TableColumn2113" style:family="table-column">
      <style:table-column-properties style:column-width="1.2604in" style:use-optimal-column-width="false"/>
    </style:style>
    <style:style style:name="TableColumn2114" style:family="table-column">
      <style:table-column-properties style:column-width="0.452in" style:use-optimal-column-width="false"/>
    </style:style>
    <style:style style:name="TableColumn2115" style:family="table-column">
      <style:table-column-properties style:column-width="0.452in" style:use-optimal-column-width="false"/>
    </style:style>
    <style:style style:name="TableColumn2116" style:family="table-column">
      <style:table-column-properties style:column-width="0.452in" style:use-optimal-column-width="false"/>
    </style:style>
    <style:style style:name="TableColumn2117" style:family="table-column">
      <style:table-column-properties style:column-width="0.4527in" style:use-optimal-column-width="false"/>
    </style:style>
    <style:style style:name="TableColumn2118" style:family="table-column">
      <style:table-column-properties style:column-width="0.4527in" style:use-optimal-column-width="false"/>
    </style:style>
    <style:style style:name="TableColumn2119" style:family="table-column">
      <style:table-column-properties style:column-width="0.4527in" style:use-optimal-column-width="false"/>
    </style:style>
    <style:style style:name="TableColumn2120" style:family="table-column">
      <style:table-column-properties style:column-width="0.4527in" style:use-optimal-column-width="false"/>
    </style:style>
    <style:style style:name="TableColumn2121" style:family="table-column">
      <style:table-column-properties style:column-width="0.4527in" style:use-optimal-column-width="false"/>
    </style:style>
    <style:style style:name="TableColumn2122" style:family="table-column">
      <style:table-column-properties style:column-width="0.4527in" style:use-optimal-column-width="false"/>
    </style:style>
    <style:style style:name="TableColumn2123" style:family="table-column">
      <style:table-column-properties style:column-width="0.4527in" style:use-optimal-column-width="false"/>
    </style:style>
    <style:style style:name="TableColumn2124" style:family="table-column">
      <style:table-column-properties style:column-width="0.4527in" style:use-optimal-column-width="false"/>
    </style:style>
    <style:style style:name="TableColumn2125" style:family="table-column">
      <style:table-column-properties style:column-width="0.4534in" style:use-optimal-column-width="false"/>
    </style:style>
    <style:style style:name="Table2112" style:family="table">
      <style:table-properties style:width="6.6923in" fo:margin-left="0in" table:align="left"/>
    </style:style>
    <style:style style:name="TableRow2126" style:family="table-row">
      <style:table-row-properties style:use-optimal-row-height="false"/>
    </style:style>
    <style:style style:name="TableCell21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12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3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13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3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13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3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13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3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13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3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13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4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14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4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14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4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14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4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14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4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14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5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151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215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2153" style:family="table-row">
      <style:table-row-properties style:use-optimal-row-height="false"/>
    </style:style>
    <style:style style:name="TableCell2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1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5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1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5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1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6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1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6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1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6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1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6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16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6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1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7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17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7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1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7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1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7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17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17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2180" style:family="table-row">
      <style:table-row-properties style:use-optimal-row-height="false"/>
    </style:style>
    <style:style style:name="TableCell2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1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8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1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8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1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8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1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9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1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9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1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9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19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9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19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9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19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0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2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0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2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0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20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20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2207" style:family="table-row">
      <style:table-row-properties style:use-optimal-row-height="false"/>
    </style:style>
    <style:style style:name="TableCell2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2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1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21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1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21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1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21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1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21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1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2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2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22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2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2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2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2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2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2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2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2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3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23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23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2234" style:family="table-row">
      <style:table-row-properties style:use-optimal-row-height="false"/>
    </style:style>
    <style:style style:name="TableCell2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23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3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2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4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2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4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24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4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2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4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24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4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24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5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25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5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25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5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2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5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2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5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25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26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2261" style:family="table-row">
      <style:table-row-properties style:use-optimal-row-height="false"/>
    </style:style>
    <style:style style:name="TableCell2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2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6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2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6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26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6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2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7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27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7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2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7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2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7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2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7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2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8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2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8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2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8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28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28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2288" style:family="table-row">
      <style:table-row-properties style:use-optimal-row-height="false"/>
    </style:style>
    <style:style style:name="TableCell2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2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9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2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9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29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9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29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9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29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0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3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0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3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0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30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0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3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0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30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1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31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1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31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31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2315" style:family="table-row">
      <style:table-row-properties style:use-optimal-row-height="false"/>
    </style:style>
    <style:style style:name="TableCell2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31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1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3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2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32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2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3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2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3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2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3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2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3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3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3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3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3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3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3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3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3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3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34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34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2342" style:family="table-row">
      <style:table-row-properties style:use-optimal-row-height="false"/>
    </style:style>
    <style:style style:name="TableCell2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3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4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34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4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34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5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35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5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35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5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3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5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3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5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3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6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3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6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3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6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3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6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36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36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2369" style:family="table-row">
      <style:table-row-properties style:use-optimal-row-height="false"/>
    </style:style>
    <style:style style:name="TableCell2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37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7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3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7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3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7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3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7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3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8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3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8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3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8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3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8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3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8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3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9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3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9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39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39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2396" style:family="table-row">
      <style:table-row-properties style:use-optimal-row-height="false"/>
    </style:style>
    <style:style style:name="TableCell2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39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0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4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0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4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0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40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0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4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0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40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1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41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1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41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1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41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1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41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1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4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2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42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42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2423" style:family="table-row">
      <style:table-row-properties style:use-optimal-row-height="false"/>
    </style:style>
    <style:style style:name="TableCell24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4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27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24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29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24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31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24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33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24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35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24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37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24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39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24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41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244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43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244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45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244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47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244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449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Row2450" style:family="table-row">
      <style:table-row-properties style:use-optimal-row-height="false"/>
    </style:style>
    <style:style style:name="TableCell24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453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2454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2455" style:parent-style-name="Zadanifontodlomka" style:family="text">
      <style:text-properties fo:font-weight="bold" style:font-weight-asian="bold" style:font-weight-complex="bold"/>
    </style:style>
    <style:style style:name="P2456" style:parent-style-name="Textbody" style:family="paragraph">
      <style:paragraph-properties fo:margin-left="0.4902in">
        <style:tab-stops/>
      </style:paragraph-properties>
    </style:style>
    <style:style style:name="T2457" style:parent-style-name="Zadanifontodlomka" style:family="text">
      <style:text-properties style:text-underline-type="single" style:text-underline-style="solid" style:text-underline-width="auto" style:text-underline-mode="continuous"/>
    </style:style>
    <style:style style:name="P2458" style:parent-style-name="Textbody" style:family="paragraph">
      <style:paragraph-properties fo:margin-left="0.4902in">
        <style:tab-stops/>
      </style:paragraph-properties>
    </style:style>
    <style:style style:name="P2459" style:parent-style-name="Textbody" style:family="paragraph">
      <style:paragraph-properties fo:margin-left="0.4902in">
        <style:tab-stops/>
      </style:paragraph-properties>
    </style:style>
    <style:style style:name="T2460" style:parent-style-name="Zadanifontodlomka" style:family="text">
      <style:text-properties style:text-underline-type="single" style:text-underline-style="solid" style:text-underline-width="auto" style:text-underline-mode="continuous"/>
    </style:style>
    <style:style style:name="T2461" style:parent-style-name="Zadanifontodlomka" style:family="text">
      <style:text-properties fo:font-weight="bold" style:font-weight-asian="bold" style:font-weight-complex="bold"/>
    </style:style>
    <style:style style:name="P2462" style:parent-style-name="Textbody" style:family="paragraph">
      <style:paragraph-properties fo:margin-left="0.4902in">
        <style:tab-stops/>
      </style:paragraph-properties>
    </style:style>
    <style:style style:name="T2463" style:parent-style-name="Zadanifontodlomka" style:family="text">
      <style:text-properties style:text-underline-type="single" style:text-underline-style="solid" style:text-underline-width="auto" style:text-underline-mode="continuous"/>
    </style:style>
    <style:style style:name="P2464" style:parent-style-name="Textbody" style:family="paragraph">
      <style:paragraph-properties fo:margin-left="0.4902in">
        <style:tab-stops/>
      </style:paragraph-properties>
    </style:style>
    <style:style style:name="P2465" style:parent-style-name="Textbody" style:family="paragraph">
      <style:paragraph-properties fo:margin-left="0.4902in">
        <style:tab-stops/>
      </style:paragraph-properties>
    </style:style>
    <style:style style:name="T2466" style:parent-style-name="Zadanifontodlomka" style:family="text">
      <style:text-properties style:text-underline-type="single" style:text-underline-style="solid" style:text-underline-width="auto" style:text-underline-mode="continuous"/>
    </style:style>
    <style:style style:name="T2467" style:parent-style-name="Zadanifontodlomka" style:family="text">
      <style:text-properties fo:font-weight="bold" style:font-weight-asian="bold" style:font-weight-complex="bold"/>
    </style:style>
    <style:style style:name="P2468" style:parent-style-name="Textbody" style:family="paragraph">
      <style:paragraph-properties fo:margin-left="0.4902in">
        <style:tab-stops/>
      </style:paragraph-properties>
    </style:style>
    <style:style style:name="T2469" style:parent-style-name="Zadanifontodlomka" style:family="text">
      <style:text-properties style:text-underline-type="single" style:text-underline-style="solid" style:text-underline-width="auto" style:text-underline-mode="continuous"/>
    </style:style>
    <style:style style:name="P2470" style:parent-style-name="Textbody" style:family="paragraph">
      <style:paragraph-properties fo:margin-left="0.4902in">
        <style:tab-stops/>
      </style:paragraph-properties>
    </style:style>
    <style:style style:name="P2471" style:parent-style-name="Textbody" style:family="paragraph">
      <style:paragraph-properties fo:margin-left="0.4902in">
        <style:tab-stops/>
      </style:paragraph-properties>
    </style:style>
    <style:style style:name="T2472" style:parent-style-name="Zadanifontodlomka" style:family="text">
      <style:text-properties style:text-underline-type="single" style:text-underline-style="solid" style:text-underline-width="auto" style:text-underline-mode="continuous"/>
    </style:style>
    <style:style style:name="P2473" style:parent-style-name="Textbody" style:family="paragraph">
      <style:paragraph-properties fo:margin-left="0.4902in">
        <style:tab-stops/>
      </style:paragraph-properties>
    </style:style>
    <style:style style:name="T2474" style:parent-style-name="Zadanifontodlomka" style:family="text">
      <style:text-properties fo:font-weight="bold" style:font-weight-asian="bold" style:font-weight-complex="bold"/>
    </style:style>
    <style:style style:name="P2475" style:parent-style-name="Textbody" style:family="paragraph">
      <style:paragraph-properties fo:margin-left="0.4902in">
        <style:tab-stops/>
      </style:paragraph-properties>
    </style:style>
    <style:style style:name="T2476" style:parent-style-name="Zadanifontodlomka" style:family="text">
      <style:text-properties style:text-underline-type="single" style:text-underline-style="solid" style:text-underline-width="auto" style:text-underline-mode="continuous"/>
    </style:style>
    <style:style style:name="P2477" style:parent-style-name="Textbody" style:family="paragraph">
      <style:paragraph-properties fo:margin-left="0.4902in">
        <style:tab-stops/>
      </style:paragraph-properties>
    </style:style>
    <style:style style:name="P2478" style:parent-style-name="Textbody" style:family="paragraph">
      <style:paragraph-properties fo:margin-left="0.4902in">
        <style:tab-stops/>
      </style:paragraph-properties>
    </style:style>
    <style:style style:name="T2479" style:parent-style-name="Zadanifontodlomka" style:family="text">
      <style:text-properties style:text-underline-type="single" style:text-underline-style="solid" style:text-underline-width="auto" style:text-underline-mode="continuous"/>
    </style:style>
    <style:style style:name="T2480" style:parent-style-name="Zadanifontodlomka" style:family="text">
      <style:text-properties style:text-underline-type="single" style:text-underline-style="solid" style:text-underline-width="auto" style:text-underline-mode="continuous"/>
    </style:style>
    <style:style style:name="T2481" style:parent-style-name="Zadanifontodlomka" style:family="text">
      <style:text-properties style:text-underline-type="single" style:text-underline-style="solid" style:text-underline-width="auto" style:text-underline-mode="continuous"/>
    </style:style>
    <style:style style:name="T2482" style:parent-style-name="Zadanifontodlomka" style:family="text">
      <style:text-properties style:text-underline-type="single" style:text-underline-style="solid" style:text-underline-width="auto" style:text-underline-mode="continuous"/>
    </style:style>
    <style:style style:name="P2483" style:parent-style-name="Textbody" style:family="paragraph">
      <style:text-properties style:text-underline-type="single" style:text-underline-style="solid" style:text-underline-width="auto" style:text-underline-mode="continuous"/>
    </style:style>
    <style:style style:name="T2484" style:parent-style-name="Zadanifontodlomka" style:family="text">
      <style:text-properties style:text-underline-type="single" style:text-underline-style="solid" style:text-underline-width="auto" style:text-underline-mode="continuous"/>
    </style:style>
    <style:style style:name="T2485" style:parent-style-name="Zadanifontodlomka" style:family="text">
      <style:text-properties style:text-underline-type="single" style:text-underline-style="solid" style:text-underline-width="auto" style:text-underline-mode="continuous"/>
    </style:style>
    <style:style style:name="T2486" style:parent-style-name="Zadanifontodlomka" style:family="text">
      <style:text-properties style:text-underline-type="single" style:text-underline-style="solid" style:text-underline-width="auto" style:text-underline-mode="continuous"/>
    </style:style>
    <style:style style:name="T2487" style:parent-style-name="Zadanifontodlomka" style:family="text">
      <style:text-properties style:text-underline-type="single" style:text-underline-style="solid" style:text-underline-width="auto" style:text-underline-mode="continuous"/>
    </style:style>
    <style:style style:name="T2488" style:parent-style-name="Zadanifontodlomka" style:family="text">
      <style:text-properties style:text-underline-type="single" style:text-underline-style="solid" style:text-underline-width="auto" style:text-underline-mode="continuous"/>
    </style:style>
    <style:style style:name="P2489" style:parent-style-name="Textbody" style:family="paragraph">
      <style:text-properties style:text-underline-type="single" style:text-underline-style="solid" style:text-underline-width="auto" style:text-underline-mode="continuous"/>
    </style:style>
    <style:style style:name="T2490" style:parent-style-name="Zadanifontodlomka" style:family="text">
      <style:text-properties style:text-underline-type="single" style:text-underline-style="solid" style:text-underline-width="auto" style:text-underline-mode="continuous"/>
    </style:style>
    <style:style style:name="T2491" style:parent-style-name="Zadanifontodlomka" style:family="text">
      <style:text-properties style:text-underline-type="single" style:text-underline-style="solid" style:text-underline-width="auto" style:text-underline-mode="continuous"/>
    </style:style>
    <style:style style:name="T2492" style:parent-style-name="Zadanifontodlomka" style:family="text">
      <style:text-properties style:text-underline-type="single" style:text-underline-style="solid" style:text-underline-width="auto" style:text-underline-mode="continuous"/>
    </style:style>
    <style:style style:name="P2493" style:parent-style-name="Textbody" style:family="paragraph">
      <style:text-properties style:text-underline-type="single" style:text-underline-style="solid" style:text-underline-width="auto" style:text-underline-mode="continuous"/>
    </style:style>
    <style:style style:name="T2494" style:parent-style-name="Zadanifontodlomka" style:family="text">
      <style:text-properties style:text-underline-type="single" style:text-underline-style="solid" style:text-underline-width="auto" style:text-underline-mode="continuous"/>
    </style:style>
    <style:style style:name="T2495" style:parent-style-name="Zadanifontodlomka" style:family="text">
      <style:text-properties style:text-underline-type="single" style:text-underline-style="solid" style:text-underline-width="auto" style:text-underline-mode="continuous"/>
    </style:style>
    <style:style style:name="T2496" style:parent-style-name="Zadanifontodlomka" style:family="text">
      <style:text-properties style:text-underline-type="single" style:text-underline-style="solid" style:text-underline-width="auto" style:text-underline-mode="continuous"/>
    </style:style>
    <style:style style:name="T2497" style:parent-style-name="Zadanifontodlomka" style:family="text">
      <style:text-properties style:text-underline-type="single" style:text-underline-style="solid" style:text-underline-width="auto" style:text-underline-mode="continuous"/>
    </style:style>
    <style:style style:name="T2498" style:parent-style-name="Zadanifontodlomka" style:family="text">
      <style:text-properties style:text-underline-type="single" style:text-underline-style="solid" style:text-underline-width="auto" style:text-underline-mode="continuous"/>
    </style:style>
    <style:style style:name="T2499" style:parent-style-name="Zadanifontodlomka" style:family="text">
      <style:text-properties style:text-underline-type="single" style:text-underline-style="solid" style:text-underline-width="auto" style:text-underline-mode="continuous"/>
    </style:style>
    <style:style style:name="T2500" style:parent-style-name="Zadanifontodlomka" style:family="text">
      <style:text-properties style:text-underline-type="single" style:text-underline-style="solid" style:text-underline-width="auto" style:text-underline-mode="continuous"/>
    </style:style>
    <style:style style:name="T2501" style:parent-style-name="Zadanifontodlomka" style:family="text">
      <style:text-properties style:text-underline-type="single" style:text-underline-style="solid" style:text-underline-width="auto" style:text-underline-mode="continuous"/>
    </style:style>
    <style:style style:name="T2502" style:parent-style-name="Zadanifontodlomka" style:family="text">
      <style:text-properties style:text-underline-type="single" style:text-underline-style="solid" style:text-underline-width="auto" style:text-underline-mode="continuous"/>
    </style:style>
    <style:style style:name="P2503" style:parent-style-name="Textbody" style:family="paragraph">
      <style:text-properties style:text-underline-type="single" style:text-underline-style="solid" style:text-underline-width="auto" style:text-underline-mode="continuous"/>
    </style:style>
    <style:style style:name="T2504" style:parent-style-name="Zadanifontodlomka" style:family="text">
      <style:text-properties style:text-underline-type="single" style:text-underline-style="solid" style:text-underline-width="auto" style:text-underline-mode="continuous"/>
    </style:style>
    <style:style style:name="T2505" style:parent-style-name="Zadanifontodlomka" style:family="text">
      <style:text-properties style:text-underline-type="single" style:text-underline-style="solid" style:text-underline-width="auto" style:text-underline-mode="continuous"/>
    </style:style>
    <style:style style:name="T2506" style:parent-style-name="Zadanifontodlomka" style:family="text">
      <style:text-properties style:text-underline-type="single" style:text-underline-style="solid" style:text-underline-width="auto" style:text-underline-mode="continuous"/>
    </style:style>
    <style:style style:name="T2507" style:parent-style-name="Zadanifontodlomka" style:family="text">
      <style:text-properties style:text-underline-type="single" style:text-underline-style="solid" style:text-underline-width="auto" style:text-underline-mode="continuous"/>
    </style:style>
    <style:style style:name="T2508" style:parent-style-name="Zadanifontodlomka" style:family="text">
      <style:text-properties style:text-underline-type="single" style:text-underline-style="solid" style:text-underline-width="auto" style:text-underline-mode="continuous"/>
    </style:style>
    <style:style style:name="T2509" style:parent-style-name="Zadanifontodlomka" style:family="text">
      <style:text-properties style:text-underline-type="single" style:text-underline-style="solid" style:text-underline-width="auto" style:text-underline-mode="continuous"/>
    </style:style>
    <style:style style:name="T2510" style:parent-style-name="Zadanifontodlomka" style:family="text">
      <style:text-properties style:text-underline-type="single" style:text-underline-style="solid" style:text-underline-width="auto" style:text-underline-mode="continuous"/>
    </style:style>
    <style:style style:name="T2511" style:parent-style-name="Zadanifontodlomka" style:family="text">
      <style:text-properties style:text-underline-type="single" style:text-underline-style="solid" style:text-underline-width="auto" style:text-underline-mode="continuous"/>
    </style:style>
    <style:style style:name="P2512" style:parent-style-name="Textbody" style:family="paragraph">
      <style:text-properties style:text-underline-type="single" style:text-underline-style="solid" style:text-underline-width="auto" style:text-underline-mode="continuous"/>
    </style:style>
    <style:style style:name="T2513" style:parent-style-name="Zadanifontodlomka" style:family="text">
      <style:text-properties style:text-underline-type="single" style:text-underline-style="solid" style:text-underline-width="auto" style:text-underline-mode="continuous"/>
    </style:style>
    <style:style style:name="T2514" style:parent-style-name="Zadanifontodlomka" style:family="text">
      <style:text-properties style:text-underline-type="single" style:text-underline-style="solid" style:text-underline-width="auto" style:text-underline-mode="continuous"/>
    </style:style>
    <style:style style:name="T2515" style:parent-style-name="Zadanifontodlomka" style:family="text">
      <style:text-properties style:text-underline-type="single" style:text-underline-style="solid" style:text-underline-width="auto" style:text-underline-mode="continuous"/>
    </style:style>
    <style:style style:name="T2516" style:parent-style-name="Zadanifontodlomka" style:family="text">
      <style:text-properties style:text-underline-type="single" style:text-underline-style="solid" style:text-underline-width="auto" style:text-underline-mode="continuous"/>
    </style:style>
    <style:style style:name="T2517" style:parent-style-name="Zadanifontodlomka" style:family="text">
      <style:text-properties style:text-underline-type="single" style:text-underline-style="solid" style:text-underline-width="auto" style:text-underline-mode="continuous"/>
    </style:style>
    <style:style style:name="T2518" style:parent-style-name="Zadanifontodlomka" style:family="text">
      <style:text-properties style:text-underline-type="single" style:text-underline-style="solid" style:text-underline-width="auto" style:text-underline-mode="continuous"/>
    </style:style>
    <style:style style:name="T2519" style:parent-style-name="Zadanifontodlomka" style:family="text">
      <style:text-properties fo:font-size="11pt" style:font-size-asian="11pt" style:font-size-complex="11pt"/>
    </style:style>
    <style:style style:name="P2520" style:parent-style-name="TableContents" style:family="paragraph">
      <style:text-properties fo:font-size="11pt" style:font-size-asian="11pt" style:font-size-complex="11pt"/>
    </style:style>
    <style:style style:name="P2521" style:parent-style-name="Textbody" style:family="paragraph">
      <style:text-properties style:text-underline-type="single" style:text-underline-style="solid" style:text-underline-width="auto" style:text-underline-mode="continuous"/>
    </style:style>
    <style:style style:name="T2522" style:parent-style-name="Zadanifontodlomka" style:family="text">
      <style:text-properties style:text-underline-type="single" style:text-underline-style="solid" style:text-underline-width="auto" style:text-underline-mode="continuous"/>
    </style:style>
    <style:style style:name="T2523" style:parent-style-name="Zadanifontodlomka" style:family="text">
      <style:text-properties style:text-underline-type="single" style:text-underline-style="solid" style:text-underline-width="auto" style:text-underline-mode="continuous"/>
    </style:style>
    <style:style style:name="P2524" style:parent-style-name="Textbody" style:family="paragraph">
      <style:text-properties fo:language="bs" fo:country="BA"/>
    </style:style>
    <style:style style:name="P2525" style:parent-style-name="Textbody" style:family="paragraph">
      <style:text-properties fo:language="bs" fo:country="BA"/>
    </style:style>
    <style:style style:name="P2526" style:parent-style-name="Textbody" style:family="paragraph">
      <style:text-properties fo:language="bs" fo:country="BA"/>
    </style:style>
    <style:style style:name="P2527" style:parent-style-name="Textbody" style:family="paragraph">
      <style:text-properties fo:language="bs" fo:country="BA"/>
    </style:style>
    <style:style style:name="P2528" style:parent-style-name="Textbody" style:family="paragraph">
      <style:text-properties fo:language="bs" fo:country="BA"/>
    </style:style>
  </office:automatic-styles>
  <office:body>
    <office:text text:use-soft-page-breaks="true">
      <text:p text:style-name="P1">U N I V E R Z I T E T <text:s text:c="3"/>U <text:s text:c="3"/>S A R A J E V U<text:line-break/>E L E K T R O T E H N I Č K I <text:s text:c="3"/>F A K U L T E T <text:s text:c="3"/>U <text:s text:c="3"/>S A R A J E V U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<text:span text:style-name="T21">PREDMET:</text:span><text:span text:style-name="T22"><text:s/></text:span><text:span text:style-name="T23">NAPREDNI SOFTVER INŽINJERING</text:span></text:p>
      <text:p text:style-name="P24">(ADVANCED SOFTWARE ENGINEERING, RIO NSI 5970)</text:p>
      <text:p text:style-name="P25"/>
      <table:table table:style-name="Table26">
        <table:table-columns>
          <table:table-column table:style-name="TableColumn27"/>
        </table:table-columns>
        <table:table-row table:style-name="TableRow28">
          <table:table-cell table:style-name="TableCell29">
            <text:p text:style-name="P30">Izvještaj o projektu</text:p>
            <text:p text:style-name="P31">(realizuje se u okviru vježbi)</text:p>
          </table:table-cell>
        </table:table-row>
      </table:table>
      <text:p text:style-name="P32"/>
      <text:p text:style-name="P33"><text:span text:style-name="T34">NAZIV PROJEKTA:</text:span><text:span text:style-name="T35"><text:s/></text:span>Moduli za upravljanje kategorijama slučajeva, kategorijama<text:s/>dokumenata,<text:s/>tipovima klijenata i<text:s/>tipovima<text:s/>file-ova</text:p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able:table table:style-name="Table46">
        <table:table-columns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Nastavnik:</text:p>
          </table:table-cell>
          <table:table-cell table:style-name="TableCell53">
            <text:p text:style-name="P54"/>
          </table:table-cell>
          <table:table-cell table:style-name="TableCell55">
            <text:p text:style-name="P56">Projektni tim:</text:p>
          </table:table-cell>
        </table:table-row>
        <table:table-row table:style-name="TableRow57">
          <table:table-cell table:style-name="TableCell58">
            <text:p text:style-name="P59">Doc.dr. Samir Omanović, dipl.ing.el.</text:p>
          </table:table-cell>
          <table:table-cell table:style-name="TableCell60">
            <text:p text:style-name="P61"/>
          </table:table-cell>
          <table:table-cell table:style-name="TableCell62">
            <text:list text:style-name="LFO4" text:continue-numbering="true">
              <text:list-item>
                <text:p text:style-name="P63"><text:span text:style-name="T64">Adin Zuhrić<text:s/></text:span></text:p>
              </text:list-item>
            </text:list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list text:style-name="LFO4" text:continue-numbering="true">
              <text:list-item>
                <text:p text:style-name="P71"><text:span text:style-name="T72">Elmaza Kurtanović</text:span></text:p>
              </text:list-item>
            </text:list>
          </table:table-cell>
        </table:table-row>
        <table:table-row table:style-name="TableRow73">
          <table:table-cell table:style-name="TableCell74">
            <text:p text:style-name="P75">Asistent/instruktor/konsultant:</text:p>
          </table:table-cell>
          <table:table-cell table:style-name="TableCell76">
            <text:p text:style-name="P77"/>
          </table:table-cell>
          <table:table-cell table:style-name="TableCell78">
            <text:list text:style-name="LFO4" text:continue-numbering="true">
              <text:list-item>
                <text:p text:style-name="P79"><text:span text:style-name="T80">Merima Mujkić</text:span></text:p>
              </text:list-item>
            </text:list>
          </table:table-cell>
        </table:table-row>
        <table:table-row table:style-name="TableRow81">
          <table:table-cell table:style-name="TableCell82">
            <text:p text:style-name="P83">Doc.dr. Samir Omanović, dipl.ing.el.</text:p>
          </table:table-cell>
          <table:table-cell table:style-name="TableCell84">
            <text:p text:style-name="P85"/>
          </table:table-cell>
          <table:table-cell table:style-name="TableCell86">
            <text:list text:style-name="LFO4" text:continue-numbering="true">
              <text:list-item>
                <text:p text:style-name="P87"><text:span text:style-name="T88">Imran Ahmić</text:span></text:p>
              </text:list-item>
            </text:list>
          </table:table-cell>
        </table:table-row>
        <table:table-row table:style-name="TableRow89">
          <table:table-cell table:style-name="TableCell90">
            <text:p text:style-name="P91">Stručnjak iz prakse Dino Alić, MoE</text:p>
          </table:table-cell>
          <table:table-cell table:style-name="TableCell92">
            <text:p text:style-name="P93"/>
          </table:table-cell>
          <table:table-cell table:style-name="TableCell94">
            <text:list text:style-name="LFO4" text:continue-numbering="true">
              <text:list-item>
                <text:p text:style-name="P95"><text:span text:style-name="T96">Arza Malkić</text:span></text:p>
              </text:list-item>
            </text:list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/>
          </table:table-cell>
          <table:table-cell table:style-name="TableCell114">
            <text:p text:style-name="P115"><text:span text:style-name="T116">Sarajevo,<text:s/></text:span><text:span text:style-name="T117">januar 2018 Verzija 1.0</text:span></text:p>
            <text:p text:style-name="P118"/>
          </table:table-cell>
          <table:table-cell table:style-name="TableCell119">
            <text:p text:style-name="P120"/>
          </table:table-cell>
        </table:table-row>
      </table:table>
      <text:section text:name="Sect1" text:style-name="S1">
        <text:p text:style-name="P121"/>
        <text:p text:style-name="P122"/>
        <text:p text:style-name="P123"/>
        <text:p text:style-name="P124"/>
      </text:section>
      <text:section text:name="Sect2" text:style-name="S2">
        <text:p text:style-name="P125"/>
        <text:p text:style-name="P126"/>
        <text:p text:style-name="P127">NAPOMENA:</text:p>
        <text:p text:style-name="P128"/>
        <text:p text:style-name="P129">Ovaj dokument je šablon (template) za dokumentaciju vezanu za studentske projekte koji se realizuju na predmetu Napredni softver inžinjering. U njemu su pobrojani elementi koje projektni tim treba razraditi i obrazložiti. Pored nabrojanih, pojektni tim dokument može dopuniti i dodatnim aspektima bitnim za realizaciju projekta. Na vježbama se konsultovati sa asistentom (instruktorom, konsultantom) oko sadržaja i pisanja ovog dokumenta.</text:p>
        <text:p text:style-name="P130">Ovaj dokument je vezan za plansko vođenje projekta i namjena mu je sagledavanje aspekata o kojima menadžer projekta treba voditi računa. Sami projekti se realizuju agilno tako da ne treba miješati sadržaj ovog dokumenta sa nekom od agilnih metoda. U praksi takvo miješanje nije isključeno, posebno na projektima gdje se kombinuje planski pristup na višem nivou apstrakcije a agilni na nižem.</text:p>
        <text:p text:style-name="P131"/>
        <text:p text:style-name="P132">Doc.dr Samir Omanović, dipl.ing.el.</text:p>
        <text:p text:style-name="P133"/>
        <text:p text:style-name="P134"/>
        <text:p text:style-name="P135"/>
        <text:p text:style-name="P136"/>
        <text:p text:style-name="P137"/>
        <text:p text:style-name="P138"/>
        <text:p text:style-name="P139"/>
        <text:p text:style-name="P140"/>
        <text:p text:style-name="P141"/>
        <text:p text:style-name="P142"/>
        <text:p text:style-name="P143"/>
        <text:p text:style-name="P144"/>
        <text:p text:style-name="P145"/>
        <text:p text:style-name="P146"/>
        <text:p text:style-name="P147"/>
        <text:p text:style-name="P148"/>
        <text:p text:style-name="P149"/>
        <text:p text:style-name="P150"/>
        <text:p text:style-name="P151"/>
        <text:p text:style-name="P152"/>
        <text:p text:style-name="P153"/>
        <text:p text:style-name="P154"/>
        <text:p text:style-name="P155"/>
        <text:p text:style-name="P156"/>
        <text:p text:style-name="P157"/>
        <text:p text:style-name="P158"/>
        <text:p text:style-name="Standard"><text:span text:style-name="T159">Istorija izmjena dokumenta</text:span></text:p>
        <text:p text:style-name="P160"/>
        <table:table table:style-name="Table161">
          <table:table-columns>
            <table:table-column table:style-name="TableColumn162"/>
            <table:table-column table:style-name="TableColumn163"/>
            <table:table-column table:style-name="TableColumn164"/>
          </table:table-columns>
          <table:table-row table:style-name="TableRow165">
            <table:table-cell table:style-name="TableCell166">
              <text:p text:style-name="P167">Verzija</text:p>
            </table:table-cell>
            <table:table-cell table:style-name="TableCell168">
              <text:p text:style-name="P169">Opis izmjene</text:p>
            </table:table-cell>
            <table:table-cell table:style-name="TableCell170">
              <text:p text:style-name="P171">Izmjenu napravio</text:p>
            </table:table-cell>
          </table:table-row>
          <table:table-row table:style-name="TableRow172">
            <table:table-cell table:style-name="TableCell173">
              <text:p text:style-name="P174">1.0</text:p>
            </table:table-cell>
            <table:table-cell table:style-name="TableCell175">
              <text:p text:style-name="P176">Inicijalna verzija</text:p>
            </table:table-cell>
            <table:table-cell table:style-name="TableCell177">
              <text:p text:style-name="P178">Arza Malkić</text:p>
            </table:table-cell>
          </table:table-row>
        </table:table>
        <text:p text:style-name="P179"/>
        <text:p text:style-name="P180"/>
        <text:p text:style-name="P181"/>
        <text:p text:style-name="P182"/>
        <text:p text:style-name="P183"/>
        <text:soft-page-break/>
        <text:p text:style-name="Standard">SADRŽAJ</text:p>
        <text:p text:style-name="Standard"/>
        <text:table-of-content text:name="_TOC0">
          <text:table-of-content-source text:outline-level="9" text:use-outline-level="true" text:use-index-marks="true" text:use-index-source-styles="false" text:index-scope="document">
            <text:table-of-content-entry-template text:outline-level="1" text:style-name="Sadržaj1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2" text:style-name="Sadržaj2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3" text:style-name="Sadržaj3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4" text:style-name="Normal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5" text:style-name="Normal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6" text:style-name="Normal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7" text:style-name="Normal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8" text:style-name="Normal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9" text:style-name="Normal">
              <text:index-entry-text/>
              <text:index-entry-tab-stop style:leader-char="." style:type="right"/>
              <text:index-entry-page-number/>
            </text:table-of-content-entry-template>
          </text:table-of-content-source>
          <text:index-body>
            <text:p text:style-name="P184">1<text:span text:style-name="T185"><text:tab/></text:span>Vizija softverskog proizvoda<text:tab/>4</text:p>
            <text:p text:style-name="P186">1.1<text:span text:style-name="T187"><text:tab/></text:span>Potrebe koje su motiv za razvoj proizvoda<text:tab/>4</text:p>
            <text:p text:style-name="P188">1.2<text:span text:style-name="T189"><text:tab/></text:span>Kratak opis predloženog proizvoda<text:tab/>4</text:p>
            <text:p text:style-name="P190">1.3<text:span text:style-name="T191"><text:tab/></text:span>Kategorije korisnika<text:tab/>4</text:p>
            <text:p text:style-name="P192">1.4<text:span text:style-name="T193"><text:tab/></text:span>Zainteresirane strane<text:tab/>4</text:p>
            <text:p text:style-name="P194">2<text:span text:style-name="T195"><text:tab/></text:span>Osobine/funkcionalnosti softverskog proizvoda<text:tab/>5</text:p>
            <text:p text:style-name="P196">2.1<text:span text:style-name="T197"><text:tab/></text:span>Lista osobina/funkcionalnosti po važnosti<text:tab/>5</text:p>
            <text:p text:style-name="P198">2.1.1<text:span text:style-name="T199"><text:tab/></text:span>Bazne osobine/funkcionalnosti<text:tab/>5</text:p>
            <text:p text:style-name="P200">2.1.2<text:span text:style-name="T201"><text:tab/></text:span>Obavezne osobine/funkcionalnosti<text:tab/>5</text:p>
            <text:p text:style-name="P202">2.1.3<text:span text:style-name="T203"><text:tab/></text:span>Poželjne osobine/funkcionalnosti<text:tab/>6</text:p>
            <text:p text:style-name="P204">2.2<text:span text:style-name="T205"><text:tab/></text:span>Matrica sljedivosti<text:tab/>6</text:p>
            <text:p text:style-name="P206">3<text:span text:style-name="T207"><text:tab/></text:span>Razrađena struktura poslova (Work Breakdown Structure - WBS)<text:tab/>7</text:p>
            <text:p text:style-name="P208">4<text:span text:style-name="T209"><text:tab/></text:span>Procjene vezane za realizaciju projekta<text:tab/>7</text:p>
            <text:p text:style-name="P210">4.1<text:span text:style-name="T211"><text:tab/></text:span>Procjene<text:tab/>7</text:p>
            <text:p text:style-name="P212">4.2<text:span text:style-name="T213"><text:tab/></text:span>Obrazloženje<text:tab/>9</text:p>
            <text:p text:style-name="P214">4.3<text:span text:style-name="T215"><text:tab/></text:span>Razrađena struktura poslova (WBS) sa procjenama<text:tab/>10</text:p>
            <text:p text:style-name="P216">5<text:span text:style-name="T217"><text:tab/></text:span>Raspoređivanje<text:tab/>10</text:p>
            <text:p text:style-name="P218">5.1<text:span text:style-name="T219"><text:tab/></text:span>Gantogram<text:tab/>10</text:p>
            <text:p text:style-name="P220">5.2<text:span text:style-name="T221"><text:tab/></text:span>Raspoređivanje resursa<text:tab/>11</text:p>
            <text:p text:style-name="P222">5.2.1<text:span text:style-name="T223"><text:tab/></text:span>Broj inžinjera po glavnim modulima<text:tab/>11</text:p>
            <text:p text:style-name="P224">5.2.2<text:span text:style-name="T225"><text:tab/></text:span>Ukupan broj inžinjera po vremenskim razdobljima<text:tab/>11</text:p>
            <text:p text:style-name="P226">5.2.3<text:span text:style-name="T227"><text:tab/></text:span>Grafički prikaz nivoa angažmana u vremenu<text:tab/>11</text:p>
            <text:p text:style-name="P228">6<text:span text:style-name="T229"><text:tab/></text:span>Analiza rizika<text:tab/>12</text:p>
            <text:p text:style-name="P230">7<text:span text:style-name="T231"><text:tab/></text:span>Radni paketi<text:tab/>13</text:p>
            <text:p text:style-name="P232">7.1<text:span text:style-name="T233"><text:tab/></text:span>Radni paket "Modul za kategorije slučajeva"<text:tab/>13</text:p>
            <text:p text:style-name="P234">7.2<text:span text:style-name="T235"><text:tab/></text:span>Radni paket "Modul za tipove klijenata"<text:tab/>13</text:p>
            <text:p text:style-name="P236">7.3<text:span text:style-name="T237"><text:tab/></text:span>Radni paket "Modul za kategorije dokumenata"<text:tab/>14</text:p>
            <text:p text:style-name="P238">7.4<text:span text:style-name="T239"><text:tab/></text:span>Radni paket "Modul za tipove file-ova"<text:tab/>14</text:p>
            <text:p text:style-name="P240">8<text:span text:style-name="T241"><text:tab/></text:span>Mjerenja<text:tab/>15</text:p>
            <text:p text:style-name="P242">8.1<text:span text:style-name="T243"><text:tab/></text:span>Pokazatelji uspješnosti<text:tab/>15</text:p>
            <text:p text:style-name="P244">8.2<text:span text:style-name="T245"><text:tab/></text:span>Kalkulacija rada na defektima (defect rework)<text:tab/>15</text:p>
            <text:p text:style-name="P246">9<text:span text:style-name="T247"><text:tab/></text:span>Finalni izvještaj<text:tab/>16</text:p>
          </text:index-body>
        </text:table-of-content>
        <text:p text:style-name="Standard"/>
        <text:p text:style-name="P248"/>
        <text:p text:style-name="P249"/>
        <text:p text:style-name="P250"/>
        <text:p text:style-name="P251"/>
        <text:h text:style-name="Naslov1" text:outline-level="1"><text:bookmark-start text:name="_Toc503294049"/><text:soft-page-break/>Vizija softverskog proizvoda<text:bookmark-end text:name="_Toc503294049"/></text:h>
        <text:h text:style-name="Naslov2" text:outline-level="2"><text:bookmark-start text:name="_Toc503294050"/>Potrebe koje su motiv za razvoj proizvoda<text:bookmark-end text:name="_Toc503294050"/></text:h>
        <text:p text:style-name="P252"/>
        <text:p text:style-name="Standard"><text:span text:style-name="T253">Brojni su motivi za razvoj ovog proizvoda. Prije svega, korištenje web aplikacija u poslovnom okruženju danas je postala neminovnost koja se ne može izbjeći i postale</text:span><text:span text:style-name="T254"><text:s/>su neophodni dio svakog ozbiljnog poslovanja.</text:span><text:span text:style-name="T255"><text:s/>Za web aplikaciju namijenjenu advokatim javila se potreba za implementacijom modula putem kojih bi se vodila evidencija o kategorijama slučajeva na kojima radi advokat, kategorijama dokumenata, te tipovima klijenata i tipovima file-ova.</text:span></text:p>
        <text:p text:style-name="Standard"/>
        <text:p text:style-name="Standard"><text:span text:style-name="T256">Obavljanje posla uz jedan ovakav proizvod je mnogo funkcionalnije i efikasnije</text:span><text:span text:style-name="T257"><text:s/>za advokate</text:span><text:span text:style-name="T258">. Mo</text:span><text:span text:style-name="T259">gu</text:span><text:span text:style-name="T260"><text:s/>se posvetiti većem broju klijenata za kraće vr</text:span><text:span text:style-name="T261">ije</text:span><text:span text:style-name="T262">me, a pri tome je bezbjednost<text:s/></text:span><text:span text:style-name="T263">i organizovanost<text:s/></text:span><text:span text:style-name="T264">podataka podignuta na viši nivo.</text:span></text:p>
        <text:h text:style-name="Naslov2" text:outline-level="2"><text:bookmark-start text:name="_Toc503294051"/>Kratak opis predloženog proizvoda<text:bookmark-end text:name="_Toc503294051"/></text:h>
        <text:p text:style-name="Textbody">Moduli nad kojima je<text:s/>razvojni<text:s/>tim Charlie radio u sklopu ovog projekta su:<text:s/></text:p>
        <text:list text:style-name="LFO5" text:continue-numbering="true">
          <text:list-item>
            <text:p text:style-name="P265">Kategorije slučajeva</text:p>
          </text:list-item>
          <text:list-item>
            <text:p text:style-name="P266">Tipovi klijenata</text:p>
          </text:list-item>
          <text:list-item>
            <text:p text:style-name="P267">Kategorije dokumenata</text:p>
          </text:list-item>
          <text:list-item>
            <text:p text:style-name="P268">Tipovi file-ova</text:p>
          </text:list-item>
        </text:list>
        <text:p text:style-name="Textbody">Neke od<text:s/>glavnih<text:s/>funkcionalnosti ovih modula:<text:s/></text:p>
        <text:list text:style-name="LFO6" text:continue-numbering="true">
          <text:list-item>
            <text:p text:style-name="P269">Mogućnost dodavanja/brisanja/pregledavanja tipova file-ova</text:p>
          </text:list-item>
          <text:list-item>
            <text:p text:style-name="P270">Mogućnost sortiranja kategorija slučajeva po nazivu, datumu izmjene ili datumu kreiranja</text:p>
          </text:list-item>
          <text:list-item>
            <text:p text:style-name="P271">Upravljanje tipovima klijenata</text:p>
          </text:list-item>
          <text:list-item>
            <text:p text:style-name="P272">Pretraga tipova klijenata<text:s/>po nazivu tipa</text:p>
          </text:list-item>
          <text:list-item>
            <text:p text:style-name="P273">Evidentiranje, sortiranje i pretraga postojećih kategorija slučajeva</text:p>
          </text:list-item>
        </text:list>
        <text:p text:style-name="Textbody"/>
        <text:h text:style-name="Naslov2" text:outline-level="2"><text:bookmark-start text:name="_Toc503294052"/>Kategorije korisnika<text:bookmark-end text:name="_Toc503294052"/></text:h>
        <text:p text:style-name="Textbody"/>
        <table:table table:style-name="Table274">
          <table:table-columns>
            <table:table-column table:style-name="TableColumn275"/>
            <table:table-column table:style-name="TableColumn276"/>
          </table:table-columns>
          <table:table-row table:style-name="TableRow277">
            <table:table-cell table:style-name="TableCell278">
              <text:p text:style-name="P279">Kategorija korisnika</text:p>
            </table:table-cell>
            <table:table-cell table:style-name="TableCell280">
              <text:p text:style-name="P281">Opis</text:p>
            </table:table-cell>
          </table:table-row>
          <table:table-row table:style-name="TableRow282">
            <table:table-cell table:style-name="TableCell283">
              <text:p text:style-name="P284">Administrator</text:p>
            </table:table-cell>
            <table:table-cell table:style-name="TableCell285">
              <text:p text:style-name="P286"><text:span text:style-name="T287">A</text:span><text:span text:style-name="T288">dministrator je jedina kategorija korisnika koja ima pristup prethodno navedenim <text:s/>modulima i nad njima ima sve ovlasti.<text:s/></text:span></text:p>
            </table:table-cell>
          </table:table-row>
        </table:table>
        <text:h text:style-name="Naslov2" text:outline-level="2"><text:bookmark-start text:name="_Toc503294053"/>Zainteresirane strane<text:bookmark-end text:name="_Toc503294053"/></text:h>
        <text:p text:style-name="P289"/>
        <table:table table:style-name="Table290">
          <table:table-columns>
            <table:table-column table:style-name="TableColumn291"/>
            <table:table-column table:style-name="TableColumn292"/>
          </table:table-columns>
          <table:table-row table:style-name="TableRow293">
            <table:table-cell table:style-name="TableCell294">
              <text:p text:style-name="P295">Zainteresirana strana</text:p>
            </table:table-cell>
            <table:table-cell table:style-name="TableCell296">
              <text:p text:style-name="P297">Opis</text:p>
            </table:table-cell>
          </table:table-row>
          <table:table-row table:style-name="TableRow298">
            <table:table-cell table:style-name="TableCell299">
              <text:p text:style-name="P300"><text:span text:style-name="T301">Advokati</text:span></text:p>
            </table:table-cell>
            <table:table-cell table:style-name="TableCell302">
              <text:p text:style-name="P303"><text:span text:style-name="T304">Glavna zainteresirana strana jes</text:span><text:span text:style-name="T305">u advokati</text:span><text:span text:style-name="T306">. Oni su direktni korisnici aplikacije na osnovu čijih očekivanja su i urađene funkcionalnosti</text:span><text:span text:style-name="T307"><text:s/>ovih modula.</text:span></text:p>
            </table:table-cell>
          </table:table-row>
          <table:table-row table:style-name="TableRow308">
            <table:table-cell table:style-name="TableCell309">
              <text:p text:style-name="P310">Projektni tim</text:p>
            </table:table-cell>
            <table:table-cell table:style-name="TableCell311">
              <text:p text:style-name="P312">Želeći da proizvod uspješno završi na tržištu i budu isplaćeni za uloženi trud i zalagnje, članovi projektnog tima također su zainteresirana strana.</text:p>
            </table:table-cell>
          </table:table-row>
          <table:table-row table:style-name="TableRow313">
            <table:table-cell table:style-name="TableCell314">
              <text:p text:style-name="P315">Profesor i asistent na NSI</text:p>
            </table:table-cell>
            <table:table-cell table:style-name="TableCell316">
              <text:p text:style-name="P317"><text:span text:style-name="T318">Davajući prijedloge i sugestije tokom izrade projekta, asistent i profesor su direktno ili indirektno postali zainteresirane strane.</text:span></text:p>
            </table:table-cell>
          </table:table-row>
        </table:table>
        <text:p text:style-name="P319"/>
        <text:p text:style-name="P320"/>
        <text:h text:style-name="Naslov1" text:outline-level="1"><text:bookmark-start text:name="_Toc503294054"/>Osobine/funkcionalnosti softverskog proizvoda<text:bookmark-end text:name="_Toc503294054"/></text:h>
        <text:h text:style-name="Naslov2" text:outline-level="2"><text:bookmark-start text:name="_Toc503294055"/>Lista osobina/funkcionalnosti po važnosti<text:bookmark-end text:name="_Toc503294055"/></text:h>
        <text:p text:style-name="Textbody">Osobine/funkcionalnosti se obično dijele po svojoj važnosti. U nastavku će se razmatrati tri kategorije funkcionalnosti i to: bazne, obavezne i poželjne.<text:s/></text:p>
        <text:h text:style-name="Naslov3" text:outline-level="3"><text:bookmark-start text:name="_Toc503294056"/>Bazne osobine/funkcionalnosti<text:bookmark-end text:name="_Toc503294056"/></text:h>
        <text:p text:style-name="Textbody">Funkcionalnosti bez kojih moduli iz poglavlja 1.2. ne bi odgovarali opisu i očekivanjima:</text:p>
        <table:table table:style-name="Table321">
          <table:table-columns>
            <table:table-column table:style-name="TableColumn322"/>
            <table:table-column table:style-name="TableColumn323"/>
            <table:table-column table:style-name="TableColumn324"/>
          </table:table-columns>
          <table:table-row table:style-name="TableRow325">
            <table:table-cell table:style-name="TableCell326">
              <text:p text:style-name="P327">Oznaka</text:p>
            </table:table-cell>
            <table:table-cell table:style-name="TableCell328">
              <text:p text:style-name="P329">Naziv</text:p>
            </table:table-cell>
            <table:table-cell table:style-name="TableCell330">
              <text:p text:style-name="P331">Opis</text:p>
            </table:table-cell>
          </table:table-row>
          <table:table-row table:style-name="TableRow332">
            <table:table-cell table:style-name="TableCell333">
              <text:p text:style-name="P334">BF1</text:p>
            </table:table-cell>
            <table:table-cell table:style-name="TableCell335">
              <text:p text:style-name="TableContents"><text:span text:style-name="T336">Dodavanje</text:span><text:span text:style-name="T337"><text:s/></text:span><text:span text:style-name="T338"><text:s/>kategorija slučajeva</text:span></text:p>
            </table:table-cell>
            <table:table-cell table:style-name="TableCell339">
              <text:p text:style-name="TableContents"><text:span text:style-name="T340">Aplikacija mora omogućiti dodavanje novih kategorija slučajeva</text:span></text:p>
            </table:table-cell>
          </table:table-row>
          <table:table-row table:style-name="TableRow341">
            <table:table-cell table:style-name="TableCell342">
              <text:p text:style-name="P343">BF2</text:p>
            </table:table-cell>
            <table:table-cell table:style-name="TableCell344">
              <text:p text:style-name="TableContents"><text:span text:style-name="T345">Dodavanje<text:s/></text:span><text:span text:style-name="T346">kategorija dokumenata</text:span></text:p>
            </table:table-cell>
            <table:table-cell table:style-name="TableCell347">
              <text:p text:style-name="TableContents"><text:span text:style-name="T348">Administratoru aplikacije mora biti omogućeno dodavanje <text:s/>kategorija dokumen</text:span><text:span text:style-name="T349">a</text:span><text:span text:style-name="T350">ta<text:s/></text:span><text:span text:style-name="T351">koji se mogu naću u obradi kod advokata.</text:span></text:p>
            </table:table-cell>
          </table:table-row>
          <table:table-row table:style-name="TableRow352">
            <table:table-cell table:style-name="TableCell353">
              <text:p text:style-name="P354">BF3</text:p>
            </table:table-cell>
            <table:table-cell table:style-name="TableCell355">
              <text:p text:style-name="TableContents"><text:span text:style-name="T356">Dodavanje<text:s/></text:span><text:span text:style-name="T357">tipova klijenata<text:s/></text:span></text:p>
            </table:table-cell>
            <table:table-cell table:style-name="TableCell358">
              <text:p text:style-name="TableContents"><text:span text:style-name="T359">Administratoru aplikacije mora biti omogućeno evidentiranje tipova klijenata sa kojima<text:s/></text:span><text:span text:style-name="T360">advokat<text:s/></text:span><text:span text:style-name="T361">radi.</text:span></text:p>
            </table:table-cell>
          </table:table-row>
          <table:table-row table:style-name="TableRow362">
            <table:table-cell table:style-name="TableCell363">
              <text:p text:style-name="P364">BF4</text:p>
            </table:table-cell>
            <table:table-cell table:style-name="TableCell365">
              <text:p text:style-name="TableContents"><text:span text:style-name="T366">Dodavanje</text:span><text:span text:style-name="T367"><text:s/>tipova file-ova</text:span></text:p>
            </table:table-cell>
            <table:table-cell table:style-name="TableCell368">
              <text:p text:style-name="P369">Aplikacija mora omogućiti administratoru evidentiranje tipova file-ova.</text:p>
            </table:table-cell>
          </table:table-row>
        </table:table>
        <text:p text:style-name="Textbody"/>
        <text:h text:style-name="Naslov3" text:outline-level="3"><text:bookmark-start text:name="_Toc503294057"/>Obavezne osobine/funkcionalnosti<text:bookmark-end text:name="_Toc503294057"/></text:h>
        <text:p text:style-name="P370"/>
        <table:table table:style-name="Table371">
          <table:table-columns>
            <table:table-column table:style-name="TableColumn372"/>
            <table:table-column table:style-name="TableColumn373"/>
            <table:table-column table:style-name="TableColumn374"/>
          </table:table-columns>
          <table:table-row table:style-name="TableRow375">
            <table:table-cell table:style-name="TableCell376">
              <text:p text:style-name="P377">Oznaka</text:p>
            </table:table-cell>
            <table:table-cell table:style-name="TableCell378">
              <text:p text:style-name="P379">Naziv</text:p>
            </table:table-cell>
            <table:table-cell table:style-name="TableCell380">
              <text:p text:style-name="P381">Opis</text:p>
            </table:table-cell>
          </table:table-row>
          <table:table-row table:style-name="TableRow382">
            <table:table-cell table:style-name="TableCell383">
              <text:p text:style-name="P384">OF1</text:p>
            </table:table-cell>
            <table:table-cell table:style-name="TableCell385">
              <text:p text:style-name="TableContents"><text:span text:style-name="T386">Tabelarni prikaz svih kategorija slučajeva</text:span></text:p>
            </table:table-cell>
            <table:table-cell table:style-name="TableCell387">
              <text:p text:style-name="TableContents"><text:span text:style-name="T388">Aplikacija treba omogućiti administratoru jednostavan prikaz svih postojećih kategorija slučajeva</text:span></text:p>
            </table:table-cell>
          </table:table-row>
          <table:table-row table:style-name="TableRow389">
            <table:table-cell table:style-name="TableCell390">
              <text:p text:style-name="P391">OF2</text:p>
            </table:table-cell>
            <table:table-cell table:style-name="TableCell392">
              <text:p text:style-name="P393">Pretraga kategorija slučajeva</text:p>
            </table:table-cell>
            <table:table-cell table:style-name="TableCell394">
              <text:p text:style-name="P395">Aplikacija treba pružiti mogućnost pretrage dostupnih kategorija slučajeva po nazivu kategorije.</text:p>
            </table:table-cell>
          </table:table-row>
          <table:table-row table:style-name="TableRow396">
            <table:table-cell table:style-name="TableCell397">
              <text:p text:style-name="TableContents"><text:span text:style-name="T398">OF3</text:span></text:p>
            </table:table-cell>
            <table:table-cell table:style-name="TableCell399">
              <text:p text:style-name="P400">Pregled tipova klijenata</text:p>
            </table:table-cell>
            <table:table-cell table:style-name="TableCell401">
              <text:p text:style-name="P402">Aplikacija treba omogućiti pregled svih tipova klijenata sa kojima se surađuje.</text:p>
            </table:table-cell>
          </table:table-row>
          <table:table-row table:style-name="TableRow403">
            <table:table-cell table:style-name="TableCell404">
              <text:p text:style-name="TableContents"><text:span text:style-name="T405">OF4</text:span></text:p>
            </table:table-cell>
            <table:table-cell table:style-name="TableCell406">
              <text:p text:style-name="P407">Pregled kategorija dokumenata</text:p>
            </table:table-cell>
            <table:table-cell table:style-name="TableCell408">
              <text:p text:style-name="P409">Aplikacija treba omogućiti pregled kategorija dokumenata koji se obrađuju.</text:p>
            </table:table-cell>
          </table:table-row>
          <table:table-row table:style-name="TableRow410">
            <table:table-cell table:style-name="TableCell411">
              <text:p text:style-name="TableContents"><text:span text:style-name="T412">OF5</text:span></text:p>
            </table:table-cell>
            <table:table-cell table:style-name="TableCell413">
              <text:p text:style-name="P414">Pregled dostupnih tipova file-ova</text:p>
            </table:table-cell>
            <table:table-cell table:style-name="TableCell415">
              <text:p text:style-name="TableContents"><text:span text:style-name="T416">Aplikacija treba omogućiti prikaz svih tipova file-ova koji mogu biti</text:span><text:span text:style-name="T417"><text:s/>na neki način</text:span><text:span text:style-name="T418"><text:s/>korišteni kroz aplikaciju.</text:span></text:p>
            </table:table-cell>
          </table:table-row>
          <table:table-row table:style-name="TableRow419">
            <table:table-cell table:style-name="TableCell420">
              <text:p text:style-name="P421">OF6</text:p>
            </table:table-cell>
            <table:table-cell table:style-name="TableCell422">
              <text:p text:style-name="P423">Brisanje kategorije slučajeva</text:p>
            </table:table-cell>
            <table:table-cell table:style-name="TableCell424">
              <text:p text:style-name="P425">Aplikacija treba omogućiti administratoru brisanje odabranih kategorija slučajeva.</text:p>
            </table:table-cell>
          </table:table-row>
          <table:table-row table:style-name="TableRow426">
            <table:table-cell table:style-name="TableCell427">
              <text:p text:style-name="P428">OF7</text:p>
            </table:table-cell>
            <table:table-cell table:style-name="TableCell429">
              <text:p text:style-name="P430">Brisnje kategorija dokumenata</text:p>
            </table:table-cell>
            <table:table-cell table:style-name="TableCell431">
              <text:p text:style-name="P432">Aplikacija treba omogućiti brisanje postojećih kategorija dokumenata.</text:p>
            </table:table-cell>
          </table:table-row>
          <table:table-row table:style-name="TableRow433">
            <table:table-cell table:style-name="TableCell434">
              <text:p text:style-name="P435">OF8</text:p>
            </table:table-cell>
            <table:table-cell table:style-name="TableCell436">
              <text:p text:style-name="P437">Brisanje tipova file-ova</text:p>
            </table:table-cell>
            <table:table-cell table:style-name="TableCell438">
              <text:p text:style-name="P439">Aplikacija treba administratoru pružiti mogućnost brisanja postojećih tipova file-ova.</text:p>
            </table:table-cell>
          </table:table-row>
          <table:table-row table:style-name="TableRow440">
            <table:table-cell table:style-name="TableCell441">
              <text:p text:style-name="TableContents"><text:span text:style-name="T442">OF9</text:span></text:p>
            </table:table-cell>
            <table:table-cell table:style-name="TableCell443">
              <text:p text:style-name="P444">Brisanje tipova klijenata</text:p>
            </table:table-cell>
            <table:table-cell table:style-name="TableCell445">
              <text:p text:style-name="TableContents">Aplikacija treba da omogući administratoru brisanje postojećih tipova klijenata.<text:s/></text:p>
            </table:table-cell>
          </table:table-row>
          <table:table-row table:style-name="TableRow446">
            <table:table-cell table:style-name="TableCell447">
              <text:p text:style-name="P448">OF10</text:p>
            </table:table-cell>
            <table:table-cell table:style-name="TableCell449">
              <text:p text:style-name="P450">Uređivanje kategorija slučajeva</text:p>
            </table:table-cell>
            <table:table-cell table:style-name="TableCell451">
              <text:p text:style-name="P452">Aplikacija treba administratoru pružiti mogućnost uređivanja postojećih kategorija slučajeva.</text:p>
            </table:table-cell>
          </table:table-row>
          <table:table-row table:style-name="TableRow453">
            <table:table-cell table:style-name="TableCell454">
              <text:p text:style-name="P455">OF11</text:p>
            </table:table-cell>
            <table:table-cell table:style-name="TableCell456">
              <text:p text:style-name="P457">Uređivanje kategorija<text:s/><text:soft-page-break/>dokumenata</text:p>
            </table:table-cell>
            <table:table-cell table:style-name="TableCell458">
              <text:p text:style-name="P459">Aplikacija treba da omogući administratoru da vrši izmjene nad<text:s/><text:soft-page-break/>postojećim kategorijama dokumenata.</text:p>
            </table:table-cell>
          </table:table-row>
          <text:soft-page-break/>
          <table:table-row table:style-name="TableRow460">
            <table:table-cell table:style-name="TableCell461">
              <text:p text:style-name="P462">OF12</text:p>
            </table:table-cell>
            <table:table-cell table:style-name="TableCell463">
              <text:p text:style-name="P464">Uređivanje tipova klijenata</text:p>
            </table:table-cell>
            <table:table-cell table:style-name="TableCell465">
              <text:p text:style-name="P466">Aplikacija treba da omogući administratoru da vrši izmjene nad postojećim tipovima klijenata.</text:p>
            </table:table-cell>
          </table:table-row>
          <table:table-row table:style-name="TableRow467">
            <table:table-cell table:style-name="TableCell468">
              <text:p text:style-name="P469">OF13</text:p>
            </table:table-cell>
            <table:table-cell table:style-name="TableCell470">
              <text:p text:style-name="P471">Uređivanje tipova file-ova</text:p>
            </table:table-cell>
            <table:table-cell table:style-name="TableCell472">
              <text:p text:style-name="TableContents"><text:span text:style-name="T473">Aplikacija treba da omogući administratoru da uređuje tipove file-ova.</text:span></text:p>
            </table:table-cell>
          </table:table-row>
        </table:table>
        <text:p text:style-name="Textbody"/>
        <text:h text:style-name="Naslov3" text:outline-level="3"><text:bookmark-start text:name="_Toc503294058"/>Poželjne osobine/funkcionalnosti<text:bookmark-end text:name="_Toc503294058"/></text:h>
        <text:p text:style-name="P474"/>
        <table:table table:style-name="Table475">
          <table:table-columns>
            <table:table-column table:style-name="TableColumn476"/>
            <table:table-column table:style-name="TableColumn477"/>
            <table:table-column table:style-name="TableColumn478"/>
          </table:table-columns>
          <table:table-row table:style-name="TableRow479">
            <table:table-cell table:style-name="TableCell480">
              <text:p text:style-name="P481">Oznaka</text:p>
            </table:table-cell>
            <table:table-cell table:style-name="TableCell482">
              <text:p text:style-name="P483">Naziv</text:p>
            </table:table-cell>
            <table:table-cell table:style-name="TableCell484">
              <text:p text:style-name="P485">Opis</text:p>
            </table:table-cell>
          </table:table-row>
          <table:table-row table:style-name="TableRow486">
            <table:table-cell table:style-name="TableCell487">
              <text:p text:style-name="P488">PF1</text:p>
            </table:table-cell>
            <table:table-cell table:style-name="TableCell489">
              <text:p text:style-name="P490">Sortiranje kategorija slučajeva</text:p>
            </table:table-cell>
            <table:table-cell table:style-name="TableCell491">
              <text:p text:style-name="P492">Bilo bi poželjno imati sortiranje kategorija slučajeva<text:s/>po nazivu kategorije, datumu izmjene i datumu kreiranja</text:p>
            </table:table-cell>
          </table:table-row>
          <table:table-row table:style-name="TableRow493">
            <table:table-cell table:style-name="TableCell494">
              <text:p text:style-name="P495">PF2</text:p>
            </table:table-cell>
            <table:table-cell table:style-name="TableCell496">
              <text:p text:style-name="P497">Sortiranje tipova file-ova</text:p>
            </table:table-cell>
            <table:table-cell table:style-name="TableCell498">
              <text:p text:style-name="P499">Bilo bi poželjno imati sortiranje tipov file-ova po nazivu.</text:p>
            </table:table-cell>
          </table:table-row>
          <table:table-row table:style-name="TableRow500">
            <table:table-cell table:style-name="TableCell501">
              <text:p text:style-name="P502">PF4</text:p>
            </table:table-cell>
            <table:table-cell table:style-name="TableCell503">
              <text:p text:style-name="P504">Pretraga tipova klijenata</text:p>
            </table:table-cell>
            <table:table-cell table:style-name="TableCell505">
              <text:p text:style-name="P506">Bilo bi poželjno implementirati funkcionalnost pretrage tipova <text:s/>klijenata po nazivu</text:p>
            </table:table-cell>
          </table:table-row>
          <table:table-row table:style-name="TableRow507">
            <table:table-cell table:style-name="TableCell508">
              <text:p text:style-name="P509">PF3</text:p>
            </table:table-cell>
            <table:table-cell table:style-name="TableCell510">
              <text:p text:style-name="P511">Pretraga kategorija dokumenata</text:p>
            </table:table-cell>
            <table:table-cell table:style-name="TableCell512">
              <text:p text:style-name="P513">Bilo bi poželjno implementirati funkcionalnost pretrage kategorije dokumnata po nazivu kategorije.</text:p>
            </table:table-cell>
          </table:table-row>
        </table:table>
        <text:p text:style-name="Textbody"/>
        <text:h text:style-name="Naslov2" text:outline-level="2"><text:bookmark-start text:name="_Toc503294059"/>Matrica sljedivosti<text:bookmark-end text:name="_Toc503294059"/></text:h>
        <text:p text:style-name="P514"/>
        <table:table table:style-name="Table515">
          <table:table-columns>
            <table:table-column table:style-name="TableColumn516"/>
            <table:table-column table:style-name="TableColumn517"/>
            <table:table-column table:style-name="TableColumn518"/>
            <table:table-column table:style-name="TableColumn519"/>
            <table:table-column table:style-name="TableColumn520"/>
          </table:table-columns>
          <table:table-row table:style-name="TableRow521">
            <table:table-cell table:style-name="TableCell522">
              <text:p text:style-name="P523"/>
            </table:table-cell>
            <table:table-cell table:style-name="TableCell524">
              <text:p text:style-name="P525">Modul #1</text:p>
              <text:p text:style-name="P526">Kategorije slučajeva</text:p>
            </table:table-cell>
            <table:table-cell table:style-name="TableCell527">
              <text:p text:style-name="P528">Modul #2</text:p>
              <text:p text:style-name="P529">Tipovi file-ova</text:p>
            </table:table-cell>
            <table:table-cell table:style-name="TableCell530">
              <text:p text:style-name="P531">Modul #3</text:p>
              <text:p text:style-name="P532">Kategorije dokumenata</text:p>
            </table:table-cell>
            <table:table-cell table:style-name="TableCell533">
              <text:p text:style-name="P534">Modul #4</text:p>
              <text:p text:style-name="P535">Tipovi klijenta</text:p>
            </table:table-cell>
          </table:table-row>
          <table:table-row table:style-name="TableRow536">
            <table:table-cell table:style-name="TableCell537">
              <text:p text:style-name="P538">BF1</text:p>
            </table:table-cell>
            <table:table-cell table:style-name="TableCell539">
              <text:p text:style-name="P540">X</text:p>
            </table:table-cell>
            <table:table-cell table:style-name="TableCell541">
              <text:p text:style-name="P542"/>
            </table:table-cell>
            <table:table-cell table:style-name="TableCell543">
              <text:p text:style-name="P544"/>
            </table:table-cell>
            <table:table-cell table:style-name="TableCell545">
              <text:p text:style-name="P546"/>
            </table:table-cell>
          </table:table-row>
          <table:table-row table:style-name="TableRow547">
            <table:table-cell table:style-name="TableCell548">
              <text:p text:style-name="P549">BF2</text:p>
            </table:table-cell>
            <table:table-cell table:style-name="TableCell550">
              <text:p text:style-name="P551"/>
            </table:table-cell>
            <table:table-cell table:style-name="TableCell552">
              <text:p text:style-name="P553"/>
            </table:table-cell>
            <table:table-cell table:style-name="TableCell554">
              <text:p text:style-name="P555">X</text:p>
            </table:table-cell>
            <table:table-cell table:style-name="TableCell556">
              <text:p text:style-name="P557"/>
            </table:table-cell>
          </table:table-row>
          <table:table-row table:style-name="TableRow558">
            <table:table-cell table:style-name="TableCell559">
              <text:p text:style-name="P560">BF3</text:p>
            </table:table-cell>
            <table:table-cell table:style-name="TableCell561">
              <text:p text:style-name="P562"/>
            </table:table-cell>
            <table:table-cell table:style-name="TableCell563">
              <text:p text:style-name="P564"/>
            </table:table-cell>
            <table:table-cell table:style-name="TableCell565">
              <text:p text:style-name="P566"/>
            </table:table-cell>
            <table:table-cell table:style-name="TableCell567">
              <text:p text:style-name="P568">X</text:p>
            </table:table-cell>
          </table:table-row>
          <table:table-row table:style-name="TableRow569">
            <table:table-cell table:style-name="TableCell570">
              <text:p text:style-name="P571">BF4</text:p>
            </table:table-cell>
            <table:table-cell table:style-name="TableCell572">
              <text:p text:style-name="P573"/>
            </table:table-cell>
            <table:table-cell table:style-name="TableCell574">
              <text:p text:style-name="P575">X</text:p>
            </table:table-cell>
            <table:table-cell table:style-name="TableCell576">
              <text:p text:style-name="P577"/>
            </table:table-cell>
            <table:table-cell table:style-name="TableCell578">
              <text:p text:style-name="P579"/>
            </table:table-cell>
          </table:table-row>
          <table:table-row table:style-name="TableRow580">
            <table:table-cell table:style-name="TableCell581">
              <text:p text:style-name="P582">OF1</text:p>
            </table:table-cell>
            <table:table-cell table:style-name="TableCell583">
              <text:p text:style-name="P584">X</text:p>
            </table:table-cell>
            <table:table-cell table:style-name="TableCell585">
              <text:p text:style-name="P586"/>
            </table:table-cell>
            <table:table-cell table:style-name="TableCell587">
              <text:p text:style-name="P588"/>
            </table:table-cell>
            <table:table-cell table:style-name="TableCell589">
              <text:p text:style-name="P590"/>
            </table:table-cell>
          </table:table-row>
          <table:table-row table:style-name="TableRow591">
            <table:table-cell table:style-name="TableCell592">
              <text:p text:style-name="P593">OF2</text:p>
            </table:table-cell>
            <table:table-cell table:style-name="TableCell594">
              <text:p text:style-name="P595">X</text:p>
            </table:table-cell>
            <table:table-cell table:style-name="TableCell596">
              <text:p text:style-name="P597"/>
            </table:table-cell>
            <table:table-cell table:style-name="TableCell598">
              <text:p text:style-name="P599"/>
            </table:table-cell>
            <table:table-cell table:style-name="TableCell600">
              <text:p text:style-name="P601"/>
            </table:table-cell>
          </table:table-row>
          <table:table-row table:style-name="TableRow602">
            <table:table-cell table:style-name="TableCell603">
              <text:p text:style-name="P604">OF3</text:p>
            </table:table-cell>
            <table:table-cell table:style-name="TableCell605">
              <text:p text:style-name="P606"/>
            </table:table-cell>
            <table:table-cell table:style-name="TableCell607">
              <text:p text:style-name="P608"/>
            </table:table-cell>
            <table:table-cell table:style-name="TableCell609">
              <text:p text:style-name="P610"/>
            </table:table-cell>
            <table:table-cell table:style-name="TableCell611">
              <text:p text:style-name="P612">X</text:p>
            </table:table-cell>
          </table:table-row>
          <table:table-row table:style-name="TableRow613">
            <table:table-cell table:style-name="TableCell614">
              <text:p text:style-name="P615">OF4</text:p>
            </table:table-cell>
            <table:table-cell table:style-name="TableCell616">
              <text:p text:style-name="P617"/>
            </table:table-cell>
            <table:table-cell table:style-name="TableCell618">
              <text:p text:style-name="P619"/>
            </table:table-cell>
            <table:table-cell table:style-name="TableCell620">
              <text:p text:style-name="P621">X</text:p>
            </table:table-cell>
            <table:table-cell table:style-name="TableCell622">
              <text:p text:style-name="P623"/>
            </table:table-cell>
          </table:table-row>
          <table:table-row table:style-name="TableRow624">
            <table:table-cell table:style-name="TableCell625">
              <text:p text:style-name="P626">OF5</text:p>
            </table:table-cell>
            <table:table-cell table:style-name="TableCell627">
              <text:p text:style-name="P628"/>
            </table:table-cell>
            <table:table-cell table:style-name="TableCell629">
              <text:p text:style-name="P630">X</text:p>
            </table:table-cell>
            <table:table-cell table:style-name="TableCell631">
              <text:p text:style-name="P632"/>
            </table:table-cell>
            <table:table-cell table:style-name="TableCell633">
              <text:p text:style-name="P634"/>
            </table:table-cell>
          </table:table-row>
          <table:table-row table:style-name="TableRow635">
            <table:table-cell table:style-name="TableCell636">
              <text:p text:style-name="P637">OF6</text:p>
            </table:table-cell>
            <table:table-cell table:style-name="TableCell638">
              <text:p text:style-name="P639">X</text:p>
            </table:table-cell>
            <table:table-cell table:style-name="TableCell640">
              <text:p text:style-name="P641"/>
            </table:table-cell>
            <table:table-cell table:style-name="TableCell642">
              <text:p text:style-name="P643"/>
            </table:table-cell>
            <table:table-cell table:style-name="TableCell644">
              <text:p text:style-name="P645"/>
            </table:table-cell>
          </table:table-row>
          <table:table-row table:style-name="TableRow646">
            <table:table-cell table:style-name="TableCell647">
              <text:p text:style-name="P648">OF7</text:p>
            </table:table-cell>
            <table:table-cell table:style-name="TableCell649">
              <text:p text:style-name="P650"/>
            </table:table-cell>
            <table:table-cell table:style-name="TableCell651">
              <text:p text:style-name="P652"/>
            </table:table-cell>
            <table:table-cell table:style-name="TableCell653">
              <text:p text:style-name="P654">X</text:p>
            </table:table-cell>
            <table:table-cell table:style-name="TableCell655">
              <text:p text:style-name="P656"/>
            </table:table-cell>
          </table:table-row>
          <table:table-row table:style-name="TableRow657">
            <table:table-cell table:style-name="TableCell658">
              <text:p text:style-name="P659">OF8</text:p>
            </table:table-cell>
            <table:table-cell table:style-name="TableCell660">
              <text:p text:style-name="P661"/>
            </table:table-cell>
            <table:table-cell table:style-name="TableCell662">
              <text:p text:style-name="P663">X</text:p>
            </table:table-cell>
            <table:table-cell table:style-name="TableCell664">
              <text:p text:style-name="P665"/>
            </table:table-cell>
            <table:table-cell table:style-name="TableCell666">
              <text:p text:style-name="P667"/>
            </table:table-cell>
          </table:table-row>
          <table:table-row table:style-name="TableRow668">
            <table:table-cell table:style-name="TableCell669">
              <text:p text:style-name="P670">OF9</text:p>
            </table:table-cell>
            <table:table-cell table:style-name="TableCell671">
              <text:p text:style-name="P672"/>
            </table:table-cell>
            <table:table-cell table:style-name="TableCell673">
              <text:p text:style-name="P674"/>
            </table:table-cell>
            <table:table-cell table:style-name="TableCell675">
              <text:p text:style-name="P676"/>
            </table:table-cell>
            <table:table-cell table:style-name="TableCell677">
              <text:p text:style-name="P678">X</text:p>
            </table:table-cell>
          </table:table-row>
          <table:table-row table:style-name="TableRow679">
            <table:table-cell table:style-name="TableCell680">
              <text:p text:style-name="P681">OF10</text:p>
            </table:table-cell>
            <table:table-cell table:style-name="TableCell682">
              <text:p text:style-name="P683">X</text:p>
            </table:table-cell>
            <table:table-cell table:style-name="TableCell684">
              <text:p text:style-name="P685"/>
            </table:table-cell>
            <table:table-cell table:style-name="TableCell686">
              <text:p text:style-name="P687"/>
            </table:table-cell>
            <table:table-cell table:style-name="TableCell688">
              <text:p text:style-name="P689"/>
            </table:table-cell>
          </table:table-row>
          <table:table-row table:style-name="TableRow690">
            <table:table-cell table:style-name="TableCell691">
              <text:p text:style-name="P692">OF11</text:p>
            </table:table-cell>
            <table:table-cell table:style-name="TableCell693">
              <text:p text:style-name="P694"/>
            </table:table-cell>
            <table:table-cell table:style-name="TableCell695">
              <text:p text:style-name="P696"/>
            </table:table-cell>
            <table:table-cell table:style-name="TableCell697">
              <text:p text:style-name="P698"><text:tab/>X</text:p>
            </table:table-cell>
            <table:table-cell table:style-name="TableCell699">
              <text:p text:style-name="P700"/>
            </table:table-cell>
          </table:table-row>
          <table:table-row table:style-name="TableRow701">
            <table:table-cell table:style-name="TableCell702">
              <text:p text:style-name="P703">OF12</text:p>
            </table:table-cell>
            <table:table-cell table:style-name="TableCell704">
              <text:p text:style-name="P705"/>
            </table:table-cell>
            <table:table-cell table:style-name="TableCell706">
              <text:p text:style-name="P707"/>
            </table:table-cell>
            <table:table-cell table:style-name="TableCell708">
              <text:p text:style-name="P709"/>
            </table:table-cell>
            <table:table-cell table:style-name="TableCell710">
              <text:p text:style-name="P711">X</text:p>
            </table:table-cell>
          </table:table-row>
          <table:table-row table:style-name="TableRow712">
            <table:table-cell table:style-name="TableCell713">
              <text:p text:style-name="P714">OF13</text:p>
            </table:table-cell>
            <table:table-cell table:style-name="TableCell715">
              <text:p text:style-name="P716"/>
            </table:table-cell>
            <table:table-cell table:style-name="TableCell717">
              <text:p text:style-name="P718">X</text:p>
            </table:table-cell>
            <table:table-cell table:style-name="TableCell719">
              <text:p text:style-name="P720"/>
            </table:table-cell>
            <table:table-cell table:style-name="TableCell721">
              <text:p text:style-name="P722"/>
            </table:table-cell>
          </table:table-row>
          <table:table-row table:style-name="TableRow723">
            <table:table-cell table:style-name="TableCell724">
              <text:p text:style-name="P725">PF1</text:p>
            </table:table-cell>
            <table:table-cell table:style-name="TableCell726">
              <text:p text:style-name="P727">X</text:p>
            </table:table-cell>
            <table:table-cell table:style-name="TableCell728">
              <text:p text:style-name="P729"/>
            </table:table-cell>
            <table:table-cell table:style-name="TableCell730">
              <text:p text:style-name="P731"/>
            </table:table-cell>
            <table:table-cell table:style-name="TableCell732">
              <text:p text:style-name="P733"/>
            </table:table-cell>
          </table:table-row>
          <text:soft-page-break/>
          <table:table-row table:style-name="TableRow734">
            <table:table-cell table:style-name="TableCell735">
              <text:p text:style-name="P736">PF2</text:p>
            </table:table-cell>
            <table:table-cell table:style-name="TableCell737">
              <text:p text:style-name="P738"/>
            </table:table-cell>
            <table:table-cell table:style-name="TableCell739">
              <text:p text:style-name="P740">X</text:p>
            </table:table-cell>
            <table:table-cell table:style-name="TableCell741">
              <text:p text:style-name="P742"/>
            </table:table-cell>
            <table:table-cell table:style-name="TableCell743">
              <text:p text:style-name="P744"/>
            </table:table-cell>
          </table:table-row>
          <table:table-row table:style-name="TableRow745">
            <table:table-cell table:style-name="TableCell746">
              <text:p text:style-name="P747">PF3</text:p>
            </table:table-cell>
            <table:table-cell table:style-name="TableCell748">
              <text:p text:style-name="P749"/>
            </table:table-cell>
            <table:table-cell table:style-name="TableCell750">
              <text:p text:style-name="P751"/>
            </table:table-cell>
            <table:table-cell table:style-name="TableCell752">
              <text:p text:style-name="P753"/>
            </table:table-cell>
            <table:table-cell table:style-name="TableCell754">
              <text:p text:style-name="P755">X</text:p>
            </table:table-cell>
          </table:table-row>
          <table:table-row table:style-name="TableRow756">
            <table:table-cell table:style-name="TableCell757">
              <text:p text:style-name="P758">PF4</text:p>
            </table:table-cell>
            <table:table-cell table:style-name="TableCell759">
              <text:p text:style-name="P760"/>
            </table:table-cell>
            <table:table-cell table:style-name="TableCell761">
              <text:p text:style-name="P762"/>
            </table:table-cell>
            <table:table-cell table:style-name="TableCell763">
              <text:p text:style-name="P764">X</text:p>
            </table:table-cell>
            <table:table-cell table:style-name="TableCell765">
              <text:p text:style-name="P766"/>
            </table:table-cell>
          </table:table-row>
        </table:table>
        <text:p text:style-name="P767"/>
        <text:p text:style-name="P768"/>
        <text:h text:style-name="Naslov1" text:outline-level="1"><text:bookmark-start text:name="_Toc503294060"/>Razrađena struktura poslova (Work Breakdown Structure - WBS)<text:bookmark-end text:name="_Toc503294060"/></text:h>
        <text:p text:style-name="P769"/>
        <table:table table:style-name="Table770">
          <table:table-columns>
            <table:table-column table:style-name="TableColumn771"/>
            <table:table-column table:style-name="TableColumn772"/>
            <table:table-column table:style-name="TableColumn773"/>
            <table:table-column table:style-name="TableColumn774"/>
            <table:table-column table:style-name="TableColumn775"/>
            <table:table-column table:style-name="TableColumn776"/>
            <table:table-column table:style-name="TableColumn777"/>
            <table:table-column table:style-name="TableColumn778"/>
          </table:table-columns>
          <table:table-row table:style-name="TableRow779">
            <table:table-cell table:style-name="TableCell780" table:number-columns-spanned="8">
              <text:p text:style-name="TableContents">Moduli za upravljanje kategorijama slučajeva, kategorijama dokumenata, tipovima klijenata i tipovima file-ova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781">
            <table:table-cell table:style-name="TableCell782">
              <text:p text:style-name="P783">1.Upravljati projektom</text:p>
            </table:table-cell>
            <table:table-cell table:style-name="TableCell784">
              <text:p text:style-name="P785">2.Analizirati sistem</text:p>
            </table:table-cell>
            <table:table-cell table:style-name="TableCell786">
              <text:p text:style-name="P787">3.Razviti softver</text:p>
            </table:table-cell>
            <table:table-cell table:style-name="TableCell788">
              <text:p text:style-name="P789">4.Verificirati sistem</text:p>
            </table:table-cell>
            <table:table-cell table:style-name="TableCell790">
              <text:p text:style-name="P791">5.Validirati sistem</text:p>
            </table:table-cell>
            <table:table-cell table:style-name="TableCell792">
              <text:p text:style-name="P793">6.Upravljati konfiguracijom</text:p>
            </table:table-cell>
            <table:table-cell table:style-name="TableCell794">
              <text:p text:style-name="P795">7.Pripremiti dokumentaciju</text:p>
            </table:table-cell>
            <table:table-cell table:style-name="TableCell796">
              <text:p text:style-name="P797">8.Isporučiti sistem</text:p>
            </table:table-cell>
          </table:table-row>
          <table:table-row table:style-name="TableRow798">
            <table:table-cell table:style-name="TableCell799">
              <text:list text:style-name="LFO7" text:continue-numbering="true">
                <text:list-item>
                  <text:list>
                    <text:list-item>
                      <text:p text:style-name="P800"><text:span text:style-name="T801">Odabir članova tima</text:span></text:p>
                    </text:list-item>
                  </text:list>
                </text:list-item>
              </text:list>
            </table:table-cell>
            <table:table-cell table:style-name="TableCell802">
              <text:p text:style-name="P803">2.1. Analiza dodijeljenih modula</text:p>
            </table:table-cell>
            <table:table-cell table:style-name="TableCell804">
              <text:p text:style-name="P805">3.1. Prilagođavanje baze podataka</text:p>
            </table:table-cell>
            <table:table-cell table:style-name="TableCell806">
              <text:p text:style-name="P807">4.1. Inspekcija funkcionalnosti</text:p>
            </table:table-cell>
            <table:table-cell table:style-name="TableCell808">
              <text:p text:style-name="P809">5.1. Validacija dizajna</text:p>
            </table:table-cell>
            <table:table-cell table:style-name="TableCell810">
              <text:p text:style-name="P811">6.1. Identifikacija konfiguracijskih promjena</text:p>
            </table:table-cell>
            <table:table-cell table:style-name="TableCell812">
              <text:p text:style-name="P813">7.1. Pisanje projektne dokumentacije</text:p>
            </table:table-cell>
            <table:table-cell table:style-name="TableCell814">
              <text:p text:style-name="P815">8.1. Isporuka softverskog proizvoda</text:p>
            </table:table-cell>
          </table:table-row>
          <table:table-row table:style-name="TableRow816">
            <table:table-cell table:style-name="TableCell817">
              <text:list text:style-name="LFO7" text:continue-numbering="true">
                <text:list-item>
                  <text:list>
                    <text:list-item>
                      <text:p text:style-name="P818">Dodjeljivanje uloga u timu</text:p>
                    </text:list-item>
                  </text:list>
                </text:list-item>
              </text:list>
            </table:table-cell>
            <table:table-cell table:style-name="TableCell819">
              <text:list text:style-name="LFO8" text:continue-numbering="true">
                <text:list-item>
                  <text:list>
                    <text:list-item>
                      <text:p text:style-name="P820">Analiza funkcionalnosti</text:p>
                    </text:list-item>
                  </text:list>
                </text:list-item>
              </text:list>
            </table:table-cell>
            <table:table-cell table:style-name="TableCell821">
              <text:p text:style-name="P822">3.2.Početni dizajn aplikacije</text:p>
            </table:table-cell>
            <table:table-cell table:style-name="TableCell823">
              <text:p text:style-name="P824">4.2. Priprema testova</text:p>
            </table:table-cell>
            <table:table-cell table:style-name="TableCell825">
              <text:p text:style-name="P826"/>
            </table:table-cell>
            <table:table-cell table:style-name="TableCell827">
              <text:p text:style-name="P828">6.2. Konfiguracija okruženja</text:p>
            </table:table-cell>
            <table:table-cell table:style-name="TableCell829">
              <text:p text:style-name="P830">7.2. Izrada prezentacija projekta</text:p>
            </table:table-cell>
            <table:table-cell table:style-name="TableCell831">
              <text:p text:style-name="P832">8.2 Isporuka dokumentacije</text:p>
            </table:table-cell>
          </table:table-row>
          <table:table-row table:style-name="TableRow833">
            <table:table-cell table:style-name="TableCell834">
              <text:list text:style-name="LFO7" text:continue-numbering="true">
                <text:list-item>
                  <text:list>
                    <text:list-item>
                      <text:p text:style-name="P835">Planiranje izrade projekta</text:p>
                    </text:list-item>
                  </text:list>
                </text:list-item>
              </text:list>
            </table:table-cell>
            <table:table-cell table:style-name="TableCell836">
              <text:list text:style-name="LFO9" text:continue-numbering="true">
                <text:list-item>
                  <text:list>
                    <text:list-item>
                      <text:p text:style-name="P837"><text:s/>Analiza tehnologija za razvoj</text:p>
                    </text:list-item>
                  </text:list>
                </text:list-item>
              </text:list>
            </table:table-cell>
            <table:table-cell table:style-name="TableCell838">
              <text:p text:style-name="P839">3.3. Izrada baznih funkcionalnosti</text:p>
            </table:table-cell>
            <table:table-cell table:style-name="TableCell840">
              <text:p text:style-name="P841">4.3. Testiranje funkcionalnosti</text:p>
            </table:table-cell>
            <table:table-cell table:style-name="TableCell842">
              <text:p text:style-name="P843"/>
            </table:table-cell>
            <table:table-cell table:style-name="TableCell844">
              <text:p text:style-name="P845">6.3. Testiranje konfiguracijskih promjena</text:p>
            </table:table-cell>
            <table:table-cell table:style-name="TableCell846">
              <text:p text:style-name="P847">7.3. Izrada video prezentacija aplikacije</text:p>
            </table:table-cell>
            <table:table-cell table:style-name="TableCell848">
              <text:p text:style-name="P849">8.3. Finalni izvještaj o projektu<text:s/></text:p>
            </table:table-cell>
          </table:table-row>
          <table:table-row table:style-name="TableRow850">
            <table:table-cell table:style-name="TableCell851">
              <text:list text:style-name="LFO10" text:continue-numbering="true">
                <text:list-item>
                  <text:list>
                    <text:list-item>
                      <text:p text:style-name="P852">Koordinacija projektom</text:p>
                    </text:list-item>
                  </text:list>
                </text:list-item>
              </text:list>
            </table:table-cell>
            <table:table-cell table:style-name="TableCell853">
              <text:p text:style-name="P854"/>
            </table:table-cell>
            <table:table-cell table:style-name="TableCell855">
              <text:p text:style-name="P856">3.4. Izrada obaveznih funcionalnosti</text:p>
            </table:table-cell>
            <table:table-cell table:style-name="TableCell857">
              <text:p text:style-name="P858"/>
            </table:table-cell>
            <table:table-cell table:style-name="TableCell859">
              <text:p text:style-name="P860"/>
            </table:table-cell>
            <table:table-cell table:style-name="TableCell861">
              <text:p text:style-name="P862"/>
            </table:table-cell>
            <table:table-cell table:style-name="TableCell863">
              <text:p text:style-name="P864"/>
            </table:table-cell>
            <table:table-cell table:style-name="TableCell865">
              <text:p text:style-name="P866"/>
            </table:table-cell>
          </table:table-row>
          <table:table-row table:style-name="TableRow867">
            <table:table-cell table:style-name="TableCell868">
              <text:list text:style-name="LFO10" text:continue-numbering="true">
                <text:list-item>
                  <text:list>
                    <text:list-item>
                      <text:p text:style-name="P869"><text:span text:style-name="T870">Izvršenje projekta</text:span></text:p>
                    </text:list-item>
                  </text:list>
                </text:list-item>
              </text:list>
            </table:table-cell>
            <table:table-cell table:style-name="TableCell871">
              <text:p text:style-name="P872"/>
            </table:table-cell>
            <table:table-cell table:style-name="TableCell873">
              <text:p text:style-name="P874">3.5. Izrada poželjnih funkcionalnosti</text:p>
            </table:table-cell>
            <table:table-cell table:style-name="TableCell875">
              <text:p text:style-name="P876"/>
            </table:table-cell>
            <table:table-cell table:style-name="TableCell877">
              <text:p text:style-name="P878"/>
            </table:table-cell>
            <table:table-cell table:style-name="TableCell879">
              <text:p text:style-name="P880"/>
            </table:table-cell>
            <table:table-cell table:style-name="TableCell881">
              <text:p text:style-name="P882"/>
            </table:table-cell>
            <table:table-cell table:style-name="TableCell883">
              <text:p text:style-name="P884"/>
            </table:table-cell>
          </table:table-row>
          <table:table-row table:style-name="TableRow885">
            <table:table-cell table:style-name="TableCell886">
              <text:list text:style-name="LFO10" text:continue-numbering="true">
                <text:list-item>
                  <text:list>
                    <text:list-item>
                      <text:p text:style-name="P887">Zatvaranje projekta</text:p>
                    </text:list-item>
                  </text:list>
                </text:list-item>
              </text:list>
            </table:table-cell>
            <table:table-cell table:style-name="TableCell888">
              <text:p text:style-name="P889"/>
            </table:table-cell>
            <table:table-cell table:style-name="TableCell890">
              <text:p text:style-name="P891">3.6. Integracija frontenda i backenda</text:p>
            </table:table-cell>
            <table:table-cell table:style-name="TableCell892">
              <text:p text:style-name="P893"/>
            </table:table-cell>
            <table:table-cell table:style-name="TableCell894">
              <text:p text:style-name="P895"/>
            </table:table-cell>
            <table:table-cell table:style-name="TableCell896">
              <text:p text:style-name="P897"/>
            </table:table-cell>
            <table:table-cell table:style-name="TableCell898">
              <text:p text:style-name="P899"/>
            </table:table-cell>
            <table:table-cell table:style-name="TableCell900">
              <text:p text:style-name="P901"/>
            </table:table-cell>
          </table:table-row>
        </table:table>
        <text:p text:style-name="P902"/>
        <text:h text:style-name="Naslov1" text:outline-level="1"><text:bookmark-start text:name="_Toc503294061"/>Procjene vezane za realizaciju projekta<text:bookmark-end text:name="_Toc503294061"/></text:h>
        <text:h text:style-name="Naslov2" text:outline-level="2"><text:bookmark-start text:name="_Toc503294062"/>Procjene<text:bookmark-end text:name="_Toc503294062"/></text:h>
        <text:p text:style-name="P903"/>
        <table:table table:style-name="Table904">
          <table:table-columns>
            <table:table-column table:style-name="TableColumn905"/>
            <table:table-column table:style-name="TableColumn906"/>
            <table:table-column table:style-name="TableColumn907"/>
            <table:table-column table:style-name="TableColumn908"/>
            <table:table-column table:style-name="TableColumn909"/>
          </table:table-columns>
          <table:table-row table:style-name="TableRow910">
            <table:table-cell table:style-name="TableCell911">
              <text:p text:style-name="P912">Oznaka</text:p>
            </table:table-cell>
            <table:table-cell table:style-name="TableCell913" table:number-columns-spanned="3">
              <text:p text:style-name="P914">Faktor</text:p>
            </table:table-cell>
            <table:covered-table-cell/>
            <table:covered-table-cell/>
            <table:table-cell table:style-name="TableCell915">
              <text:p text:style-name="P916">Komentar</text:p>
            </table:table-cell>
          </table:table-row>
          <table:table-row table:style-name="TableRow917">
            <table:table-cell table:style-name="TableCell918">
              <text:p text:style-name="P919">A</text:p>
            </table:table-cell>
            <table:table-cell table:style-name="TableCell920" table:number-columns-spanned="3">
              <text:p text:style-name="P921">Projektni faktori</text:p>
            </table:table-cell>
            <table:covered-table-cell/>
            <table:covered-table-cell/>
            <table:table-cell table:style-name="TableCell922">
              <text:p text:style-name="P923"/>
            </table:table-cell>
          </table:table-row>
          <table:table-row table:style-name="TableRow924">
            <table:table-cell table:style-name="TableCell925">
              <text:p text:style-name="P926">A1</text:p>
            </table:table-cell>
            <table:table-cell table:style-name="TableCell927">
              <text:p text:style-name="P928">Veličina projekta</text:p>
            </table:table-cell>
            <table:table-cell table:style-name="TableCell929">
              <text:p text:style-name="P930"><text:span text:style-name="T931">100</text:span></text:p>
            </table:table-cell>
            <table:table-cell table:style-name="TableCell932">
              <text:p text:style-name="P933">softverskih jedinica</text:p>
            </table:table-cell>
            <table:table-cell table:style-name="TableCell934">
              <text:p text:style-name="P935"/>
            </table:table-cell>
          </table:table-row>
          <table:table-row table:style-name="TableRow936">
            <table:table-cell table:style-name="TableCell937">
              <text:p text:style-name="P938">A2</text:p>
            </table:table-cell>
            <table:table-cell table:style-name="TableCell939">
              <text:p text:style-name="P940">Rok završetka</text:p>
            </table:table-cell>
            <table:table-cell table:style-name="TableCell941">
              <text:p text:style-name="P942">3</text:p>
            </table:table-cell>
            <table:table-cell table:style-name="TableCell943">
              <text:p text:style-name="P944">mjesec</text:p>
            </table:table-cell>
            <table:table-cell table:style-name="TableCell945">
              <text:p text:style-name="P946">trajanje semestra</text:p>
            </table:table-cell>
          </table:table-row>
          <table:table-row table:style-name="TableRow947">
            <table:table-cell table:style-name="TableCell948">
              <text:p text:style-name="P949">A3</text:p>
            </table:table-cell>
            <table:table-cell table:style-name="TableCell950">
              <text:p text:style-name="P951">Cijena rada (bruto)</text:p>
            </table:table-cell>
            <table:table-cell table:style-name="TableCell952">
              <text:p text:style-name="P953">2500</text:p>
            </table:table-cell>
            <table:table-cell table:style-name="TableCell954">
              <text:p text:style-name="P955">KM/inžinjer-mjesec</text:p>
            </table:table-cell>
            <table:table-cell table:style-name="TableCell956">
              <text:p text:style-name="P957">pretpostavljena bruto plata inžinjera</text:p>
            </table:table-cell>
          </table:table-row>
          <table:table-row table:style-name="TableRow958">
            <table:table-cell table:style-name="TableCell959">
              <text:p text:style-name="P960">B</text:p>
            </table:table-cell>
            <table:table-cell table:style-name="TableCell961" table:number-columns-spanned="3">
              <text:p text:style-name="P962">Organizacijski faktori (na bazi iskustva)</text:p>
            </table:table-cell>
            <table:covered-table-cell/>
            <table:covered-table-cell/>
            <table:table-cell table:style-name="TableCell963">
              <text:p text:style-name="P964"/>
            </table:table-cell>
          </table:table-row>
          <table:table-row table:style-name="TableRow965">
            <table:table-cell table:style-name="TableCell966">
              <text:p text:style-name="P967">B1</text:p>
            </table:table-cell>
            <table:table-cell table:style-name="TableCell968">
              <text:p text:style-name="P969">Analiza i dizajn - rad</text:p>
            </table:table-cell>
            <table:table-cell table:style-name="TableCell970">
              <text:p text:style-name="P971">25</text:p>
            </table:table-cell>
            <table:table-cell table:style-name="TableCell972">
              <text:p text:style-name="P973">%</text:p>
            </table:table-cell>
            <table:table-cell table:style-name="TableCell974">
              <text:p text:style-name="P975"/>
            </table:table-cell>
          </table:table-row>
          <table:table-row table:style-name="TableRow976">
            <table:table-cell table:style-name="TableCell977">
              <text:p text:style-name="P978">B2</text:p>
            </table:table-cell>
            <table:table-cell table:style-name="TableCell979">
              <text:p text:style-name="P980">Konstrukcija softvera - rad</text:p>
            </table:table-cell>
            <table:table-cell table:style-name="TableCell981">
              <text:p text:style-name="P982">60</text:p>
            </table:table-cell>
            <table:table-cell table:style-name="TableCell983">
              <text:p text:style-name="P984">%</text:p>
            </table:table-cell>
            <table:table-cell table:style-name="TableCell985">
              <text:p text:style-name="P986"/>
            </table:table-cell>
          </table:table-row>
          <text:soft-page-break/>
          <table:table-row table:style-name="TableRow987">
            <table:table-cell table:style-name="TableCell988">
              <text:p text:style-name="P989">B3</text:p>
            </table:table-cell>
            <table:table-cell table:style-name="TableCell990">
              <text:p text:style-name="P991">Integracija i testiranje - rad</text:p>
            </table:table-cell>
            <table:table-cell table:style-name="TableCell992">
              <text:p text:style-name="P993">15</text:p>
            </table:table-cell>
            <table:table-cell table:style-name="TableCell994">
              <text:p text:style-name="P995">%</text:p>
            </table:table-cell>
            <table:table-cell table:style-name="TableCell996">
              <text:p text:style-name="P997"/>
            </table:table-cell>
          </table:table-row>
          <table:table-row table:style-name="TableRow998">
            <table:table-cell table:style-name="TableCell999">
              <text:p text:style-name="P1000">B4</text:p>
            </table:table-cell>
            <table:table-cell table:style-name="TableCell1001">
              <text:p text:style-name="P1002">Analiza i dizajn - vrijeme</text:p>
            </table:table-cell>
            <table:table-cell table:style-name="TableCell1003">
              <text:p text:style-name="P1004">30</text:p>
            </table:table-cell>
            <table:table-cell table:style-name="TableCell1005">
              <text:p text:style-name="P1006">%</text:p>
            </table:table-cell>
            <table:table-cell table:style-name="TableCell1007">
              <text:p text:style-name="P1008"/>
            </table:table-cell>
          </table:table-row>
          <table:table-row table:style-name="TableRow1009">
            <table:table-cell table:style-name="TableCell1010">
              <text:p text:style-name="P1011">B5</text:p>
            </table:table-cell>
            <table:table-cell table:style-name="TableCell1012">
              <text:p text:style-name="P1013">Konstrukcija softvera - vrijeme</text:p>
            </table:table-cell>
            <table:table-cell table:style-name="TableCell1014">
              <text:p text:style-name="P1015">50</text:p>
            </table:table-cell>
            <table:table-cell table:style-name="TableCell1016">
              <text:p text:style-name="P1017">%</text:p>
            </table:table-cell>
            <table:table-cell table:style-name="TableCell1018">
              <text:p text:style-name="P1019"/>
            </table:table-cell>
          </table:table-row>
          <table:table-row table:style-name="TableRow1020">
            <table:table-cell table:style-name="TableCell1021">
              <text:p text:style-name="P1022">B6</text:p>
            </table:table-cell>
            <table:table-cell table:style-name="TableCell1023">
              <text:p text:style-name="P1024">Integracija i testiranje - vrijeme</text:p>
            </table:table-cell>
            <table:table-cell table:style-name="TableCell1025">
              <text:p text:style-name="P1026">20</text:p>
            </table:table-cell>
            <table:table-cell table:style-name="TableCell1027">
              <text:p text:style-name="P1028">%</text:p>
            </table:table-cell>
            <table:table-cell table:style-name="TableCell1029">
              <text:p text:style-name="P1030"/>
            </table:table-cell>
          </table:table-row>
          <table:table-row table:style-name="TableRow1031">
            <table:table-cell table:style-name="TableCell1032">
              <text:p text:style-name="P1033">C</text:p>
            </table:table-cell>
            <table:table-cell table:style-name="TableCell1034" table:number-columns-spanned="3">
              <text:p text:style-name="P1035">Modifikatori procjene (trebali bi biti u rasponu 0,8 do 1,2)</text:p>
            </table:table-cell>
            <table:covered-table-cell/>
            <table:covered-table-cell/>
            <table:table-cell table:style-name="TableCell1036">
              <text:p text:style-name="P1037"/>
            </table:table-cell>
          </table:table-row>
          <table:table-row table:style-name="TableRow1038">
            <table:table-cell table:style-name="TableCell1039">
              <text:p text:style-name="P1040">C1</text:p>
            </table:table-cell>
            <table:table-cell table:style-name="TableCell1041">
              <text:p text:style-name="TableContents"><text:span text:style-name="T1042">Koordinacija sa ostalim timovima na projektu</text:span></text:p>
            </table:table-cell>
            <table:table-cell table:style-name="TableCell1043">
              <text:p text:style-name="P1044"><text:span text:style-name="T1045">1.2</text:span></text:p>
            </table:table-cell>
            <table:table-cell table:style-name="TableCell1046">
              <text:p text:style-name="P1047"/>
            </table:table-cell>
            <table:table-cell table:style-name="TableCell1048">
              <text:p text:style-name="TableContents"><text:span text:style-name="T1049">Dijeljeni repozitorij za sve timove može usporiti razvoj prjekta</text:span></text:p>
            </table:table-cell>
          </table:table-row>
          <table:table-row table:style-name="TableRow1050">
            <table:table-cell table:style-name="TableCell1051">
              <text:p text:style-name="P1052">C2</text:p>
            </table:table-cell>
            <table:table-cell table:style-name="TableCell1053">
              <text:p text:style-name="TableContents"><text:span text:style-name="T1054">Neiskustvo inženjera u zadanoj tehnologiji</text:span></text:p>
            </table:table-cell>
            <table:table-cell table:style-name="TableCell1055">
              <text:p text:style-name="P1056"><text:span text:style-name="T1057">1.0</text:span></text:p>
            </table:table-cell>
            <table:table-cell table:style-name="TableCell1058">
              <text:p text:style-name="P1059"/>
            </table:table-cell>
            <table:table-cell table:style-name="TableCell1060">
              <text:p text:style-name="TableContents"><text:span text:style-name="T1061">Nepoznata tehnologija</text:span></text:p>
            </table:table-cell>
          </table:table-row>
          <table:table-row table:style-name="TableRow1062">
            <table:table-cell table:style-name="TableCell1063">
              <text:p text:style-name="TableContents"><text:span text:style-name="T1064">C3</text:span></text:p>
            </table:table-cell>
            <table:table-cell table:style-name="TableCell1065">
              <text:p text:style-name="TableContents"><text:span text:style-name="T1066">Odsustvo inžinjera</text:span></text:p>
            </table:table-cell>
            <table:table-cell table:style-name="TableCell1067">
              <text:p text:style-name="P1068"><text:span text:style-name="T1069">0.85</text:span></text:p>
            </table:table-cell>
            <table:table-cell table:style-name="TableCell1070">
              <text:p text:style-name="P1071"/>
            </table:table-cell>
            <table:table-cell table:style-name="TableCell1072">
              <text:p text:style-name="TableContents"><text:span text:style-name="T1073">Vrijeme praznika</text:span></text:p>
            </table:table-cell>
          </table:table-row>
          <table:table-row table:style-name="TableRow1074">
            <table:table-cell table:style-name="TableCell1075">
              <text:p text:style-name="P1076">CU</text:p>
            </table:table-cell>
            <table:table-cell table:style-name="TableCell1077">
              <text:p text:style-name="P1078">Ukupni modifikator procjene</text:p>
            </table:table-cell>
            <table:table-cell table:style-name="TableCell1079">
              <text:p text:style-name="P1080"><text:span text:style-name="T1081">1.02</text:span></text:p>
            </table:table-cell>
            <table:table-cell table:style-name="TableCell1082">
              <text:p text:style-name="P1083"/>
            </table:table-cell>
            <table:table-cell table:style-name="TableCell1084">
              <text:p text:style-name="TableContents"><text:span text:style-name="T1085">CU</text:span><text:span text:style-name="T1086">=</text:span><text:span text:style-name="T1087">C1</text:span><text:span text:style-name="T1088">*</text:span><text:span text:style-name="T1089">C2</text:span><text:span text:style-name="T1090">*</text:span><text:span text:style-name="T1091"><text:s/>C3</text:span></text:p>
            </table:table-cell>
          </table:table-row>
          <table:table-row table:style-name="TableRow1092">
            <table:table-cell table:style-name="TableCell1093">
              <text:p text:style-name="P1094">D</text:p>
            </table:table-cell>
            <table:table-cell table:style-name="TableCell1095" table:number-columns-spanned="3">
              <text:p text:style-name="P1096">Procjene razvoja</text:p>
            </table:table-cell>
            <table:covered-table-cell/>
            <table:covered-table-cell/>
            <table:table-cell table:style-name="TableCell1097">
              <text:p text:style-name="P1098"/>
            </table:table-cell>
          </table:table-row>
          <table:table-row table:style-name="TableRow1099">
            <table:table-cell table:style-name="TableCell1100">
              <text:p text:style-name="P1101">D1</text:p>
            </table:table-cell>
            <table:table-cell table:style-name="TableCell1102">
              <text:p text:style-name="P1103">Rad</text:p>
            </table:table-cell>
            <table:table-cell table:style-name="TableCell1104">
              <text:p text:style-name="P1105">24.19</text:p>
            </table:table-cell>
            <table:table-cell table:style-name="TableCell1106">
              <text:p text:style-name="P1107">inžinjer-mjesec</text:p>
            </table:table-cell>
            <table:table-cell table:style-name="TableCell1108">
              <text:p text:style-name="TableContents"><text:span text:style-name="T1109">60% ukupnog rada<text:s/></text:span><text:span text:style-name="T1110">D1</text:span><text:span text:style-name="T1111">=0,03*(2,5*</text:span><text:span text:style-name="T1112">A1</text:span><text:span text:style-name="T1113">^1,25)*</text:span><text:span text:style-name="T1114">CU</text:span></text:p>
            </table:table-cell>
          </table:table-row>
          <table:table-row table:style-name="TableRow1115">
            <table:table-cell table:style-name="TableCell1116">
              <text:p text:style-name="P1117">D2</text:p>
            </table:table-cell>
            <table:table-cell table:style-name="TableCell1118">
              <text:p text:style-name="P1119">Vrijeme</text:p>
            </table:table-cell>
            <table:table-cell table:style-name="TableCell1120">
              <text:p text:style-name="P1121">2.25</text:p>
            </table:table-cell>
            <table:table-cell table:style-name="TableCell1122">
              <text:p text:style-name="P1123">mjesec</text:p>
            </table:table-cell>
            <table:table-cell table:style-name="TableCell1124">
              <text:p text:style-name="P1125">75% roka završetka</text:p>
              <text:p text:style-name="TableContents"><text:span text:style-name="T1126">D2</text:span><text:span text:style-name="T1127">=0,75*</text:span><text:span text:style-name="T1128">A2</text:span></text:p>
            </table:table-cell>
          </table:table-row>
          <table:table-row table:style-name="TableRow1129">
            <table:table-cell table:style-name="TableCell1130">
              <text:p text:style-name="P1131">D3</text:p>
            </table:table-cell>
            <table:table-cell table:style-name="TableCell1132">
              <text:p text:style-name="P1133">Cijena</text:p>
            </table:table-cell>
            <table:table-cell table:style-name="TableCell1134">
              <text:p text:style-name="P1135">60475</text:p>
            </table:table-cell>
            <table:table-cell table:style-name="TableCell1136">
              <text:p text:style-name="P1137">KM</text:p>
            </table:table-cell>
            <table:table-cell table:style-name="TableCell1138">
              <text:p text:style-name="TableContents"><text:span text:style-name="T1139">D3=D1</text:span><text:span text:style-name="T1140">*</text:span><text:span text:style-name="T1141">A3</text:span></text:p>
            </table:table-cell>
          </table:table-row>
          <table:table-row table:style-name="TableRow1142">
            <table:table-cell table:style-name="TableCell1143">
              <text:p text:style-name="P1144">E</text:p>
            </table:table-cell>
            <table:table-cell table:style-name="TableCell1145" table:number-columns-spanned="3">
              <text:p text:style-name="P1146">Raščlanjivanje rada na razvoju</text:p>
            </table:table-cell>
            <table:covered-table-cell/>
            <table:covered-table-cell/>
            <table:table-cell table:style-name="TableCell1147">
              <text:p text:style-name="P1148"/>
            </table:table-cell>
          </table:table-row>
          <table:table-row table:style-name="TableRow1149">
            <table:table-cell table:style-name="TableCell1150">
              <text:p text:style-name="P1151">E1</text:p>
            </table:table-cell>
            <table:table-cell table:style-name="TableCell1152">
              <text:p text:style-name="P1153">Analiza i dizajn</text:p>
            </table:table-cell>
            <table:table-cell table:style-name="TableCell1154">
              <text:p text:style-name="P1155">6.04</text:p>
            </table:table-cell>
            <table:table-cell table:style-name="TableCell1156">
              <text:p text:style-name="P1157">inžinjer-mjesec</text:p>
            </table:table-cell>
            <table:table-cell table:style-name="TableCell1158">
              <text:p text:style-name="TableContents"><text:span text:style-name="T1159">E1</text:span><text:span text:style-name="T1160">=</text:span><text:span text:style-name="T1161">D1</text:span><text:span text:style-name="T1162">*</text:span><text:span text:style-name="T1163">B1</text:span><text:span text:style-name="T1164">/100</text:span></text:p>
            </table:table-cell>
          </table:table-row>
          <table:table-row table:style-name="TableRow1165">
            <table:table-cell table:style-name="TableCell1166">
              <text:p text:style-name="P1167">E2</text:p>
            </table:table-cell>
            <table:table-cell table:style-name="TableCell1168">
              <text:p text:style-name="P1169">Konstrukcija softvera</text:p>
            </table:table-cell>
            <table:table-cell table:style-name="TableCell1170">
              <text:p text:style-name="P1171">14.51</text:p>
            </table:table-cell>
            <table:table-cell table:style-name="TableCell1172">
              <text:p text:style-name="P1173">inžinjer-mjesec</text:p>
            </table:table-cell>
            <table:table-cell table:style-name="TableCell1174">
              <text:p text:style-name="TableContents"><text:span text:style-name="T1175">E2</text:span><text:span text:style-name="T1176">=</text:span><text:span text:style-name="T1177">D1</text:span><text:span text:style-name="T1178">*</text:span><text:span text:style-name="T1179">B2</text:span><text:span text:style-name="T1180">/100</text:span></text:p>
            </table:table-cell>
          </table:table-row>
          <table:table-row table:style-name="TableRow1181">
            <table:table-cell table:style-name="TableCell1182">
              <text:p text:style-name="P1183">E3</text:p>
            </table:table-cell>
            <table:table-cell table:style-name="TableCell1184">
              <text:p text:style-name="P1185">Integracija i testiranje</text:p>
            </table:table-cell>
            <table:table-cell table:style-name="TableCell1186">
              <text:p text:style-name="P1187">3.62</text:p>
            </table:table-cell>
            <table:table-cell table:style-name="TableCell1188">
              <text:p text:style-name="P1189">inžinjer-mjesec</text:p>
            </table:table-cell>
            <table:table-cell table:style-name="TableCell1190">
              <text:p text:style-name="TableContents"><text:span text:style-name="T1191">E3</text:span><text:span text:style-name="T1192">=</text:span><text:span text:style-name="T1193">D1</text:span><text:span text:style-name="T1194">*</text:span><text:span text:style-name="T1195">B3</text:span><text:span text:style-name="T1196">/100</text:span></text:p>
            </table:table-cell>
          </table:table-row>
          <table:table-row table:style-name="TableRow1197">
            <table:table-cell table:style-name="TableCell1198">
              <text:p text:style-name="P1199">F</text:p>
            </table:table-cell>
            <table:table-cell table:style-name="TableCell1200" table:number-columns-spanned="3">
              <text:p text:style-name="P1201">Raščlanjivanje vremena razvoja</text:p>
            </table:table-cell>
            <table:covered-table-cell/>
            <table:covered-table-cell/>
            <table:table-cell table:style-name="TableCell1202">
              <text:p text:style-name="P1203"/>
            </table:table-cell>
          </table:table-row>
          <table:table-row table:style-name="TableRow1204">
            <table:table-cell table:style-name="TableCell1205">
              <text:p text:style-name="P1206">F1</text:p>
            </table:table-cell>
            <table:table-cell table:style-name="TableCell1207">
              <text:p text:style-name="P1208">Analiza i dizajn</text:p>
            </table:table-cell>
            <table:table-cell table:style-name="TableCell1209">
              <text:p text:style-name="P1210">0,67</text:p>
            </table:table-cell>
            <table:table-cell table:style-name="TableCell1211">
              <text:p text:style-name="P1212">mjesec</text:p>
            </table:table-cell>
            <table:table-cell table:style-name="TableCell1213">
              <text:p text:style-name="TableContents"><text:span text:style-name="T1214">F1</text:span><text:span text:style-name="T1215">=</text:span><text:span text:style-name="T1216">D2</text:span><text:span text:style-name="T1217">*</text:span><text:span text:style-name="T1218">B4</text:span><text:span text:style-name="T1219">/100</text:span></text:p>
            </table:table-cell>
          </table:table-row>
          <table:table-row table:style-name="TableRow1220">
            <table:table-cell table:style-name="TableCell1221">
              <text:p text:style-name="P1222">F2</text:p>
            </table:table-cell>
            <table:table-cell table:style-name="TableCell1223">
              <text:p text:style-name="P1224">Konstrukcija softvera</text:p>
            </table:table-cell>
            <table:table-cell table:style-name="TableCell1225">
              <text:p text:style-name="P1226">1,13</text:p>
            </table:table-cell>
            <table:table-cell table:style-name="TableCell1227">
              <text:p text:style-name="P1228">mjesec</text:p>
            </table:table-cell>
            <table:table-cell table:style-name="TableCell1229">
              <text:p text:style-name="TableContents"><text:span text:style-name="T1230">F2</text:span><text:span text:style-name="T1231">=</text:span><text:span text:style-name="T1232">D2</text:span><text:span text:style-name="T1233">*</text:span><text:span text:style-name="T1234">B5</text:span><text:span text:style-name="T1235">/100</text:span></text:p>
            </table:table-cell>
          </table:table-row>
          <table:table-row table:style-name="TableRow1236">
            <table:table-cell table:style-name="TableCell1237">
              <text:p text:style-name="P1238">F3</text:p>
            </table:table-cell>
            <table:table-cell table:style-name="TableCell1239">
              <text:p text:style-name="P1240">Integracija i testiranje</text:p>
            </table:table-cell>
            <table:table-cell table:style-name="TableCell1241">
              <text:p text:style-name="P1242">0,45</text:p>
            </table:table-cell>
            <table:table-cell table:style-name="TableCell1243">
              <text:p text:style-name="P1244">mjesec</text:p>
            </table:table-cell>
            <table:table-cell table:style-name="TableCell1245">
              <text:p text:style-name="TableContents"><text:span text:style-name="T1246">F3</text:span><text:span text:style-name="T1247">=</text:span><text:span text:style-name="T1248">D2</text:span><text:span text:style-name="T1249">*</text:span><text:span text:style-name="T1250">B6</text:span><text:span text:style-name="T1251">/100</text:span></text:p>
            </table:table-cell>
          </table:table-row>
          <table:table-row table:style-name="TableRow1252">
            <table:table-cell table:style-name="TableCell1253">
              <text:p text:style-name="P1254">FU</text:p>
            </table:table-cell>
            <table:table-cell table:style-name="TableCell1255">
              <text:p text:style-name="P1256">Ukupno - raspored</text:p>
            </table:table-cell>
            <table:table-cell table:style-name="TableCell1257">
              <text:p text:style-name="P1258">2,25</text:p>
            </table:table-cell>
            <table:table-cell table:style-name="TableCell1259">
              <text:p text:style-name="P1260">mjesec</text:p>
            </table:table-cell>
            <table:table-cell table:style-name="TableCell1261">
              <text:p text:style-name="TableContents"><text:span text:style-name="T1262">FU</text:span><text:span text:style-name="T1263">=</text:span><text:span text:style-name="T1264">F1</text:span><text:span text:style-name="T1265">+</text:span><text:span text:style-name="T1266">F2</text:span><text:span text:style-name="T1267">+</text:span><text:span text:style-name="T1268">F3</text:span></text:p>
            </table:table-cell>
          </table:table-row>
          <table:table-row table:style-name="TableRow1269">
            <table:table-cell table:style-name="TableCell1270">
              <text:p text:style-name="P1271">G</text:p>
            </table:table-cell>
            <table:table-cell table:style-name="TableCell1272" table:number-columns-spanned="3">
              <text:p text:style-name="P1273">Inžinjerski resursi</text:p>
            </table:table-cell>
            <table:covered-table-cell/>
            <table:covered-table-cell/>
            <table:table-cell table:style-name="TableCell1274">
              <text:p text:style-name="P1275"/>
            </table:table-cell>
          </table:table-row>
          <table:table-row table:style-name="TableRow1276">
            <table:table-cell table:style-name="TableCell1277">
              <text:p text:style-name="P1278">G1</text:p>
            </table:table-cell>
            <table:table-cell table:style-name="TableCell1279">
              <text:p text:style-name="P1280">Analiza i dizajn</text:p>
            </table:table-cell>
            <table:table-cell table:style-name="TableCell1281">
              <text:p text:style-name="P1282">9.01</text:p>
            </table:table-cell>
            <table:table-cell table:style-name="TableCell1283">
              <text:p text:style-name="P1284">inžinjer</text:p>
            </table:table-cell>
            <table:table-cell table:style-name="TableCell1285">
              <text:p text:style-name="TableContents"><text:span text:style-name="T1286">G1</text:span><text:span text:style-name="T1287">=</text:span><text:span text:style-name="T1288">E1/F1</text:span></text:p>
            </table:table-cell>
          </table:table-row>
          <table:table-row table:style-name="TableRow1289">
            <table:table-cell table:style-name="TableCell1290">
              <text:p text:style-name="P1291">G2</text:p>
            </table:table-cell>
            <table:table-cell table:style-name="TableCell1292">
              <text:p text:style-name="P1293">Konstrukcija softvera</text:p>
            </table:table-cell>
            <table:table-cell table:style-name="TableCell1294">
              <text:p text:style-name="P1295">12.84</text:p>
            </table:table-cell>
            <table:table-cell table:style-name="TableCell1296">
              <text:p text:style-name="P1297">inžinjer</text:p>
            </table:table-cell>
            <table:table-cell table:style-name="TableCell1298">
              <text:p text:style-name="TableContents"><text:span text:style-name="T1299">G2</text:span><text:span text:style-name="T1300">=</text:span><text:span text:style-name="T1301">E2/F2</text:span></text:p>
            </table:table-cell>
          </table:table-row>
          <table:table-row table:style-name="TableRow1302">
            <table:table-cell table:style-name="TableCell1303">
              <text:p text:style-name="P1304">G3</text:p>
            </table:table-cell>
            <table:table-cell table:style-name="TableCell1305">
              <text:p text:style-name="P1306">Integracija i testiranje</text:p>
            </table:table-cell>
            <table:table-cell table:style-name="TableCell1307">
              <text:p text:style-name="P1308">8.04</text:p>
            </table:table-cell>
            <table:table-cell table:style-name="TableCell1309">
              <text:p text:style-name="P1310">inžinjer</text:p>
            </table:table-cell>
            <table:table-cell table:style-name="TableCell1311">
              <text:p text:style-name="TableContents"><text:span text:style-name="T1312">G3</text:span><text:span text:style-name="T1313">=</text:span><text:span text:style-name="T1314">E3/F3</text:span></text:p>
            </table:table-cell>
          </table:table-row>
          <table:table-row table:style-name="TableRow1315">
            <table:table-cell table:style-name="TableCell1316">
              <text:p text:style-name="P1317">H</text:p>
            </table:table-cell>
            <table:table-cell table:style-name="TableCell1318" table:number-columns-spanned="3">
              <text:p text:style-name="P1319">Raščlanjivanje dodatnog vremena (ne sadrži skriveni dio rezervnog vremena - contingency time)</text:p>
            </table:table-cell>
            <table:covered-table-cell/>
            <table:covered-table-cell/>
            <table:table-cell table:style-name="TableCell1320">
              <text:p text:style-name="P1321"/>
            </table:table-cell>
          </table:table-row>
          <table:table-row table:style-name="TableRow1322">
            <table:table-cell table:style-name="TableCell1323">
              <text:p text:style-name="P1324">H1</text:p>
            </table:table-cell>
            <table:table-cell table:style-name="TableCell1325">
              <text:p text:style-name="P1326">Verifikacija i validacija</text:p>
            </table:table-cell>
            <table:table-cell table:style-name="TableCell1327">
              <text:p text:style-name="P1328">0,5</text:p>
            </table:table-cell>
            <table:table-cell table:style-name="TableCell1329">
              <text:p text:style-name="P1330">mjesec</text:p>
            </table:table-cell>
            <table:table-cell table:style-name="TableCell1331">
              <text:p text:style-name="TableContents"><text:span text:style-name="T1332">H1</text:span><text:span text:style-name="T1333">=0,167*</text:span><text:span text:style-name="T1334">A2</text:span></text:p>
            </table:table-cell>
          </table:table-row>
          <table:table-row table:style-name="TableRow1335">
            <table:table-cell table:style-name="TableCell1336">
              <text:p text:style-name="P1337">H2</text:p>
            </table:table-cell>
            <table:table-cell table:style-name="TableCell1338">
              <text:p text:style-name="P1339">Instalacija</text:p>
            </table:table-cell>
            <table:table-cell table:style-name="TableCell1340">
              <text:p text:style-name="P1341">0,25</text:p>
            </table:table-cell>
            <table:table-cell table:style-name="TableCell1342">
              <text:p text:style-name="P1343">mjesec</text:p>
            </table:table-cell>
            <table:table-cell table:style-name="TableCell1344">
              <text:p text:style-name="TableContents"><text:span text:style-name="T1345">H2</text:span><text:span text:style-name="T1346">=0,0835*</text:span><text:span text:style-name="T1347">A2</text:span></text:p>
            </table:table-cell>
          </table:table-row>
          <table:table-row table:style-name="TableRow1348">
            <table:table-cell table:style-name="TableCell1349">
              <text:p text:style-name="P1350">H3</text:p>
            </table:table-cell>
            <table:table-cell table:style-name="TableCell1351">
              <text:p text:style-name="P1352">Upravljanje projektom, CM, ...</text:p>
            </table:table-cell>
            <table:table-cell table:style-name="TableCell1353">
              <text:p text:style-name="P1354">3</text:p>
            </table:table-cell>
            <table:table-cell table:style-name="TableCell1355">
              <text:p text:style-name="P1356">mjesec</text:p>
            </table:table-cell>
            <table:table-cell table:style-name="TableCell1357">
              <text:p text:style-name="TableContents"><text:span text:style-name="T1358">H3</text:span><text:span text:style-name="T1359">=</text:span><text:span text:style-name="T1360">A2</text:span></text:p>
            </table:table-cell>
          </table:table-row>
          <table:table-row table:style-name="TableRow1361">
            <table:table-cell table:style-name="TableCell1362">
              <text:p text:style-name="P1363">I</text:p>
            </table:table-cell>
            <table:table-cell table:style-name="TableCell1364" table:number-columns-spanned="3">
              <text:p text:style-name="P1365">UKUPNI RAD NA PROJEKTU</text:p>
            </table:table-cell>
            <table:covered-table-cell/>
            <table:covered-table-cell/>
            <table:table-cell table:style-name="TableCell1366">
              <text:p text:style-name="P1367"/>
            </table:table-cell>
          </table:table-row>
          <table:table-row table:style-name="TableRow1368">
            <table:table-cell table:style-name="TableCell1369">
              <text:p text:style-name="P1370">I1</text:p>
            </table:table-cell>
            <table:table-cell table:style-name="TableCell1371">
              <text:p text:style-name="P1372">Razvoj</text:p>
            </table:table-cell>
            <table:table-cell table:style-name="TableCell1373">
              <text:p text:style-name="P1374">24.19</text:p>
            </table:table-cell>
            <table:table-cell table:style-name="TableCell1375">
              <text:p text:style-name="P1376">mjesec</text:p>
            </table:table-cell>
            <table:table-cell table:style-name="TableCell1377">
              <text:p text:style-name="TableContents"><text:span text:style-name="T1378">I1</text:span><text:span text:style-name="T1379">=</text:span><text:span text:style-name="T1380">D1</text:span></text:p>
            </table:table-cell>
          </table:table-row>
          <table:table-row table:style-name="TableRow1381">
            <table:table-cell table:style-name="TableCell1382">
              <text:p text:style-name="P1383">I2</text:p>
            </table:table-cell>
            <table:table-cell table:style-name="TableCell1384">
              <text:p text:style-name="P1385">Dodatni rad</text:p>
            </table:table-cell>
            <table:table-cell table:style-name="TableCell1386">
              <text:p text:style-name="P1387">16.20</text:p>
            </table:table-cell>
            <table:table-cell table:style-name="TableCell1388">
              <text:p text:style-name="P1389">mjesec</text:p>
            </table:table-cell>
            <table:table-cell table:style-name="TableCell1390">
              <text:p text:style-name="TableContents"><text:span text:style-name="T1391">I2</text:span><text:span text:style-name="T1392">=0,67*</text:span><text:span text:style-name="T1393">D1</text:span></text:p>
            </table:table-cell>
          </table:table-row>
          <table:table-row table:style-name="TableRow1394">
            <table:table-cell table:style-name="TableCell1395">
              <text:p text:style-name="P1396">IU</text:p>
            </table:table-cell>
            <table:table-cell table:style-name="TableCell1397">
              <text:p text:style-name="P1398">Ukupni rad</text:p>
            </table:table-cell>
            <table:table-cell table:style-name="TableCell1399">
              <text:p text:style-name="P1400">40.39</text:p>
            </table:table-cell>
            <table:table-cell table:style-name="TableCell1401">
              <text:p text:style-name="P1402">mjesec</text:p>
            </table:table-cell>
            <table:table-cell table:style-name="TableCell1403">
              <text:p text:style-name="TableContents"><text:span text:style-name="T1404">IU</text:span><text:span text:style-name="T1405">=</text:span><text:span text:style-name="T1406">I1</text:span><text:span text:style-name="T1407">+</text:span><text:span text:style-name="T1408">I2</text:span></text:p>
            </table:table-cell>
          </table:table-row>
          <table:table-row table:style-name="TableRow1409">
            <table:table-cell table:style-name="TableCell1410">
              <text:p text:style-name="P1411">J</text:p>
            </table:table-cell>
            <table:table-cell table:style-name="TableCell1412" table:number-columns-spanned="3">
              <text:p text:style-name="P1413">Raščlanjivanje dodatnog rada (Dodano je skrivenih 10% rezervnog budžeta - contingency budget. Razvoj je 60%<text:s/><text:soft-page-break/>ukupnog rada a od preostalih 40% dio od 30% se odnosi na dodatni rad.)</text:p>
            </table:table-cell>
            <table:covered-table-cell/>
            <table:covered-table-cell/>
            <table:table-cell table:style-name="TableCell1414">
              <text:p text:style-name="P1415"/>
            </table:table-cell>
          </table:table-row>
          <table:table-row table:style-name="TableRow1416">
            <table:table-cell table:style-name="TableCell1417">
              <text:p text:style-name="P1418">J1</text:p>
            </table:table-cell>
            <table:table-cell table:style-name="TableCell1419">
              <text:p text:style-name="P1420">Upravljanje projektom</text:p>
            </table:table-cell>
            <table:table-cell table:style-name="TableCell1421">
              <text:p text:style-name="P1422">4</text:p>
            </table:table-cell>
            <table:table-cell table:style-name="TableCell1423">
              <text:p text:style-name="P1424">inžinjer-mjesec</text:p>
            </table:table-cell>
            <table:table-cell table:style-name="TableCell1425">
              <text:p text:style-name="TableContents"><text:span text:style-name="T1426">J1</text:span><text:span text:style-name="T1427">=</text:span><text:span text:style-name="T1428">IU</text:span><text:span text:style-name="T1429">*0,1</text:span></text:p>
            </table:table-cell>
          </table:table-row>
          <table:table-row table:style-name="TableRow1430">
            <table:table-cell table:style-name="TableCell1431">
              <text:p text:style-name="P1432">J2</text:p>
            </table:table-cell>
            <table:table-cell table:style-name="TableCell1433">
              <text:p text:style-name="P1434">Verifikacija i validacija</text:p>
            </table:table-cell>
            <table:table-cell table:style-name="TableCell1435">
              <text:p text:style-name="P1436">3.23</text:p>
            </table:table-cell>
            <table:table-cell table:style-name="TableCell1437">
              <text:p text:style-name="P1438">inžinjer-mjesec</text:p>
            </table:table-cell>
            <table:table-cell table:style-name="TableCell1439">
              <text:p text:style-name="TableContents"><text:span text:style-name="T1440">J2</text:span><text:span text:style-name="T1441">=</text:span><text:span text:style-name="T1442">IU</text:span><text:span text:style-name="T1443">*0,08</text:span></text:p>
            </table:table-cell>
          </table:table-row>
          <table:table-row table:style-name="TableRow1444">
            <table:table-cell table:style-name="TableCell1445">
              <text:p text:style-name="P1446">J3</text:p>
            </table:table-cell>
            <table:table-cell table:style-name="TableCell1447">
              <text:p text:style-name="P1448">Konfiguracija</text:p>
            </table:table-cell>
            <table:table-cell table:style-name="TableCell1449">
              <text:p text:style-name="P1450">2</text:p>
            </table:table-cell>
            <table:table-cell table:style-name="TableCell1451">
              <text:p text:style-name="P1452">inžinjer-mjesec</text:p>
            </table:table-cell>
            <table:table-cell table:style-name="TableCell1453">
              <text:p text:style-name="TableContents"><text:span text:style-name="T1454">J3</text:span><text:span text:style-name="T1455">=</text:span><text:span text:style-name="T1456">IU</text:span><text:span text:style-name="T1457">*0,05</text:span></text:p>
            </table:table-cell>
          </table:table-row>
          <table:table-row table:style-name="TableRow1458">
            <table:table-cell table:style-name="TableCell1459">
              <text:p text:style-name="P1460">J4</text:p>
            </table:table-cell>
            <table:table-cell table:style-name="TableCell1461">
              <text:p text:style-name="P1462">Tehnička dokumentacija</text:p>
            </table:table-cell>
            <table:table-cell table:style-name="TableCell1463">
              <text:p text:style-name="P1464">2</text:p>
            </table:table-cell>
            <table:table-cell table:style-name="TableCell1465">
              <text:p text:style-name="P1466">inžinjer-mjesec</text:p>
            </table:table-cell>
            <table:table-cell table:style-name="TableCell1467">
              <text:p text:style-name="TableContents"><text:span text:style-name="T1468">J4</text:span><text:span text:style-name="T1469">=</text:span><text:span text:style-name="T1470">IU</text:span><text:span text:style-name="T1471">*0,05</text:span></text:p>
            </table:table-cell>
          </table:table-row>
          <table:table-row table:style-name="TableRow1472">
            <table:table-cell table:style-name="TableCell1473">
              <text:p text:style-name="P1474">J5</text:p>
            </table:table-cell>
            <table:table-cell table:style-name="TableCell1475">
              <text:p text:style-name="P1476">Instalacija</text:p>
            </table:table-cell>
            <table:table-cell table:style-name="TableCell1477">
              <text:p text:style-name="P1478">0.80</text:p>
            </table:table-cell>
            <table:table-cell table:style-name="TableCell1479">
              <text:p text:style-name="P1480">inžinjer-mjesec</text:p>
            </table:table-cell>
            <table:table-cell table:style-name="TableCell1481">
              <text:p text:style-name="TableContents"><text:span text:style-name="T1482">J5</text:span><text:span text:style-name="T1483">=</text:span><text:span text:style-name="T1484">IU</text:span><text:span text:style-name="T1485">*0,02</text:span></text:p>
            </table:table-cell>
          </table:table-row>
          <table:table-row table:style-name="TableRow1486">
            <table:table-cell table:style-name="TableCell1487">
              <text:p text:style-name="P1488">K</text:p>
            </table:table-cell>
            <table:table-cell table:style-name="TableCell1489" table:number-columns-spanned="3">
              <text:p text:style-name="P1490">UKUPNO VRIJEME PROJEKTA</text:p>
            </table:table-cell>
            <table:covered-table-cell/>
            <table:covered-table-cell/>
            <table:table-cell table:style-name="TableCell1491">
              <text:p text:style-name="P1492"/>
            </table:table-cell>
          </table:table-row>
          <table:table-row table:style-name="TableRow1493">
            <table:table-cell table:style-name="TableCell1494">
              <text:p text:style-name="P1495">K1</text:p>
            </table:table-cell>
            <table:table-cell table:style-name="TableCell1496">
              <text:p text:style-name="P1497">Ukupno vrijeme projekta</text:p>
            </table:table-cell>
            <table:table-cell table:style-name="TableCell1498">
              <text:p text:style-name="P1499">3</text:p>
            </table:table-cell>
            <table:table-cell table:style-name="TableCell1500">
              <text:p text:style-name="P1501">mjesec</text:p>
            </table:table-cell>
            <table:table-cell table:style-name="TableCell1502">
              <text:p text:style-name="TableContents"><text:span text:style-name="T1503">K1</text:span><text:span text:style-name="T1504">=</text:span><text:span text:style-name="T1505">FU</text:span><text:span text:style-name="T1506">+</text:span><text:span text:style-name="T1507">H1</text:span><text:span text:style-name="T1508">+</text:span><text:span text:style-name="T1509">H2</text:span></text:p>
            </table:table-cell>
          </table:table-row>
          <table:table-row table:style-name="TableRow1510">
            <table:table-cell table:style-name="TableCell1511">
              <text:p text:style-name="P1512">L</text:p>
            </table:table-cell>
            <table:table-cell table:style-name="TableCell1513" table:number-columns-spanned="3">
              <text:p text:style-name="P1514">Raščlanjivanje dodatnih inžinjerskih resursa</text:p>
            </table:table-cell>
            <table:covered-table-cell/>
            <table:covered-table-cell/>
            <table:table-cell table:style-name="TableCell1515">
              <text:p text:style-name="P1516"/>
            </table:table-cell>
          </table:table-row>
          <table:table-row table:style-name="TableRow1517">
            <table:table-cell table:style-name="TableCell1518">
              <text:p text:style-name="P1519">L1</text:p>
            </table:table-cell>
            <table:table-cell table:style-name="TableCell1520">
              <text:p text:style-name="P1521">Upravljanje projektom</text:p>
            </table:table-cell>
            <table:table-cell table:style-name="TableCell1522">
              <text:p text:style-name="P1523">0.75</text:p>
            </table:table-cell>
            <table:table-cell table:style-name="TableCell1524">
              <text:p text:style-name="P1525">inžinjer</text:p>
            </table:table-cell>
            <table:table-cell table:style-name="TableCell1526">
              <text:p text:style-name="TableContents"><text:span text:style-name="T1527">L1</text:span><text:span text:style-name="T1528">=</text:span><text:span text:style-name="T1529">K1</text:span><text:span text:style-name="T1530">/</text:span><text:span text:style-name="T1531">J1</text:span></text:p>
            </table:table-cell>
          </table:table-row>
          <table:table-row table:style-name="TableRow1532">
            <table:table-cell table:style-name="TableCell1533">
              <text:p text:style-name="P1534">L2</text:p>
            </table:table-cell>
            <table:table-cell table:style-name="TableCell1535">
              <text:p text:style-name="P1536">Verifikacija i validacija</text:p>
            </table:table-cell>
            <table:table-cell table:style-name="TableCell1537">
              <text:p text:style-name="P1538">0.92</text:p>
            </table:table-cell>
            <table:table-cell table:style-name="TableCell1539">
              <text:p text:style-name="P1540">inžinjer</text:p>
            </table:table-cell>
            <table:table-cell table:style-name="TableCell1541">
              <text:p text:style-name="TableContents"><text:span text:style-name="T1542">L2</text:span><text:span text:style-name="T1543">=</text:span><text:span text:style-name="T1544">K1</text:span><text:span text:style-name="T1545">/</text:span><text:span text:style-name="T1546">J2</text:span></text:p>
            </table:table-cell>
          </table:table-row>
          <table:table-row table:style-name="TableRow1547">
            <table:table-cell table:style-name="TableCell1548">
              <text:p text:style-name="P1549">L3</text:p>
            </table:table-cell>
            <table:table-cell table:style-name="TableCell1550">
              <text:p text:style-name="P1551">Konfiguracija</text:p>
            </table:table-cell>
            <table:table-cell table:style-name="TableCell1552">
              <text:p text:style-name="P1553">1.5</text:p>
            </table:table-cell>
            <table:table-cell table:style-name="TableCell1554">
              <text:p text:style-name="P1555">inžinjer</text:p>
            </table:table-cell>
            <table:table-cell table:style-name="TableCell1556">
              <text:p text:style-name="TableContents"><text:span text:style-name="T1557">L3</text:span><text:span text:style-name="T1558">=</text:span><text:span text:style-name="T1559">K1</text:span><text:span text:style-name="T1560">/</text:span><text:span text:style-name="T1561">J3</text:span></text:p>
            </table:table-cell>
          </table:table-row>
          <table:table-row table:style-name="TableRow1562">
            <table:table-cell table:style-name="TableCell1563">
              <text:p text:style-name="P1564">L4</text:p>
            </table:table-cell>
            <table:table-cell table:style-name="TableCell1565">
              <text:p text:style-name="P1566">Tehnička dokumentacija</text:p>
            </table:table-cell>
            <table:table-cell table:style-name="TableCell1567">
              <text:p text:style-name="P1568">1.5</text:p>
            </table:table-cell>
            <table:table-cell table:style-name="TableCell1569">
              <text:p text:style-name="P1570">inžinjer</text:p>
            </table:table-cell>
            <table:table-cell table:style-name="TableCell1571">
              <text:p text:style-name="TableContents"><text:span text:style-name="T1572">L4</text:span><text:span text:style-name="T1573">=</text:span><text:span text:style-name="T1574">K1</text:span><text:span text:style-name="T1575">/</text:span><text:span text:style-name="T1576">J4</text:span></text:p>
            </table:table-cell>
          </table:table-row>
          <table:table-row table:style-name="TableRow1577">
            <table:table-cell table:style-name="TableCell1578">
              <text:p text:style-name="P1579">L5</text:p>
            </table:table-cell>
            <table:table-cell table:style-name="TableCell1580">
              <text:p text:style-name="P1581">Instalacija</text:p>
            </table:table-cell>
            <table:table-cell table:style-name="TableCell1582">
              <text:p text:style-name="P1583">3.75</text:p>
            </table:table-cell>
            <table:table-cell table:style-name="TableCell1584">
              <text:p text:style-name="P1585">inžinjer</text:p>
            </table:table-cell>
            <table:table-cell table:style-name="TableCell1586">
              <text:p text:style-name="TableContents"><text:span text:style-name="T1587">L5</text:span><text:span text:style-name="T1588">=</text:span><text:span text:style-name="T1589">K1</text:span><text:span text:style-name="T1590">/</text:span><text:span text:style-name="T1591">J5</text:span></text:p>
            </table:table-cell>
          </table:table-row>
          <table:table-row table:style-name="TableRow1592">
            <table:table-cell table:style-name="TableCell1593">
              <text:p text:style-name="P1594">M</text:p>
            </table:table-cell>
            <table:table-cell table:style-name="TableCell1595" table:number-columns-spanned="3">
              <text:p text:style-name="P1596">UKUPNI TROŠKOVI PROJEKTA</text:p>
            </table:table-cell>
            <table:covered-table-cell/>
            <table:covered-table-cell/>
            <table:table-cell table:style-name="TableCell1597">
              <text:p text:style-name="P1598"/>
            </table:table-cell>
          </table:table-row>
          <table:table-row table:style-name="TableRow1599">
            <table:table-cell table:style-name="TableCell1600">
              <text:p text:style-name="P1601">M1</text:p>
            </table:table-cell>
            <table:table-cell table:style-name="TableCell1602">
              <text:p text:style-name="P1603">Troškovi razvoja</text:p>
            </table:table-cell>
            <table:table-cell table:style-name="TableCell1604">
              <text:p text:style-name="P1605">60475</text:p>
            </table:table-cell>
            <table:table-cell table:style-name="TableCell1606">
              <text:p text:style-name="P1607">KM</text:p>
            </table:table-cell>
            <table:table-cell table:style-name="TableCell1608">
              <text:p text:style-name="TableContents"><text:span text:style-name="T1609">M1</text:span><text:span text:style-name="T1610">=</text:span><text:span text:style-name="T1611">D3</text:span></text:p>
            </table:table-cell>
          </table:table-row>
          <table:table-row table:style-name="TableRow1612">
            <table:table-cell table:style-name="TableCell1613">
              <text:p text:style-name="P1614">M2</text:p>
            </table:table-cell>
            <table:table-cell table:style-name="TableCell1615">
              <text:p text:style-name="P1616">Dodatni troškovi</text:p>
            </table:table-cell>
            <table:table-cell table:style-name="TableCell1617">
              <text:p text:style-name="P1618">40500</text:p>
            </table:table-cell>
            <table:table-cell table:style-name="TableCell1619">
              <text:p text:style-name="P1620">KM</text:p>
            </table:table-cell>
            <table:table-cell table:style-name="TableCell1621">
              <text:p text:style-name="TableContents"><text:span text:style-name="T1622">M2</text:span><text:span text:style-name="T1623">=</text:span><text:span text:style-name="T1624">I2</text:span><text:span text:style-name="T1625">*</text:span><text:span text:style-name="T1626">A3</text:span></text:p>
            </table:table-cell>
          </table:table-row>
          <table:table-row table:style-name="TableRow1627">
            <table:table-cell table:style-name="TableCell1628">
              <text:p text:style-name="P1629">MU</text:p>
            </table:table-cell>
            <table:table-cell table:style-name="TableCell1630">
              <text:p text:style-name="P1631">Ukupni troškovi</text:p>
            </table:table-cell>
            <table:table-cell table:style-name="TableCell1632">
              <text:p text:style-name="P1633">100975</text:p>
            </table:table-cell>
            <table:table-cell table:style-name="TableCell1634">
              <text:p text:style-name="P1635">KM</text:p>
            </table:table-cell>
            <table:table-cell table:style-name="TableCell1636">
              <text:p text:style-name="TableContents"><text:span text:style-name="T1637">MU</text:span><text:span text:style-name="T1638">=</text:span><text:span text:style-name="T1639">M1</text:span><text:span text:style-name="T1640">+</text:span><text:span text:style-name="T1641">M2</text:span></text:p>
            </table:table-cell>
          </table:table-row>
        </table:table>
        <text:p text:style-name="Textbody"/>
        <text:h text:style-name="Naslov2" text:outline-level="2"><text:bookmark-start text:name="_Toc503294063"/>Obrazloženje<text:bookmark-end text:name="_Toc503294063"/></text:h>
        <text:p text:style-name="P1642"/>
        <table:table table:style-name="Table1643">
          <table:table-columns>
            <table:table-column table:style-name="TableColumn1644"/>
            <table:table-column table:style-name="TableColumn1645"/>
          </table:table-columns>
          <table:table-row table:style-name="TableRow1646">
            <table:table-cell table:style-name="TableCell1647">
              <text:p text:style-name="P1648">Vrijeme utrošeno na izradu procjene?<text:s/></text:p>
            </table:table-cell>
            <table:table-cell table:style-name="TableCell1649">
              <text:p text:style-name="P1650">1 dan <text:s/></text:p>
            </table:table-cell>
          </table:table-row>
          <table:table-row table:style-name="TableRow1651">
            <table:table-cell table:style-name="TableCell1652">
              <text:p text:style-name="P1653">Pretpostavke procjene?</text:p>
            </table:table-cell>
            <table:table-cell table:style-name="TableCell1654">
              <text:p text:style-name="P1655">1. Da nema većih nepredviđenih problema</text:p>
              <text:p text:style-name="P1656">2. Neiskusni inžinjeri</text:p>
              <text:p text:style-name="P1657">3. Svi inžinjeri prisutni</text:p>
              <text:p text:style-name="P1658"/>
            </table:table-cell>
          </table:table-row>
          <table:table-row table:style-name="TableRow1659">
            <table:table-cell table:style-name="TableCell1660">
              <text:p text:style-name="P1661">Ograničenja projekta uključena u procjenu?</text:p>
            </table:table-cell>
            <table:table-cell table:style-name="TableCell1662">
              <text:p text:style-name="P1663">1. Ograničenja vezano za tehnologije</text:p>
              <text:p text:style-name="P1664">2. Loša koordinacija sa ostalim timovima</text:p>
              <text:p text:style-name="P1665">3. Projekat traje 3 mjeseca</text:p>
              <text:p text:style-name="P1666">4. Tim se sastoji od 5 članova</text:p>
            </table:table-cell>
          </table:table-row>
          <table:table-row table:style-name="TableRow1667">
            <table:table-cell table:style-name="TableCell1668">
              <text:p text:style-name="P1669">Ocjena stepena pouzadnosti procjene?</text:p>
            </table:table-cell>
            <table:table-cell table:style-name="TableCell1670">
              <text:p text:style-name="P1671">Srednja<text:s/></text:p>
              <text:p text:style-name="P1672"/>
              <text:p text:style-name="P1673"/>
            </table:table-cell>
          </table:table-row>
          <table:table-row table:style-name="TableRow1674">
            <table:table-cell table:style-name="TableCell1675">
              <text:p text:style-name="P1676">Razlozi za datu ocjenu stepena pouzdanosti procjene?</text:p>
            </table:table-cell>
            <table:table-cell table:style-name="TableCell1677">
              <text:p text:style-name="P1678">Neiskustvo inžinjera u radu sa zadanim tehnologijama i u određivanju pouzdanosti procjene.<text:s/></text:p>
              <text:p text:style-name="P1679"/>
            </table:table-cell>
          </table:table-row>
          <table:table-row table:style-name="TableRow1680">
            <table:table-cell table:style-name="TableCell1681">
              <text:p text:style-name="P1682">Koji faktori bi pomogli u izradi bolje procjene?</text:p>
            </table:table-cell>
            <table:table-cell table:style-name="TableCell1683">
              <text:p text:style-name="P1684">1. Edukacija inžinjera za procjenjivanje</text:p>
              <text:p text:style-name="P1685">2. Iskustvo u radu na sličnim projektima</text:p>
              <text:p text:style-name="P1686">3. Detaljniji uvid u sposobnosti inžinjera</text:p>
            </table:table-cell>
          </table:table-row>
        </table:table>
        <text:h text:style-name="Naslov2" text:outline-level="2"><text:bookmark-start text:name="_Toc503294064"/><text:soft-page-break/>Razrađena struktura poslova (WBS) sa procjenama<text:bookmark-end text:name="_Toc503294064"/></text:h>
        <text:list text:style-name="LFO11" text:continue-numbering="true">
          <text:list-item>
            <text:p text:style-name="P1687">Upravljati projektom - 4 inžinjer-mjesec</text:p>
          </text:list-item>
          <text:list-item>
            <text:p text:style-name="P1688">Analizirati i dizajnirati softverski proizvod – 6.04 inžinjer-mjesec</text:p>
          </text:list-item>
          <text:list-item>
            <text:p text:style-name="P1689">Konstruisati softverski proizvod – 14.51 inžinjer-mjesec</text:p>
            <text:list text:continue-numbering="true">
              <text:list-item>
                <text:p text:style-name="P1690">Konstruisati modul za kategorije slučajeva – 4 inžinjer-mjesec</text:p>
              </text:list-item>
              <text:list-item>
                <text:p text:style-name="P1691">Konstruisati modul ua tipove file-ova- 3.51 inžinjer-mjesec <text:s/></text:p>
              </text:list-item>
              <text:list-item>
                <text:p text:style-name="P1692">Konstruisati modul za kategorije dokumenata – 3.5 inžinjer-mjesec</text:p>
              </text:list-item>
              <text:list-item>
                <text:p text:style-name="P1693">Konstruisati modul za tipove klijenata- 3.5 inžinjer-mjesec</text:p>
              </text:list-item>
            </text:list>
          </text:list-item>
          <text:list-item>
            <text:p text:style-name="P1694">Verificirati validirati sistem- 3.23 inžinjer-mjesec</text:p>
          </text:list-item>
          <text:list-item>
            <text:p text:style-name="P1695">Upravljati konfiguracijom- 2 inžinjer-mjesec</text:p>
          </text:list-item>
          <text:list-item>
            <text:p text:style-name="P1696">Pripremiti dokumentaciju- 2 inžinjer-mjesec</text:p>
          </text:list-item>
          <text:list-item>
            <text:p text:style-name="P1697">Instalirati sistem- 0.8 inžinjer-mjesec</text:p>
          </text:list-item>
        </text:list>
        <text:p text:style-name="P1698"/>
        <text:h text:style-name="Naslov1" text:outline-level="1"><text:bookmark-start text:name="_Toc503294065"/>Raspoređivanje<text:bookmark-end text:name="_Toc503294065"/></text:h>
        <text:h text:style-name="Naslov2" text:outline-level="2"><text:bookmark-start text:name="_Toc503294066"/>Gantogram<text:bookmark-end text:name="_Toc503294066"/></text:h>
        <text:p text:style-name="P1699"/>
        <table:table table:style-name="Table1700">
          <table:table-columns>
            <table:table-column table:style-name="TableColumn1701"/>
            <table:table-column table:style-name="TableColumn1702"/>
            <table:table-column table:style-name="TableColumn1703"/>
            <table:table-column table:style-name="TableColumn1704"/>
            <table:table-column table:style-name="TableColumn1705"/>
            <table:table-column table:style-name="TableColumn1706"/>
            <table:table-column table:style-name="TableColumn1707"/>
            <table:table-column table:style-name="TableColumn1708"/>
            <table:table-column table:style-name="TableColumn1709"/>
            <table:table-column table:style-name="TableColumn1710"/>
            <table:table-column table:style-name="TableColumn1711"/>
            <table:table-column table:style-name="TableColumn1712"/>
            <table:table-column table:style-name="TableColumn1713"/>
          </table:table-columns>
          <table:table-row table:style-name="TableRow1714">
            <table:table-cell table:style-name="TableCell1715" table:number-rows-spanned="2">
              <text:p text:style-name="P1716"/>
              <text:p text:style-name="P1717">Projektna aktivnost</text:p>
            </table:table-cell>
            <table:table-cell table:style-name="TableCell1718" table:number-columns-spanned="12">
              <text:p text:style-name="P1719">Sedmica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720">
            <table:covered-table-cell>
              <text:p text:style-name="Normal"/>
            </table:covered-table-cell>
            <table:table-cell table:style-name="TableCell1721">
              <text:p text:style-name="P1722">1</text:p>
            </table:table-cell>
            <table:table-cell table:style-name="TableCell1723">
              <text:p text:style-name="P1724">2</text:p>
            </table:table-cell>
            <table:table-cell table:style-name="TableCell1725">
              <text:p text:style-name="P1726">3</text:p>
            </table:table-cell>
            <table:table-cell table:style-name="TableCell1727">
              <text:p text:style-name="P1728">4</text:p>
            </table:table-cell>
            <table:table-cell table:style-name="TableCell1729">
              <text:p text:style-name="P1730">5</text:p>
            </table:table-cell>
            <table:table-cell table:style-name="TableCell1731">
              <text:p text:style-name="P1732">6</text:p>
            </table:table-cell>
            <table:table-cell table:style-name="TableCell1733">
              <text:p text:style-name="P1734">7</text:p>
            </table:table-cell>
            <table:table-cell table:style-name="TableCell1735">
              <text:p text:style-name="P1736">8</text:p>
            </table:table-cell>
            <table:table-cell table:style-name="TableCell1737">
              <text:p text:style-name="P1738">9</text:p>
            </table:table-cell>
            <table:table-cell table:style-name="TableCell1739">
              <text:p text:style-name="P1740">10</text:p>
            </table:table-cell>
            <table:table-cell table:style-name="TableCell1741">
              <text:p text:style-name="P1742">11</text:p>
            </table:table-cell>
            <table:table-cell table:style-name="TableCell1743">
              <text:p text:style-name="P1744">12</text:p>
            </table:table-cell>
          </table:table-row>
          <table:table-row table:style-name="TableRow1745">
            <table:table-cell table:style-name="TableCell1746">
              <text:p text:style-name="P1747">Upravljanje projektom</text:p>
            </table:table-cell>
            <table:table-cell table:style-name="TableCell1748">
              <text:p text:style-name="P1749">X</text:p>
            </table:table-cell>
            <table:table-cell table:style-name="TableCell1750">
              <text:p text:style-name="P1751">X</text:p>
            </table:table-cell>
            <table:table-cell table:style-name="TableCell1752">
              <text:p text:style-name="P1753">X</text:p>
            </table:table-cell>
            <table:table-cell table:style-name="TableCell1754">
              <text:p text:style-name="P1755">X</text:p>
            </table:table-cell>
            <table:table-cell table:style-name="TableCell1756">
              <text:p text:style-name="P1757">X</text:p>
            </table:table-cell>
            <table:table-cell table:style-name="TableCell1758">
              <text:p text:style-name="P1759">X</text:p>
            </table:table-cell>
            <table:table-cell table:style-name="TableCell1760">
              <text:p text:style-name="P1761">X</text:p>
            </table:table-cell>
            <table:table-cell table:style-name="TableCell1762">
              <text:p text:style-name="P1763">X</text:p>
            </table:table-cell>
            <table:table-cell table:style-name="TableCell1764">
              <text:p text:style-name="P1765">X</text:p>
            </table:table-cell>
            <table:table-cell table:style-name="TableCell1766">
              <text:p text:style-name="P1767">X</text:p>
            </table:table-cell>
            <table:table-cell table:style-name="TableCell1768">
              <text:p text:style-name="P1769">X</text:p>
            </table:table-cell>
            <table:table-cell table:style-name="TableCell1770">
              <text:p text:style-name="P1771">X</text:p>
            </table:table-cell>
          </table:table-row>
          <table:table-row table:style-name="TableRow1772">
            <table:table-cell table:style-name="TableCell1773">
              <text:p text:style-name="P1774">Upravljanje konfiguracijom</text:p>
            </table:table-cell>
            <table:table-cell table:style-name="TableCell1775">
              <text:p text:style-name="P1776">X</text:p>
            </table:table-cell>
            <table:table-cell table:style-name="TableCell1777">
              <text:p text:style-name="P1778">X</text:p>
            </table:table-cell>
            <table:table-cell table:style-name="TableCell1779">
              <text:p text:style-name="P1780">X</text:p>
            </table:table-cell>
            <table:table-cell table:style-name="TableCell1781">
              <text:p text:style-name="P1782">X</text:p>
            </table:table-cell>
            <table:table-cell table:style-name="TableCell1783">
              <text:p text:style-name="P1784">X</text:p>
            </table:table-cell>
            <table:table-cell table:style-name="TableCell1785">
              <text:p text:style-name="P1786">X</text:p>
            </table:table-cell>
            <table:table-cell table:style-name="TableCell1787">
              <text:p text:style-name="P1788">X</text:p>
            </table:table-cell>
            <table:table-cell table:style-name="TableCell1789">
              <text:p text:style-name="P1790">X</text:p>
            </table:table-cell>
            <table:table-cell table:style-name="TableCell1791">
              <text:p text:style-name="P1792">X</text:p>
            </table:table-cell>
            <table:table-cell table:style-name="TableCell1793">
              <text:p text:style-name="P1794">X</text:p>
            </table:table-cell>
            <table:table-cell table:style-name="TableCell1795">
              <text:p text:style-name="P1796">X</text:p>
            </table:table-cell>
            <table:table-cell table:style-name="TableCell1797">
              <text:p text:style-name="P1798">X</text:p>
            </table:table-cell>
          </table:table-row>
          <table:table-row table:style-name="TableRow1799">
            <table:table-cell table:style-name="TableCell1800">
              <text:p text:style-name="P1801">Dokumentovanje</text:p>
            </table:table-cell>
            <table:table-cell table:style-name="TableCell1802">
              <text:p text:style-name="P1803">X</text:p>
            </table:table-cell>
            <table:table-cell table:style-name="TableCell1804">
              <text:p text:style-name="P1805">X</text:p>
            </table:table-cell>
            <table:table-cell table:style-name="TableCell1806">
              <text:p text:style-name="P1807">X</text:p>
            </table:table-cell>
            <table:table-cell table:style-name="TableCell1808">
              <text:p text:style-name="P1809">X</text:p>
            </table:table-cell>
            <table:table-cell table:style-name="TableCell1810">
              <text:p text:style-name="P1811">X</text:p>
            </table:table-cell>
            <table:table-cell table:style-name="TableCell1812">
              <text:p text:style-name="P1813">X</text:p>
            </table:table-cell>
            <table:table-cell table:style-name="TableCell1814">
              <text:p text:style-name="P1815">X</text:p>
            </table:table-cell>
            <table:table-cell table:style-name="TableCell1816">
              <text:p text:style-name="P1817">X</text:p>
            </table:table-cell>
            <table:table-cell table:style-name="TableCell1818">
              <text:p text:style-name="P1819">X</text:p>
            </table:table-cell>
            <table:table-cell table:style-name="TableCell1820">
              <text:p text:style-name="P1821">X</text:p>
            </table:table-cell>
            <table:table-cell table:style-name="TableCell1822">
              <text:p text:style-name="P1823">X</text:p>
            </table:table-cell>
            <table:table-cell table:style-name="TableCell1824">
              <text:p text:style-name="P1825">X</text:p>
            </table:table-cell>
          </table:table-row>
          <table:table-row table:style-name="TableRow1826">
            <table:table-cell table:style-name="TableCell1827">
              <text:p text:style-name="P1828">Analiza i dizajn</text:p>
            </table:table-cell>
            <table:table-cell table:style-name="TableCell1829">
              <text:p text:style-name="P1830">x</text:p>
            </table:table-cell>
            <table:table-cell table:style-name="TableCell1831">
              <text:p text:style-name="P1832">x</text:p>
            </table:table-cell>
            <table:table-cell table:style-name="TableCell1833">
              <text:p text:style-name="P1834">x</text:p>
            </table:table-cell>
            <table:table-cell table:style-name="TableCell1835">
              <text:p text:style-name="P1836"/>
            </table:table-cell>
            <table:table-cell table:style-name="TableCell1837">
              <text:p text:style-name="P1838"/>
            </table:table-cell>
            <table:table-cell table:style-name="TableCell1839">
              <text:p text:style-name="P1840"/>
            </table:table-cell>
            <table:table-cell table:style-name="TableCell1841">
              <text:p text:style-name="P1842"/>
            </table:table-cell>
            <table:table-cell table:style-name="TableCell1843">
              <text:p text:style-name="P1844"/>
            </table:table-cell>
            <table:table-cell table:style-name="TableCell1845">
              <text:p text:style-name="P1846"/>
            </table:table-cell>
            <table:table-cell table:style-name="TableCell1847">
              <text:p text:style-name="P1848">x</text:p>
            </table:table-cell>
            <table:table-cell table:style-name="TableCell1849">
              <text:p text:style-name="P1850">x</text:p>
            </table:table-cell>
            <table:table-cell table:style-name="TableCell1851">
              <text:p text:style-name="P1852"/>
            </table:table-cell>
          </table:table-row>
          <table:table-row table:style-name="TableRow1853">
            <table:table-cell table:style-name="TableCell1854">
              <text:p text:style-name="P1855">Modul za kategorije slučajeva</text:p>
            </table:table-cell>
            <table:table-cell table:style-name="TableCell1856">
              <text:p text:style-name="P1857"/>
            </table:table-cell>
            <table:table-cell table:style-name="TableCell1858">
              <text:p text:style-name="P1859"/>
            </table:table-cell>
            <table:table-cell table:style-name="TableCell1860">
              <text:p text:style-name="P1861"/>
            </table:table-cell>
            <table:table-cell table:style-name="TableCell1862">
              <text:p text:style-name="P1863">x</text:p>
            </table:table-cell>
            <table:table-cell table:style-name="TableCell1864">
              <text:p text:style-name="P1865">x</text:p>
            </table:table-cell>
            <table:table-cell table:style-name="TableCell1866">
              <text:p text:style-name="P1867">x</text:p>
            </table:table-cell>
            <table:table-cell table:style-name="TableCell1868">
              <text:p text:style-name="P1869">x</text:p>
            </table:table-cell>
            <table:table-cell table:style-name="TableCell1870">
              <text:p text:style-name="P1871">x</text:p>
            </table:table-cell>
            <table:table-cell table:style-name="TableCell1872">
              <text:p text:style-name="P1873">x</text:p>
            </table:table-cell>
            <table:table-cell table:style-name="TableCell1874">
              <text:p text:style-name="P1875"/>
            </table:table-cell>
            <table:table-cell table:style-name="TableCell1876">
              <text:p text:style-name="P1877"/>
            </table:table-cell>
            <table:table-cell table:style-name="TableCell1878">
              <text:p text:style-name="P1879"/>
            </table:table-cell>
          </table:table-row>
          <table:table-row table:style-name="TableRow1880">
            <table:table-cell table:style-name="TableCell1881">
              <text:p text:style-name="P1882">Modul za kategorije dokumenata</text:p>
            </table:table-cell>
            <table:table-cell table:style-name="TableCell1883">
              <text:p text:style-name="P1884"/>
            </table:table-cell>
            <table:table-cell table:style-name="TableCell1885">
              <text:p text:style-name="P1886"/>
            </table:table-cell>
            <table:table-cell table:style-name="TableCell1887">
              <text:p text:style-name="P1888"/>
            </table:table-cell>
            <table:table-cell table:style-name="TableCell1889">
              <text:p text:style-name="P1890">x</text:p>
            </table:table-cell>
            <table:table-cell table:style-name="TableCell1891">
              <text:p text:style-name="P1892">x</text:p>
            </table:table-cell>
            <table:table-cell table:style-name="TableCell1893">
              <text:p text:style-name="P1894">x</text:p>
            </table:table-cell>
            <table:table-cell table:style-name="TableCell1895">
              <text:p text:style-name="P1896">x</text:p>
            </table:table-cell>
            <table:table-cell table:style-name="TableCell1897">
              <text:p text:style-name="P1898">x</text:p>
            </table:table-cell>
            <table:table-cell table:style-name="TableCell1899">
              <text:p text:style-name="P1900">x</text:p>
            </table:table-cell>
            <table:table-cell table:style-name="TableCell1901">
              <text:p text:style-name="P1902"/>
            </table:table-cell>
            <table:table-cell table:style-name="TableCell1903">
              <text:p text:style-name="P1904"/>
            </table:table-cell>
            <table:table-cell table:style-name="TableCell1905">
              <text:p text:style-name="P1906"/>
            </table:table-cell>
          </table:table-row>
          <table:table-row table:style-name="TableRow1907">
            <table:table-cell table:style-name="TableCell1908">
              <text:p text:style-name="P1909">Modul za tipove file-ova</text:p>
            </table:table-cell>
            <table:table-cell table:style-name="TableCell1910">
              <text:p text:style-name="P1911"/>
            </table:table-cell>
            <table:table-cell table:style-name="TableCell1912">
              <text:p text:style-name="P1913"/>
            </table:table-cell>
            <table:table-cell table:style-name="TableCell1914">
              <text:p text:style-name="P1915"/>
            </table:table-cell>
            <table:table-cell table:style-name="TableCell1916">
              <text:p text:style-name="P1917"/>
            </table:table-cell>
            <table:table-cell table:style-name="TableCell1918">
              <text:p text:style-name="P1919"/>
            </table:table-cell>
            <table:table-cell table:style-name="TableCell1920">
              <text:p text:style-name="P1921">x</text:p>
            </table:table-cell>
            <table:table-cell table:style-name="TableCell1922">
              <text:p text:style-name="P1923">x</text:p>
            </table:table-cell>
            <table:table-cell table:style-name="TableCell1924">
              <text:p text:style-name="P1925">x</text:p>
            </table:table-cell>
            <table:table-cell table:style-name="TableCell1926">
              <text:p text:style-name="P1927">x</text:p>
            </table:table-cell>
            <table:table-cell table:style-name="TableCell1928">
              <text:p text:style-name="P1929">x</text:p>
            </table:table-cell>
            <table:table-cell table:style-name="TableCell1930">
              <text:p text:style-name="P1931">x</text:p>
            </table:table-cell>
            <table:table-cell table:style-name="TableCell1932">
              <text:p text:style-name="P1933"/>
            </table:table-cell>
          </table:table-row>
          <table:table-row table:style-name="TableRow1934">
            <table:table-cell table:style-name="TableCell1935">
              <text:p text:style-name="P1936">Modul za tipove klijenata</text:p>
            </table:table-cell>
            <table:table-cell table:style-name="TableCell1937">
              <text:p text:style-name="P1938"/>
            </table:table-cell>
            <table:table-cell table:style-name="TableCell1939">
              <text:p text:style-name="P1940"/>
            </table:table-cell>
            <table:table-cell table:style-name="TableCell1941">
              <text:p text:style-name="P1942"/>
            </table:table-cell>
            <table:table-cell table:style-name="TableCell1943">
              <text:p text:style-name="P1944"/>
            </table:table-cell>
            <table:table-cell table:style-name="TableCell1945">
              <text:p text:style-name="P1946"/>
            </table:table-cell>
            <table:table-cell table:style-name="TableCell1947">
              <text:p text:style-name="P1948">x</text:p>
            </table:table-cell>
            <table:table-cell table:style-name="TableCell1949">
              <text:p text:style-name="P1950">x</text:p>
            </table:table-cell>
            <table:table-cell table:style-name="TableCell1951">
              <text:p text:style-name="P1952">x</text:p>
            </table:table-cell>
            <table:table-cell table:style-name="TableCell1953">
              <text:p text:style-name="P1954">x</text:p>
            </table:table-cell>
            <table:table-cell table:style-name="TableCell1955">
              <text:p text:style-name="P1956">x</text:p>
            </table:table-cell>
            <table:table-cell table:style-name="TableCell1957">
              <text:p text:style-name="P1958">x</text:p>
            </table:table-cell>
            <table:table-cell table:style-name="TableCell1959">
              <text:p text:style-name="P1960"/>
            </table:table-cell>
          </table:table-row>
          <table:table-row table:style-name="TableRow1961">
            <table:table-cell table:style-name="TableCell1962">
              <text:p text:style-name="P1963">Integracija i testiranje</text:p>
            </table:table-cell>
            <table:table-cell table:style-name="TableCell1964">
              <text:p text:style-name="P1965"/>
            </table:table-cell>
            <table:table-cell table:style-name="TableCell1966">
              <text:p text:style-name="P1967"/>
            </table:table-cell>
            <table:table-cell table:style-name="TableCell1968">
              <text:p text:style-name="P1969"/>
            </table:table-cell>
            <table:table-cell table:style-name="TableCell1970">
              <text:p text:style-name="P1971"/>
            </table:table-cell>
            <table:table-cell table:style-name="TableCell1972">
              <text:p text:style-name="P1973"/>
            </table:table-cell>
            <table:table-cell table:style-name="TableCell1974">
              <text:p text:style-name="P1975"/>
            </table:table-cell>
            <table:table-cell table:style-name="TableCell1976">
              <text:p text:style-name="P1977"/>
            </table:table-cell>
            <table:table-cell table:style-name="TableCell1978">
              <text:p text:style-name="P1979"/>
            </table:table-cell>
            <table:table-cell table:style-name="TableCell1980">
              <text:p text:style-name="P1981"/>
            </table:table-cell>
            <table:table-cell table:style-name="TableCell1982">
              <text:p text:style-name="P1983">x</text:p>
            </table:table-cell>
            <table:table-cell table:style-name="TableCell1984">
              <text:p text:style-name="P1985">x</text:p>
            </table:table-cell>
            <table:table-cell table:style-name="TableCell1986">
              <text:p text:style-name="P1987">x</text:p>
            </table:table-cell>
          </table:table-row>
          <table:table-row table:style-name="TableRow1988">
            <table:table-cell table:style-name="TableCell1989">
              <text:p text:style-name="P1990">Verifikacija i validacija</text:p>
            </table:table-cell>
            <table:table-cell table:style-name="TableCell1991">
              <text:p text:style-name="P1992"/>
            </table:table-cell>
            <table:table-cell table:style-name="TableCell1993">
              <text:p text:style-name="P1994"/>
            </table:table-cell>
            <table:table-cell table:style-name="TableCell1995">
              <text:p text:style-name="P1996"/>
            </table:table-cell>
            <table:table-cell table:style-name="TableCell1997">
              <text:p text:style-name="P1998"/>
            </table:table-cell>
            <table:table-cell table:style-name="TableCell1999">
              <text:p text:style-name="P2000">x</text:p>
            </table:table-cell>
            <table:table-cell table:style-name="TableCell2001">
              <text:p text:style-name="P2002">x</text:p>
            </table:table-cell>
            <table:table-cell table:style-name="TableCell2003">
              <text:p text:style-name="P2004">x</text:p>
            </table:table-cell>
            <table:table-cell table:style-name="TableCell2005">
              <text:p text:style-name="P2006">x</text:p>
            </table:table-cell>
            <table:table-cell table:style-name="TableCell2007">
              <text:p text:style-name="P2008">x</text:p>
            </table:table-cell>
            <table:table-cell table:style-name="TableCell2009">
              <text:p text:style-name="P2010">x</text:p>
            </table:table-cell>
            <table:table-cell table:style-name="TableCell2011">
              <text:p text:style-name="P2012">x</text:p>
            </table:table-cell>
            <table:table-cell table:style-name="TableCell2013">
              <text:p text:style-name="P2014">x</text:p>
            </table:table-cell>
          </table:table-row>
          <table:table-row table:style-name="TableRow2015">
            <table:table-cell table:style-name="TableCell2016">
              <text:p text:style-name="P2017">Instalacija sistema</text:p>
            </table:table-cell>
            <table:table-cell table:style-name="TableCell2018">
              <text:p text:style-name="P2019"/>
            </table:table-cell>
            <table:table-cell table:style-name="TableCell2020">
              <text:p text:style-name="P2021"/>
            </table:table-cell>
            <table:table-cell table:style-name="TableCell2022">
              <text:p text:style-name="P2023"/>
            </table:table-cell>
            <table:table-cell table:style-name="TableCell2024">
              <text:p text:style-name="P2025"/>
            </table:table-cell>
            <table:table-cell table:style-name="TableCell2026">
              <text:p text:style-name="P2027"/>
            </table:table-cell>
            <table:table-cell table:style-name="TableCell2028">
              <text:p text:style-name="P2029"/>
            </table:table-cell>
            <table:table-cell table:style-name="TableCell2030">
              <text:p text:style-name="P2031"/>
            </table:table-cell>
            <table:table-cell table:style-name="TableCell2032">
              <text:p text:style-name="P2033"/>
            </table:table-cell>
            <table:table-cell table:style-name="TableCell2034">
              <text:p text:style-name="P2035"/>
            </table:table-cell>
            <table:table-cell table:style-name="TableCell2036">
              <text:p text:style-name="P2037"/>
            </table:table-cell>
            <table:table-cell table:style-name="TableCell2038">
              <text:p text:style-name="P2039"/>
            </table:table-cell>
            <table:table-cell table:style-name="TableCell2040">
              <text:p text:style-name="P2041">x</text:p>
            </table:table-cell>
          </table:table-row>
        </table:table>
        <text:p text:style-name="Textbody"/>
        <text:h text:style-name="Naslov2" text:outline-level="2"><text:bookmark-start text:name="_Toc503294067"/><text:soft-page-break/>Raspoređivanje resursa<text:bookmark-end text:name="_Toc503294067"/></text:h>
        <text:h text:style-name="Naslov3" text:outline-level="3"><text:bookmark-start text:name="_Toc503294068"/>Broj inžinjera po glavnim modulima<text:bookmark-end text:name="_Toc503294068"/></text:h>
        <text:p text:style-name="Textbody">Modul za kategorije slučajeva = 4 / 1.5 = 2.66 Inžinjera<text:s/></text:p>
        <text:p text:style-name="Textbody">Modul za tipove file-ova = 3.51/1.5 = 2.34 Inžinjera</text:p>
        <text:p text:style-name="Textbody">Modul za kategorije dokumenata = 3.5/1.5 = 2.33 Inžinjera</text:p>
        <text:p text:style-name="Textbody">Modul za tipove klijenata = 3.5/1.5 = 2.33 Inžinjera</text:p>
        <text:p text:style-name="Textbody"/>
        <text:h text:style-name="Naslov3" text:outline-level="3"><text:bookmark-start text:name="_Toc503294069"/>Ukupan broj inžinjera po vremenskim razdobljima<text:bookmark-end text:name="_Toc503294069"/></text:h>
        <text:p text:style-name="P2042"/>
        <table:table table:style-name="Table2043">
          <table:table-columns>
            <table:table-column table:style-name="TableColumn2044"/>
            <table:table-column table:style-name="TableColumn2045"/>
          </table:table-columns>
          <table:table-row table:style-name="TableRow2046">
            <table:table-cell table:style-name="TableCell2047">
              <text:p text:style-name="P2048">Sedmica</text:p>
            </table:table-cell>
            <table:table-cell table:style-name="TableCell2049">
              <text:p text:style-name="P2050">Broj inžinjera</text:p>
            </table:table-cell>
          </table:table-row>
          <table:table-row table:style-name="TableRow2051">
            <table:table-cell table:style-name="TableCell2052">
              <text:p text:style-name="P2053">1</text:p>
            </table:table-cell>
            <table:table-cell table:style-name="TableCell2054">
              <text:p text:style-name="P2055"><text:s/>3</text:p>
            </table:table-cell>
          </table:table-row>
          <table:table-row table:style-name="TableRow2056">
            <table:table-cell table:style-name="TableCell2057">
              <text:p text:style-name="P2058">2</text:p>
            </table:table-cell>
            <table:table-cell table:style-name="TableCell2059">
              <text:p text:style-name="P2060">4</text:p>
            </table:table-cell>
          </table:table-row>
          <table:table-row table:style-name="TableRow2061">
            <table:table-cell table:style-name="TableCell2062">
              <text:p text:style-name="P2063">3</text:p>
            </table:table-cell>
            <table:table-cell table:style-name="TableCell2064">
              <text:p text:style-name="P2065">4</text:p>
            </table:table-cell>
          </table:table-row>
          <table:table-row table:style-name="TableRow2066">
            <table:table-cell table:style-name="TableCell2067">
              <text:p text:style-name="P2068">4</text:p>
            </table:table-cell>
            <table:table-cell table:style-name="TableCell2069">
              <text:p text:style-name="P2070">4</text:p>
            </table:table-cell>
          </table:table-row>
          <table:table-row table:style-name="TableRow2071">
            <table:table-cell table:style-name="TableCell2072">
              <text:p text:style-name="P2073">5</text:p>
            </table:table-cell>
            <table:table-cell table:style-name="TableCell2074">
              <text:p text:style-name="P2075">5</text:p>
            </table:table-cell>
          </table:table-row>
          <table:table-row table:style-name="TableRow2076">
            <table:table-cell table:style-name="TableCell2077">
              <text:p text:style-name="P2078">6</text:p>
            </table:table-cell>
            <table:table-cell table:style-name="TableCell2079">
              <text:p text:style-name="P2080">5</text:p>
            </table:table-cell>
          </table:table-row>
          <table:table-row table:style-name="TableRow2081">
            <table:table-cell table:style-name="TableCell2082">
              <text:p text:style-name="P2083">7</text:p>
            </table:table-cell>
            <table:table-cell table:style-name="TableCell2084">
              <text:p text:style-name="P2085">5</text:p>
            </table:table-cell>
          </table:table-row>
          <table:table-row table:style-name="TableRow2086">
            <table:table-cell table:style-name="TableCell2087">
              <text:p text:style-name="P2088">8</text:p>
            </table:table-cell>
            <table:table-cell table:style-name="TableCell2089">
              <text:p text:style-name="P2090">5</text:p>
            </table:table-cell>
          </table:table-row>
          <table:table-row table:style-name="TableRow2091">
            <table:table-cell table:style-name="TableCell2092">
              <text:p text:style-name="P2093">9</text:p>
            </table:table-cell>
            <table:table-cell table:style-name="TableCell2094">
              <text:p text:style-name="P2095">5</text:p>
            </table:table-cell>
          </table:table-row>
          <table:table-row table:style-name="TableRow2096">
            <table:table-cell table:style-name="TableCell2097">
              <text:p text:style-name="P2098">10</text:p>
            </table:table-cell>
            <table:table-cell table:style-name="TableCell2099">
              <text:p text:style-name="P2100">5</text:p>
            </table:table-cell>
          </table:table-row>
          <table:table-row table:style-name="TableRow2101">
            <table:table-cell table:style-name="TableCell2102">
              <text:p text:style-name="P2103">11</text:p>
            </table:table-cell>
            <table:table-cell table:style-name="TableCell2104">
              <text:p text:style-name="P2105">5</text:p>
            </table:table-cell>
          </table:table-row>
          <table:table-row table:style-name="TableRow2106">
            <table:table-cell table:style-name="TableCell2107">
              <text:p text:style-name="P2108">12</text:p>
            </table:table-cell>
            <table:table-cell table:style-name="TableCell2109">
              <text:p text:style-name="P2110">3</text:p>
            </table:table-cell>
          </table:table-row>
        </table:table>
        <text:p text:style-name="Textbody"/>
        <text:h text:style-name="Naslov3" text:outline-level="3"><text:bookmark-start text:name="_Toc503294070"/>Grafički prikaz nivoa angažmana u vremenu<text:bookmark-end text:name="_Toc503294070"/></text:h>
        <text:p text:style-name="P2111"/>
        <table:table table:style-name="Table2112">
          <table:table-columns>
            <table:table-column table:style-name="TableColumn2113"/>
            <table:table-column table:style-name="TableColumn2114"/>
            <table:table-column table:style-name="TableColumn2115"/>
            <table:table-column table:style-name="TableColumn2116"/>
            <table:table-column table:style-name="TableColumn2117"/>
            <table:table-column table:style-name="TableColumn2118"/>
            <table:table-column table:style-name="TableColumn2119"/>
            <table:table-column table:style-name="TableColumn2120"/>
            <table:table-column table:style-name="TableColumn2121"/>
            <table:table-column table:style-name="TableColumn2122"/>
            <table:table-column table:style-name="TableColumn2123"/>
            <table:table-column table:style-name="TableColumn2124"/>
            <table:table-column table:style-name="TableColumn2125"/>
          </table:table-columns>
          <table:table-row table:style-name="TableRow2126">
            <table:table-cell table:style-name="TableCell2127">
              <text:p text:style-name="P2128">...</text:p>
            </table:table-cell>
            <table:table-cell table:style-name="TableCell2129">
              <text:p text:style-name="P2130"/>
            </table:table-cell>
            <table:table-cell table:style-name="TableCell2131">
              <text:p text:style-name="P2132"/>
            </table:table-cell>
            <table:table-cell table:style-name="TableCell2133">
              <text:p text:style-name="P2134"/>
            </table:table-cell>
            <table:table-cell table:style-name="TableCell2135">
              <text:p text:style-name="P2136"/>
            </table:table-cell>
            <table:table-cell table:style-name="TableCell2137">
              <text:p text:style-name="P2138"/>
            </table:table-cell>
            <table:table-cell table:style-name="TableCell2139">
              <text:p text:style-name="P2140"/>
            </table:table-cell>
            <table:table-cell table:style-name="TableCell2141">
              <text:p text:style-name="P2142"/>
            </table:table-cell>
            <table:table-cell table:style-name="TableCell2143">
              <text:p text:style-name="P2144"/>
            </table:table-cell>
            <table:table-cell table:style-name="TableCell2145">
              <text:p text:style-name="P2146"/>
            </table:table-cell>
            <table:table-cell table:style-name="TableCell2147">
              <text:p text:style-name="P2148"/>
            </table:table-cell>
            <table:table-cell table:style-name="TableCell2149">
              <text:p text:style-name="P2150"/>
            </table:table-cell>
            <table:table-cell table:style-name="TableCell2151">
              <text:p text:style-name="P2152"/>
            </table:table-cell>
          </table:table-row>
          <table:table-row table:style-name="TableRow2153">
            <table:table-cell table:style-name="TableCell2154">
              <text:p text:style-name="P2155">10</text:p>
            </table:table-cell>
            <table:table-cell table:style-name="TableCell2156">
              <text:p text:style-name="P2157"/>
            </table:table-cell>
            <table:table-cell table:style-name="TableCell2158">
              <text:p text:style-name="P2159"/>
            </table:table-cell>
            <table:table-cell table:style-name="TableCell2160">
              <text:p text:style-name="P2161"/>
            </table:table-cell>
            <table:table-cell table:style-name="TableCell2162">
              <text:p text:style-name="P2163"/>
            </table:table-cell>
            <table:table-cell table:style-name="TableCell2164">
              <text:p text:style-name="P2165"/>
            </table:table-cell>
            <table:table-cell table:style-name="TableCell2166">
              <text:p text:style-name="P2167"/>
            </table:table-cell>
            <table:table-cell table:style-name="TableCell2168">
              <text:p text:style-name="P2169"/>
            </table:table-cell>
            <table:table-cell table:style-name="TableCell2170">
              <text:p text:style-name="P2171"/>
            </table:table-cell>
            <table:table-cell table:style-name="TableCell2172">
              <text:p text:style-name="P2173"/>
            </table:table-cell>
            <table:table-cell table:style-name="TableCell2174">
              <text:p text:style-name="P2175"/>
            </table:table-cell>
            <table:table-cell table:style-name="TableCell2176">
              <text:p text:style-name="P2177"/>
            </table:table-cell>
            <table:table-cell table:style-name="TableCell2178">
              <text:p text:style-name="P2179"/>
            </table:table-cell>
          </table:table-row>
          <table:table-row table:style-name="TableRow2180">
            <table:table-cell table:style-name="TableCell2181">
              <text:p text:style-name="P2182">9</text:p>
            </table:table-cell>
            <table:table-cell table:style-name="TableCell2183">
              <text:p text:style-name="P2184"/>
            </table:table-cell>
            <table:table-cell table:style-name="TableCell2185">
              <text:p text:style-name="P2186"/>
            </table:table-cell>
            <table:table-cell table:style-name="TableCell2187">
              <text:p text:style-name="P2188"/>
            </table:table-cell>
            <table:table-cell table:style-name="TableCell2189">
              <text:p text:style-name="P2190"/>
            </table:table-cell>
            <table:table-cell table:style-name="TableCell2191">
              <text:p text:style-name="P2192"/>
            </table:table-cell>
            <table:table-cell table:style-name="TableCell2193">
              <text:p text:style-name="P2194"/>
            </table:table-cell>
            <table:table-cell table:style-name="TableCell2195">
              <text:p text:style-name="P2196"/>
            </table:table-cell>
            <table:table-cell table:style-name="TableCell2197">
              <text:p text:style-name="P2198"/>
            </table:table-cell>
            <table:table-cell table:style-name="TableCell2199">
              <text:p text:style-name="P2200"/>
            </table:table-cell>
            <table:table-cell table:style-name="TableCell2201">
              <text:p text:style-name="P2202"/>
            </table:table-cell>
            <table:table-cell table:style-name="TableCell2203">
              <text:p text:style-name="P2204"/>
            </table:table-cell>
            <table:table-cell table:style-name="TableCell2205">
              <text:p text:style-name="P2206"/>
            </table:table-cell>
          </table:table-row>
          <table:table-row table:style-name="TableRow2207">
            <table:table-cell table:style-name="TableCell2208">
              <text:p text:style-name="P2209">8</text:p>
            </table:table-cell>
            <table:table-cell table:style-name="TableCell2210">
              <text:p text:style-name="P2211"/>
            </table:table-cell>
            <table:table-cell table:style-name="TableCell2212">
              <text:p text:style-name="P2213"/>
            </table:table-cell>
            <table:table-cell table:style-name="TableCell2214">
              <text:p text:style-name="P2215"/>
            </table:table-cell>
            <table:table-cell table:style-name="TableCell2216">
              <text:p text:style-name="P2217"/>
            </table:table-cell>
            <table:table-cell table:style-name="TableCell2218">
              <text:p text:style-name="P2219"/>
            </table:table-cell>
            <table:table-cell table:style-name="TableCell2220">
              <text:p text:style-name="P2221"/>
            </table:table-cell>
            <table:table-cell table:style-name="TableCell2222">
              <text:p text:style-name="P2223"/>
            </table:table-cell>
            <table:table-cell table:style-name="TableCell2224">
              <text:p text:style-name="P2225"/>
            </table:table-cell>
            <table:table-cell table:style-name="TableCell2226">
              <text:p text:style-name="P2227"/>
            </table:table-cell>
            <table:table-cell table:style-name="TableCell2228">
              <text:p text:style-name="P2229"/>
            </table:table-cell>
            <table:table-cell table:style-name="TableCell2230">
              <text:p text:style-name="P2231"/>
            </table:table-cell>
            <table:table-cell table:style-name="TableCell2232">
              <text:p text:style-name="P2233"/>
            </table:table-cell>
          </table:table-row>
          <table:table-row table:style-name="TableRow2234">
            <table:table-cell table:style-name="TableCell2235">
              <text:p text:style-name="P2236">7</text:p>
            </table:table-cell>
            <table:table-cell table:style-name="TableCell2237">
              <text:p text:style-name="P2238"/>
            </table:table-cell>
            <table:table-cell table:style-name="TableCell2239">
              <text:p text:style-name="P2240"/>
            </table:table-cell>
            <table:table-cell table:style-name="TableCell2241">
              <text:p text:style-name="P2242"/>
            </table:table-cell>
            <table:table-cell table:style-name="TableCell2243">
              <text:p text:style-name="P2244"/>
            </table:table-cell>
            <table:table-cell table:style-name="TableCell2245">
              <text:p text:style-name="P2246"/>
            </table:table-cell>
            <table:table-cell table:style-name="TableCell2247">
              <text:p text:style-name="P2248"/>
            </table:table-cell>
            <table:table-cell table:style-name="TableCell2249">
              <text:p text:style-name="P2250"/>
            </table:table-cell>
            <table:table-cell table:style-name="TableCell2251">
              <text:p text:style-name="P2252"/>
            </table:table-cell>
            <table:table-cell table:style-name="TableCell2253">
              <text:p text:style-name="P2254"/>
            </table:table-cell>
            <table:table-cell table:style-name="TableCell2255">
              <text:p text:style-name="P2256"/>
            </table:table-cell>
            <table:table-cell table:style-name="TableCell2257">
              <text:p text:style-name="P2258"/>
            </table:table-cell>
            <table:table-cell table:style-name="TableCell2259">
              <text:p text:style-name="P2260"/>
            </table:table-cell>
          </table:table-row>
          <table:table-row table:style-name="TableRow2261">
            <table:table-cell table:style-name="TableCell2262">
              <text:p text:style-name="P2263">6</text:p>
            </table:table-cell>
            <table:table-cell table:style-name="TableCell2264">
              <text:p text:style-name="P2265"/>
            </table:table-cell>
            <table:table-cell table:style-name="TableCell2266">
              <text:p text:style-name="P2267"/>
            </table:table-cell>
            <table:table-cell table:style-name="TableCell2268">
              <text:p text:style-name="P2269"/>
            </table:table-cell>
            <table:table-cell table:style-name="TableCell2270">
              <text:p text:style-name="P2271"/>
            </table:table-cell>
            <table:table-cell table:style-name="TableCell2272">
              <text:p text:style-name="P2273"/>
            </table:table-cell>
            <table:table-cell table:style-name="TableCell2274">
              <text:p text:style-name="P2275"/>
            </table:table-cell>
            <table:table-cell table:style-name="TableCell2276">
              <text:p text:style-name="P2277"/>
            </table:table-cell>
            <table:table-cell table:style-name="TableCell2278">
              <text:p text:style-name="P2279"/>
            </table:table-cell>
            <table:table-cell table:style-name="TableCell2280">
              <text:p text:style-name="P2281"/>
            </table:table-cell>
            <table:table-cell table:style-name="TableCell2282">
              <text:p text:style-name="P2283"/>
            </table:table-cell>
            <table:table-cell table:style-name="TableCell2284">
              <text:p text:style-name="P2285"/>
            </table:table-cell>
            <table:table-cell table:style-name="TableCell2286">
              <text:p text:style-name="P2287"/>
            </table:table-cell>
          </table:table-row>
          <table:table-row table:style-name="TableRow2288">
            <table:table-cell table:style-name="TableCell2289">
              <text:p text:style-name="P2290">5</text:p>
            </table:table-cell>
            <table:table-cell table:style-name="TableCell2291">
              <text:p text:style-name="P2292"/>
            </table:table-cell>
            <table:table-cell table:style-name="TableCell2293">
              <text:p text:style-name="P2294"/>
            </table:table-cell>
            <table:table-cell table:style-name="TableCell2295">
              <text:p text:style-name="P2296"/>
            </table:table-cell>
            <table:table-cell table:style-name="TableCell2297">
              <text:p text:style-name="P2298"/>
            </table:table-cell>
            <table:table-cell table:style-name="TableCell2299">
              <text:p text:style-name="P2300">X</text:p>
            </table:table-cell>
            <table:table-cell table:style-name="TableCell2301">
              <text:p text:style-name="P2302">X</text:p>
            </table:table-cell>
            <table:table-cell table:style-name="TableCell2303">
              <text:p text:style-name="P2304">X</text:p>
            </table:table-cell>
            <table:table-cell table:style-name="TableCell2305">
              <text:p text:style-name="P2306">X</text:p>
            </table:table-cell>
            <table:table-cell table:style-name="TableCell2307">
              <text:p text:style-name="P2308">X</text:p>
            </table:table-cell>
            <table:table-cell table:style-name="TableCell2309">
              <text:p text:style-name="P2310">X</text:p>
            </table:table-cell>
            <table:table-cell table:style-name="TableCell2311">
              <text:p text:style-name="P2312">X</text:p>
            </table:table-cell>
            <table:table-cell table:style-name="TableCell2313">
              <text:p text:style-name="P2314"/>
            </table:table-cell>
          </table:table-row>
          <table:table-row table:style-name="TableRow2315">
            <table:table-cell table:style-name="TableCell2316">
              <text:p text:style-name="P2317">4</text:p>
            </table:table-cell>
            <table:table-cell table:style-name="TableCell2318">
              <text:p text:style-name="P2319"/>
            </table:table-cell>
            <table:table-cell table:style-name="TableCell2320">
              <text:p text:style-name="P2321">X</text:p>
            </table:table-cell>
            <table:table-cell table:style-name="TableCell2322">
              <text:p text:style-name="P2323">X</text:p>
            </table:table-cell>
            <table:table-cell table:style-name="TableCell2324">
              <text:p text:style-name="P2325">X</text:p>
            </table:table-cell>
            <table:table-cell table:style-name="TableCell2326">
              <text:p text:style-name="P2327"/>
            </table:table-cell>
            <table:table-cell table:style-name="TableCell2328">
              <text:p text:style-name="P2329"/>
            </table:table-cell>
            <table:table-cell table:style-name="TableCell2330">
              <text:p text:style-name="P2331"/>
            </table:table-cell>
            <table:table-cell table:style-name="TableCell2332">
              <text:p text:style-name="P2333"/>
            </table:table-cell>
            <table:table-cell table:style-name="TableCell2334">
              <text:p text:style-name="P2335"/>
            </table:table-cell>
            <table:table-cell table:style-name="TableCell2336">
              <text:p text:style-name="P2337"/>
            </table:table-cell>
            <table:table-cell table:style-name="TableCell2338">
              <text:p text:style-name="P2339"/>
            </table:table-cell>
            <table:table-cell table:style-name="TableCell2340">
              <text:p text:style-name="P2341"/>
            </table:table-cell>
          </table:table-row>
          <table:table-row table:style-name="TableRow2342">
            <table:table-cell table:style-name="TableCell2343">
              <text:p text:style-name="P2344">3</text:p>
            </table:table-cell>
            <table:table-cell table:style-name="TableCell2345">
              <text:p text:style-name="P2346">X</text:p>
            </table:table-cell>
            <table:table-cell table:style-name="TableCell2347">
              <text:p text:style-name="P2348"/>
            </table:table-cell>
            <table:table-cell table:style-name="TableCell2349">
              <text:p text:style-name="P2350"/>
            </table:table-cell>
            <table:table-cell table:style-name="TableCell2351">
              <text:p text:style-name="P2352"/>
            </table:table-cell>
            <table:table-cell table:style-name="TableCell2353">
              <text:p text:style-name="P2354"/>
            </table:table-cell>
            <table:table-cell table:style-name="TableCell2355">
              <text:p text:style-name="P2356"/>
            </table:table-cell>
            <table:table-cell table:style-name="TableCell2357">
              <text:p text:style-name="P2358"/>
            </table:table-cell>
            <table:table-cell table:style-name="TableCell2359">
              <text:p text:style-name="P2360"/>
            </table:table-cell>
            <table:table-cell table:style-name="TableCell2361">
              <text:p text:style-name="P2362"/>
            </table:table-cell>
            <table:table-cell table:style-name="TableCell2363">
              <text:p text:style-name="P2364"/>
            </table:table-cell>
            <table:table-cell table:style-name="TableCell2365">
              <text:p text:style-name="P2366"/>
            </table:table-cell>
            <table:table-cell table:style-name="TableCell2367">
              <text:p text:style-name="P2368">X</text:p>
            </table:table-cell>
          </table:table-row>
          <table:table-row table:style-name="TableRow2369">
            <table:table-cell table:style-name="TableCell2370">
              <text:p text:style-name="P2371">2</text:p>
            </table:table-cell>
            <table:table-cell table:style-name="TableCell2372">
              <text:p text:style-name="P2373"/>
            </table:table-cell>
            <table:table-cell table:style-name="TableCell2374">
              <text:p text:style-name="P2375"/>
            </table:table-cell>
            <table:table-cell table:style-name="TableCell2376">
              <text:p text:style-name="P2377"/>
            </table:table-cell>
            <table:table-cell table:style-name="TableCell2378">
              <text:p text:style-name="P2379"/>
            </table:table-cell>
            <table:table-cell table:style-name="TableCell2380">
              <text:p text:style-name="P2381"/>
            </table:table-cell>
            <table:table-cell table:style-name="TableCell2382">
              <text:p text:style-name="P2383"/>
            </table:table-cell>
            <table:table-cell table:style-name="TableCell2384">
              <text:p text:style-name="P2385"/>
            </table:table-cell>
            <table:table-cell table:style-name="TableCell2386">
              <text:p text:style-name="P2387"/>
            </table:table-cell>
            <table:table-cell table:style-name="TableCell2388">
              <text:p text:style-name="P2389"/>
            </table:table-cell>
            <table:table-cell table:style-name="TableCell2390">
              <text:p text:style-name="P2391"/>
            </table:table-cell>
            <table:table-cell table:style-name="TableCell2392">
              <text:p text:style-name="P2393"/>
            </table:table-cell>
            <table:table-cell table:style-name="TableCell2394">
              <text:p text:style-name="P2395"/>
            </table:table-cell>
          </table:table-row>
          <table:table-row table:style-name="TableRow2396">
            <table:table-cell table:style-name="TableCell2397">
              <text:p text:style-name="P2398">1</text:p>
            </table:table-cell>
            <table:table-cell table:style-name="TableCell2399">
              <text:p text:style-name="P2400"/>
            </table:table-cell>
            <table:table-cell table:style-name="TableCell2401">
              <text:p text:style-name="P2402"/>
            </table:table-cell>
            <table:table-cell table:style-name="TableCell2403">
              <text:p text:style-name="P2404"/>
            </table:table-cell>
            <table:table-cell table:style-name="TableCell2405">
              <text:p text:style-name="P2406"/>
            </table:table-cell>
            <table:table-cell table:style-name="TableCell2407">
              <text:p text:style-name="P2408"/>
            </table:table-cell>
            <table:table-cell table:style-name="TableCell2409">
              <text:p text:style-name="P2410"/>
            </table:table-cell>
            <table:table-cell table:style-name="TableCell2411">
              <text:p text:style-name="P2412"/>
            </table:table-cell>
            <table:table-cell table:style-name="TableCell2413">
              <text:p text:style-name="P2414"/>
            </table:table-cell>
            <table:table-cell table:style-name="TableCell2415">
              <text:p text:style-name="P2416"/>
            </table:table-cell>
            <table:table-cell table:style-name="TableCell2417">
              <text:p text:style-name="P2418"/>
            </table:table-cell>
            <table:table-cell table:style-name="TableCell2419">
              <text:p text:style-name="P2420"/>
            </table:table-cell>
            <table:table-cell table:style-name="TableCell2421">
              <text:p text:style-name="P2422"/>
            </table:table-cell>
          </table:table-row>
          <table:table-row table:style-name="TableRow2423">
            <table:table-cell table:style-name="TableCell2424">
              <text:p text:style-name="P2425"/>
            </table:table-cell>
            <table:table-cell table:style-name="TableCell2426">
              <text:p text:style-name="P2427">1</text:p>
            </table:table-cell>
            <table:table-cell table:style-name="TableCell2428">
              <text:p text:style-name="P2429">2</text:p>
            </table:table-cell>
            <table:table-cell table:style-name="TableCell2430">
              <text:p text:style-name="P2431">3</text:p>
            </table:table-cell>
            <table:table-cell table:style-name="TableCell2432">
              <text:p text:style-name="P2433">4</text:p>
            </table:table-cell>
            <table:table-cell table:style-name="TableCell2434">
              <text:p text:style-name="P2435">5</text:p>
            </table:table-cell>
            <table:table-cell table:style-name="TableCell2436">
              <text:p text:style-name="P2437">6</text:p>
            </table:table-cell>
            <table:table-cell table:style-name="TableCell2438">
              <text:p text:style-name="P2439">7</text:p>
            </table:table-cell>
            <table:table-cell table:style-name="TableCell2440">
              <text:p text:style-name="P2441">8</text:p>
            </table:table-cell>
            <table:table-cell table:style-name="TableCell2442">
              <text:p text:style-name="P2443">9</text:p>
            </table:table-cell>
            <table:table-cell table:style-name="TableCell2444">
              <text:p text:style-name="P2445">10</text:p>
            </table:table-cell>
            <table:table-cell table:style-name="TableCell2446">
              <text:p text:style-name="P2447">11</text:p>
            </table:table-cell>
            <table:table-cell table:style-name="TableCell2448">
              <text:p text:style-name="P2449">12</text:p>
            </table:table-cell>
          </table:table-row>
          <table:table-row table:style-name="TableRow2450">
            <table:table-cell table:style-name="TableCell2451">
              <text:p text:style-name="P2452"/>
            </table:table-cell>
            <table:table-cell table:style-name="TableCell2453" table:number-columns-spanned="12">
              <text:p text:style-name="P2454">Sedmica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Standard"/>
        <text:p text:style-name="Standard"/>
        <text:h text:style-name="Naslov1" text:outline-level="1"><text:bookmark-start text:name="_Toc503294071"/>Analiza rizika<text:bookmark-end text:name="_Toc503294071"/></text:h>
        <text:p text:style-name="Textbody"/>
        <text:p text:style-name="Textbody"><text:span text:style-name="T2455">FAKTOR RIZIKA 1:</text:span><text:s/>Nedovoljno poznavanje tehnologija<text:tab/></text:p>
        <text:p text:style-name="P2456"><text:span text:style-name="T2457">Strategija ublažavanja</text:span>: Hitna akcija</text:p>
        <text:p text:style-name="P2458">Svi članovi tima učestvuju u što bržem izučavanju tehnologije.</text:p>
        <text:p text:style-name="P2459"><text:span text:style-name="T2460">Inhibitori:</text:span><text:s/>Pogrešna procjena vremena potrebnog za učenje tehnologije</text:p>
        <text:p text:style-name="Textbody"/>
        <text:p text:style-name="Standard"><text:span text:style-name="T2461">FAKTOR RIZIKA 2:</text:span><text:s/>Odsustvo članova tima zbog praznika</text:p>
        <text:p text:style-name="P2462"><text:span text:style-name="T2463">Strategija ublažavanja</text:span>: Prihvatanje</text:p>
        <text:p text:style-name="P2464">Prihvata se rizik da će tokom praznika doći do pada produktivnosti ali će se napraviti raspored aktivnosti koji će zahtijevati više rada nakon praznika.</text:p>
        <text:p text:style-name="P2465"><text:span text:style-name="T2466">Inhibitori:</text:span><text:s/>Pogreška u procjeni da će se izgubljeno vrijme nadoknaditi nakon praznika</text:p>
        <text:p text:style-name="Textbody"/>
        <text:p text:style-name="Standard"><text:span text:style-name="T2467">FAKTOR RIZIKA 3:</text:span><text:s/>Loše procjena potrebnog vremena za izradu modula</text:p>
        <text:p text:style-name="P2468"><text:span text:style-name="T2469">Strategija ublažavanja</text:span>: Hitna akcija</text:p>
        <text:p text:style-name="P2470">Kratak period za implementaciju modula, te loša procjena članova tima može dovesti do kašnjenja i rizika da projekat neće biti završen na vrijeme<text:s/></text:p>
        <text:p text:style-name="P2471"><text:span text:style-name="T2472">Inhibitori:</text:span><text:s/>Resursi</text:p>
        <text:p text:style-name="P2473"/>
        <text:p text:style-name="Standard"><text:span text:style-name="T2474">FAKTOR RIZIKA 4:</text:span><text:s/>Ljudske greške</text:p>
        <text:p text:style-name="P2475"><text:span text:style-name="T2476">Strategija ublažavanja</text:span>: Izbjegavanje</text:p>
        <text:p text:style-name="P2477">U svakom trenutku nepažnje je moguće da dođe do greški koje ostavljaju iza sebe velike posljedice, naročito ukoliko uzmemo u obzir da svi timovi rade na istom dijeljenom projektu.Potrebno j</text:p>
        <text:p text:style-name="P2478"><text:span text:style-name="T2479">Inhibitori:</text:span><text:s/>Nepažnja i neorganizovanost svaog pojedinca</text:p>
        <text:p text:style-name="Textbody"/>
        <text:p text:style-name="Textbody"/>
        <text:p text:style-name="Textbody"/>
        <text:p text:style-name="Textbody"/>
        <text:p text:style-name="Textbody"/>
        <text:p text:style-name="Textbody"/>
        <text:p text:style-name="Textbody"/>
        <text:p text:style-name="Textbody"/>
        <text:p text:style-name="Textbody"/>
        <text:h text:style-name="Naslov1" text:outline-level="1"><text:bookmark-start text:name="_Toc503294072"/><text:soft-page-break/>Radni paketi<text:bookmark-end text:name="_Toc503294072"/></text:h>
        <text:h text:style-name="Naslov2" text:outline-level="2"><text:bookmark-start text:name="_Toc503294073"/>Radni paket "Modul za kategorije slučajeva"<text:bookmark-end text:name="_Toc503294073"/></text:h>
        <text:p text:style-name="Textbody"><text:span text:style-name="T2480">WBS:</text:span><text:s/>3.3.1.</text:p>
        <text:p text:style-name="Textbody"><text:span text:style-name="T2481">Opis:</text:span><text:s/>Ovaj modul pruža mogućnost administratoru da doda nove kategorije slučajeva, te da ima uvid u listu svih dostupnih kategorija. Omogućeno je i uređivanje i brisanje odabranih kategorija. Radi lakšeg pregleda dostupnih kategorija implementirana je funkcionalnost pretrage i sortiranja.</text:p>
        <text:p text:style-name="Textbody"><text:span text:style-name="T2482">Procjena trajanja:</text:span><text:s/>06.11.2017-10.12.2017</text:p>
        <text:p text:style-name="P2483">Potrebni resursi</text:p>
        <text:p text:style-name="Textbody"><text:tab/>Broj inžinjera: 5</text:p>
        <text:p text:style-name="Textbody"><text:tab/>Potrebne vještine: .NET Core, Angular, C#, Javascript, PostrgreSQL</text:p>
        <text:p text:style-name="Textbody"><text:tab/>Potrebni alati: Visual Studio 2017, Git alat</text:p>
        <text:p text:style-name="Textbody"><text:span text:style-name="T2484">Preduslovi:</text:span><text:s/>3.1. Prilagođavanje baze podataka, 2.2. Analiza funkcionalnosti</text:p>
        <text:p text:style-name="Textbody"><text:span text:style-name="T2485">Sljedbenici:</text:span><text:s/>4.3. Testiranje funkcionalnosti</text:p>
        <text:p text:style-name="Textbody"><text:span text:style-name="T2486">Proizvodi rada koji su rezultat ovog radnog paketa:</text:span><text:s/>Mogućnost dodavanja, brisanja i uređivanja kategorija slučajeva. Također je omogućena pretraga i sortiranje kategorija.</text:p>
        <text:p text:style-name="Textbody"><text:span text:style-name="T2487">Kriterij završetka ovog radnog paketa:</text:span><text:s/>Implementacija svih traženih funkcionalnosti</text:p>
        <text:p text:style-name="Standard"><text:span text:style-name="T2488">Faktori rizika koji se odnose na ovaj radni paket:</text:span><text:s/>Nedovoljno poznavanje tehnologija, Loše procjena potrebnog vremena za izradu modula</text:p>
        <text:p text:style-name="Textbody"/>
        <text:p text:style-name="P2489"/>
        <text:h text:style-name="Naslov2" text:outline-level="2"><text:bookmark-start text:name="_Toc503294074"/>Radni paket "Modul za tipove klijenata"<text:bookmark-end text:name="_Toc503294074"/></text:h>
        <text:p text:style-name="Textbody"><text:span text:style-name="T2490">WBS:</text:span><text:s/>3.3.2</text:p>
        <text:p text:style-name="Textbody"><text:span text:style-name="T2491">Opis:</text:span><text:s/>Kroz ovaj modul administrator će biti u mogućnosti da dodaje nove tipove klijenata sa kojima surađuju advokati. Ukoliko bude potrebe moguće je i obrisati željene tipove klijenata. Također je moguće i uređivanje postojećih tipova klijnata, te njihova pretraga i sortiranje.</text:p>
        <text:p text:style-name="Textbody"><text:span text:style-name="T2492">Procjena trajanja:</text:span><text:s/>20.11.2017-16.12.2017</text:p>
        <text:p text:style-name="P2493">Potrebni resursi</text:p>
        <text:p text:style-name="Textbody"><text:tab/>Broj inžinjera: 5</text:p>
        <text:p text:style-name="Textbody"><text:tab/>Potrebne vještine: .NET Core, Angular, C#, Javascript, PostrgreSQL</text:p>
        <text:p text:style-name="Textbody"><text:tab/>Potrebni alati: Visual Studio 2017, Git alat</text:p>
        <text:p text:style-name="Textbody"><text:span text:style-name="T2494">Preduslovi:</text:span><text:s/>3.1. Prilagođavanje baze podataka, 2.2. Analiza funkcionalnosti</text:p>
        <text:p text:style-name="Textbody"><text:span text:style-name="T2495">Sljedbenici:</text:span><text:s/>4.3. Testiranje funkcionalnosti</text:p>
        <text:p text:style-name="Textbody"><text:span text:style-name="T2496">Proizvodi rada koji su rezultat ovog radnog paketa:</text:span><text:s/>Mogućnosti vođenja evidencije o tipovima klijenata (dodavanje, uređivanje, brisanje), te pretraga i filtriranje.</text:p>
        <text:p text:style-name="Textbody"><text:span text:style-name="T2497">Kriterij završetka ovog radnog paketa:</text:span><text:s/><text:span text:style-name="T2498">:</text:span><text:s/>Implementacija svih traženih funkcionalnosti</text:p>
        <text:p text:style-name="Textbody"><text:span text:style-name="T2499">Faktori rizika koji se odnose na ovaj radni paket:</text:span><text:s/>Nedovoljno poznavanje tehnologija, Loše procjena potrebnog vremena za izradu modula</text:p>
        <text:p text:style-name="Textbody"/>
        <text:h text:style-name="Naslov2" text:outline-level="2"><text:bookmark-start text:name="_Toc503294075"/><text:soft-page-break/>Radni paket "Modul za kategorije dokumenata"<text:bookmark-end text:name="_Toc503294075"/></text:h>
        <text:p text:style-name="Textbody"><text:span text:style-name="T2500">WBS:</text:span><text:s/>3.3.3</text:p>
        <text:p text:style-name="Textbody"><text:span text:style-name="T2501">Opis:</text:span><text:s/>Pružena je mogućnost da se dodaju nove kategorije dokumenata koje obrađuje advokat.</text:p>
        <text:p text:style-name="Textbody">Moguće je obrisati ili urediti odabrane kategorije. Prilikom pregleda dotupnih kategorija moguće je izvršiti pretragu ili filtriranje po nazivu kategorije.</text:p>
        <text:p text:style-name="Textbody"><text:span text:style-name="T2502">Procjena trajanja:</text:span><text:s/>06.11.2017-10.12.2017</text:p>
        <text:p text:style-name="P2503">Potrebni resursi</text:p>
        <text:p text:style-name="Textbody"><text:tab/>Broj inžinjera: 5</text:p>
        <text:p text:style-name="Textbody"><text:tab/>Potrebne vještine: .NET Core, Angular, C#, Javascript, PostrgreSQL</text:p>
        <text:p text:style-name="Textbody"><text:tab/>Potrebni alati: Visual Studio 2017, Git alat</text:p>
        <text:p text:style-name="Textbody"><text:span text:style-name="T2504">Preduslovi:</text:span><text:s/>3.1. Prilagođavanje baze podataka, 2.2. Analiza funkcionalnosti</text:p>
        <text:p text:style-name="Textbody"><text:span text:style-name="T2505">Sljedbenici:</text:span><text:s/>4.3. Testiranje funkcionalnosti</text:p>
        <text:p text:style-name="Textbody"><text:span text:style-name="T2506">Proizvodi rada koji su rezultat ovog radnog paketa:</text:span><text:s/>Mogućnosti vođenja evidencije o kategorijama dokumenata (dodavanje, uređivanje, brisanje), te pretraga i filtriranje.</text:p>
        <text:p text:style-name="Textbody"><text:span text:style-name="T2507">Kriterij završetka ovog radnog paketa:</text:span><text:s/>Radni paket se može smatrati završenim kada<text:s/>adminu aplikacije<text:s/>bude omogućeno korištenje baznih funkcionalnosti<text:s/>za rad sa kategorijama doumenata.</text:p>
        <text:p text:style-name="Textbody"><text:span text:style-name="T2508">Faktori rizika koji se odnose na ovaj radni paket:</text:span><text:s/>Nedovoljno poznavanje tehnologija, Loše procjena potrebnog vremena za izradu modula, Ljudske greške</text:p>
        <text:p text:style-name="Textbody"/>
        <text:h text:style-name="Naslov2" text:outline-level="2"><text:bookmark-start text:name="_Toc503294076"/>Radni paket "Modul za tipove file-ova"<text:bookmark-end text:name="_Toc503294076"/></text:h>
        <text:p text:style-name="Textbody"><text:span text:style-name="T2509">WBS:</text:span><text:s/>3.3.4</text:p>
        <text:p text:style-name="Textbody"><text:span text:style-name="T2510">Opis:</text:span><text:s/>Ovaj modul omogućva administratoru dodavanje novih tipova klijenata, te brisanje i uređivanje postojećih. Također je omogućena pretraga i sortiranje postojećih tipova file-ova.</text:p>
        <text:p text:style-name="Textbody"><text:span text:style-name="T2511">Procjena trajanja:</text:span><text:s/>20.11.2017-16.12.2017</text:p>
        <text:p text:style-name="P2512">Potrebni resursi</text:p>
        <text:p text:style-name="Textbody"><text:tab/>Broj inžinjera: 5</text:p>
        <text:p text:style-name="Textbody"><text:tab/>Potrebne vještine: .NET Core, Angular, C#, Javascript, PostrgreSQL</text:p>
        <text:p text:style-name="Textbody"><text:tab/>Potrebni alati: Visual Studio 2017, Git alat</text:p>
        <text:p text:style-name="Textbody"><text:span text:style-name="T2513">Preduslovi:</text:span><text:s/>3.1. Prilagođavanje baze podataka, 2.2. Analiza funkcionalnosti</text:p>
        <text:p text:style-name="Textbody"><text:span text:style-name="T2514">Sljedbenici:</text:span><text:s/>4.3. Testiranje funkcionalnosti</text:p>
        <text:p text:style-name="Textbody"><text:span text:style-name="T2515">Proizvodi rada koji su rezultat ovog radnog paketa:</text:span><text:s/>Mogućnosti vođenja evidencije o tipovima file-ova (dodavanje, uređivanje, brisanje), te pretraga i filtriranje.</text:p>
        <text:p text:style-name="Textbody"><text:span text:style-name="T2516">Kriterij završetka ovog radnog paketa:</text:span><text:s/><text:span text:style-name="T2517">:</text:span><text:s/>Implementacija svih traženih funkcionalnosti</text:p>
        <text:p text:style-name="Textbody"><text:span text:style-name="T2518">Faktori rizika koji se odnose na ovaj radni paket:</text:span><text:s/>Nedovoljno poznavanje tehnologija, Loše procjena potrebnog vremena za izradu modula</text:p>
        <text:p text:style-name="Textbody"/>
        <text:p text:style-name="Textbody"/>
        <text:h text:style-name="Naslov1" text:outline-level="1"><text:bookmark-start text:name="_Toc503294077"/><text:soft-page-break/>Mjerenja<text:bookmark-end text:name="_Toc503294077"/></text:h>
        <text:h text:style-name="Naslov2" text:outline-level="2"><text:bookmark-start text:name="_Toc503294078"/>Pokazatelji uspješnosti<text:bookmark-end text:name="_Toc503294078"/></text:h>
        <text:p text:style-name="TableContents">BAC= procijenjena ukupna vrijednost projekta =<text:span text:style-name="T2519">100975 KM</text:span></text:p>
        <text:p text:style-name="P2520"/>
        <text:p text:style-name="TableContents">% of complited work= 80 %</text:p>
        <text:p text:style-name="Textbody"/>
        <text:p text:style-name="Textbody">Earned Value= 0.8 * 100975 KM= 80780 KM</text:p>
        <text:p text:style-name="Textbody"/>
        <text:h text:style-name="Naslov2" text:outline-level="2"><text:bookmark-start text:name="_Toc503294079"/>Kalkulacija rada na defektima (defect rework)<text:bookmark-end text:name="_Toc503294079"/></text:h>
        <text:p text:style-name="P2521">a) Kalkulacija rada utrošenog na popravke zbog grešaka u specifikaciji zahtijeva - u ranoj fazi:</text:p>
        <text:p text:style-name="Textbody"><text:s text:c="4"/>% utrošenog rada zbog grešaka u specifikaciji zahtijeva - u ranoj fazi je 5%</text:p>
        <text:p text:style-name="Textbody">b)<text:s/><text:span text:style-name="T2522">Kalkulacija rada utrošenog na popravke zbog grešaka u dizajnu i razvoju:</text:span></text:p>
        <text:p text:style-name="Textbody"><text:s text:c="4"/>% utrošenog rada zbog grešaka grešaka u dizajnu i razvoju je 10 %</text:p>
        <text:p text:style-name="Textbody">c)<text:s/><text:span text:style-name="T2523">Objašnjenja:</text:span><text:s text:c="2"/>Kalkulacija pod a) se računa na osnovu dogovora i specifikacije zahtjeva sa klijentom (asistentom u našem slučaju), te može doći do grešaka ako je klijent nema tačnu viziju šta želi od projekta, ili ukoliko inžinjeri nemaju jasnu sliku o zahtjevima klijenta. Pod b) se kalkulacija računa na osnovu grešaka u toku razvoja projekta, do kojih dolazi usljed manjka komunikacije između inžinjera u timu i općenito komunikacije sa ostalim timovima jer se radi na istom projektu i međusobno zavisimo jedni od drugih.Manjak komunikacije između timova je uzrokovao veći postotak greške u dizajnu i razvoju. <text:s/>Za vrijeme praznika tim je kasnio sa pravljenjem dokumentacije i razvojem funkcionalnosti, pa se dodatnim radom pokušalo nadoknaditi izgubljeno vrijeme.</text:p>
        <text:p text:style-name="Textbody"/>
        <text:p text:style-name="Textbody"/>
        <text:p text:style-name="Textbody"/>
        <text:p text:style-name="Textbody"/>
        <text:p text:style-name="Textbody"/>
        <text:p text:style-name="Textbody"/>
        <text:p text:style-name="Textbody"/>
        <text:p text:style-name="Textbody"/>
        <text:p text:style-name="Textbody"/>
        <text:p text:style-name="Textbody"/>
        <text:p text:style-name="Textbody"/>
        <text:p text:style-name="Textbody"/>
        <text:p text:style-name="Textbody"/>
        <text:p text:style-name="Textbody"/>
        <text:p text:style-name="Textbody"/>
        <text:p text:style-name="Textbody"/>
        <text:p text:style-name="Textbody"/>
        <text:h text:style-name="Naslov1" text:outline-level="1"><text:bookmark-start text:name="_Toc503294080"/><text:soft-page-break/>Finalni izvještaj<text:bookmark-end text:name="_Toc503294080"/></text:h>
        <text:p text:style-name="Textbody"/>
        <text:p text:style-name="P2524">Razvojni tim se složio da projekat ocijeni uspješnim<text:s/>bez obzira na<text:s/>poteškoće<text:s/>na koje su nailazili jer <text:s/>krajnji proizvod<text:s/>sadrži<text:s/>osnovne<text:s/>funkcionalnosti<text:s/>koje su bile razlog pokretanja projekta.<text:s/><text:s/>Neke stvari nisu urađene na način kako je<text:s/>inicijalno planirano, ali je ipak implementirano i obavlja svoju funkciju.</text:p>
        <text:p text:style-name="P2525">Pozitivna strana rada na ovom projektu jeste to da je svaki član tima iskusio rad na projektu sa više timova, te su uspješno razvili sposobnost timskog rada.<text:s/>Činjenica je da razvojni tim nije imao iskustva sa Angularom te da<text:s/>je<text:s/>dosta vremena potrošeno<text:s/>na učenje<text:s/>što je imalo direktan uticaj na izradu projekta. Izazov je bio završiti projekat u zadanom periodu uzimajući u obzir da to nije jedini projekat na kojem rade inžinjeri, te<text:s/>da u istom periodu su<text:s/>ispiti i praznici.</text:p>
        <text:p text:style-name="P2526">Pouka je da dobra komunikacija među članovima u timu, a i sa drugim timovima znači isto koliko i sam razvoj projekta.<text:s/>Pravilnim<text:s/>upravljanjem projektom može<text:s/>se postići<text:s/>potpuna iskorištenost<text:s/>resursa, što direktno utiče na troškove izrade i<text:s/>zaradu.</text:p>
        <text:p text:style-name="P2527"/>
        <text:p text:style-name="P2528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aslov1" style:display-name="Naslov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aslov2" style:display-name="Naslov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Naslov3" style:display-name="Naslov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Zadanifontodlomka" style:display-name="Zadani font odlomka" style:family="text"/>
    <text:list-style style:name="WW_OutlineListStyle_1" style:display-name="WW_OutlineListStyle_1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Popis" style:display-name="Popis" style:family="paragraph" style:parent-style-name="Textbody">
      <style:text-properties fo:hyphenate="false"/>
    </style:style>
    <style:style style:name="Opisslike" style:display-name="Opis slik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odnožje" style:display-name="Podnožje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Zaglavlje" style:display-name="Zaglavlje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2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58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Naglašeno" style:display-name="Naglašeno" style:family="text" style:parent-style-name="Zadanifontodlomka">
      <style:text-properties fo:font-weight="bold" style:font-weight-asian="bold" style:font-weight-complex="bold"/>
    </style:style>
    <style:style style:name="Sadržaj1" style:display-name="Sadržaj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Sadržaj2" style:display-name="Sadržaj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Sadržaj3" style:display-name="Sadržaj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text:list-style style:name="WW_OutlineListStyle" style:display-name="WW_OutlineListStyl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4LVL2" style:family="text">
      <style:text-properties style:font-name="Times New Roman" style:font-name-asian="Andale Sans UI" style:font-name-complex="Tahoma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8">
      <text:list-level-style-number text:level="1" style:num-suffix=".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9">
      <text:list-level-style-number text:level="1" style:num-suffix=".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11">
      <text:list-level-style-number text:level="1" style:num-prefix=" " style:num-suffix=" 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 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 " style:num-suffix=" 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 " style:num-suffix=" 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 " style:num-suffix=" 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 " style:num-suffix=" 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prefix=" " style:num-suffix=" 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 " style:num-suffix=" 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prefix=" " style:num-suffix=" 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Podnožje"><text:tab/><text:page-number text:fixed="false">4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Arza Malkić</meta:initial-creator>
    <dc:creator>Arza Malkić</dc:creator>
    <meta:creation-date>2018-01-07T22:48:00Z</meta:creation-date>
    <dc:date>2018-01-09T19:45:00Z</dc:date>
    <meta:template xlink:href="Normal" xlink:type="simple"/>
    <meta:editing-cycles>39</meta:editing-cycles>
    <meta:editing-duration>PT96480S</meta:editing-duration>
    <meta:user-defined meta:name="Info 1"/>
    <meta:user-defined meta:name="Info 2"/>
    <meta:user-defined meta:name="Info 3"/>
    <meta:user-defined meta:name="Info 4"/>
    <meta:document-statistic meta:page-count="16" meta:paragraph-count="47" meta:word-count="3571" meta:character-count="23885" meta:row-count="169" meta:non-whitespace-character-count="20361"/>
  </office:meta>
</office:document-meta>
</file>